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0.6618in"/>
    </style:style>
    <style:style style:name="co10" style:family="table-column">
      <style:table-column-properties fo:break-before="auto" style:column-width="0.6102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0.7374in"/>
    </style:style>
    <style:style style:name="co14" style:family="table-column">
      <style:table-column-properties fo:break-before="auto" style:column-width="1.1429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3953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5346in"/>
    </style:style>
    <style:style style:name="co19" style:family="table-column">
      <style:table-column-properties fo:break-before="auto" style:column-width="1.8283in"/>
    </style:style>
    <style:style style:name="co20" style:family="table-column">
      <style:table-column-properties fo:break-before="auto" style:column-width="1.8154in"/>
    </style:style>
    <style:style style:name="co21" style:family="table-column">
      <style:table-column-properties fo:break-before="auto" style:column-width="1.8409in"/>
    </style:style>
    <style:style style:name="co22" style:family="table-column">
      <style:table-column-properties fo:break-before="auto" style:column-width="1.8535in"/>
    </style:style>
    <style:style style:name="co23" style:family="table-column">
      <style:table-column-properties fo:break-before="auto" style:column-width="1.778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1.7902in"/>
    </style:style>
    <style:style style:name="co26" style:family="table-column">
      <style:table-column-properties fo:break-before="auto" style:column-width="1.7272in"/>
    </style:style>
    <style:style style:name="co27" style:family="table-column">
      <style:table-column-properties fo:break-before="auto" style:column-width="1.7138in"/>
    </style:style>
    <style:style style:name="co28" style:family="table-column">
      <style:table-column-properties fo:break-before="auto" style:column-width="1.7398in"/>
    </style:style>
    <style:style style:name="co29" style:family="table-column">
      <style:table-column-properties fo:break-before="auto" style:column-width="1.7016in"/>
    </style:style>
    <style:style style:name="co30" style:family="table-column">
      <style:table-column-properties fo:break-before="auto" style:column-width="1.6634in"/>
    </style:style>
    <style:style style:name="co31" style:family="table-column">
      <style:table-column-properties fo:break-before="auto" style:column-width="1.6508in"/>
    </style:style>
    <style:style style:name="co32" style:family="table-column">
      <style:table-column-properties fo:break-before="auto" style:column-width="1.6126in"/>
    </style:style>
    <style:style style:name="co33" style:family="table-column">
      <style:table-column-properties fo:break-before="auto" style:column-width="1.6in"/>
    </style:style>
    <style:style style:name="co34" style:family="table-column">
      <style:table-column-properties fo:break-before="auto" style:column-width="1.6252in"/>
    </style:style>
    <style:style style:name="co35" style:family="table-column">
      <style:table-column-properties fo:break-before="auto" style:column-width="1.752in"/>
    </style:style>
    <style:style style:name="co36" style:family="table-column">
      <style:table-column-properties fo:break-before="auto" style:column-width="1.689in"/>
    </style:style>
    <style:style style:name="co37" style:family="table-column">
      <style:table-column-properties fo:break-before="auto" style:column-width="1.6382in"/>
    </style:style>
    <style:style style:name="co38" style:family="table-column">
      <style:table-column-properties fo:break-before="auto" style:column-width="0.9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 Narrow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style:font-name="Arial Narrow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6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21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3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Red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45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3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54" style:family="table-cell" style:parent-style-name="Red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Green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Green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4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5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Red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121">
      <style:table-cell-properties fo:border-bottom="0.74pt solid #000000" fo:background-color="#ffb66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3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1" style:family="table-cell" style:parent-style-name="Blue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Green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97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9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121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8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108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row table:style-name="ro1">
          <table:table-cell table:style-name="ce1"/>
          <table:table-cell table:style-name="ce14"/>
          <table:table-cell table:style-name="ce22" table:number-columns-repeated="4"/>
          <table:table-cell table:style-name="ce36" office:value-type="string" calcext:value-type="string" table:number-columns-spanned="4" table:number-rows-spanned="1">
            <text:p>BothSides</text:p>
          </table:table-cell>
          <table:covered-table-cell table:number-columns-repeated="2" table:style-name="ce45"/>
          <table:covered-table-cell table:style-name="ce50"/>
          <table:table-cell table:style-name="ce56" office:value-type="string" calcext:value-type="string" table:number-columns-spanned="4" table:number-rows-spanned="1">
            <text:p>PosSide</text:p>
          </table:table-cell>
          <table:covered-table-cell table:number-columns-repeated="2" table:style-name="ce58"/>
          <table:covered-table-cell table:style-name="ce63"/>
          <table:table-cell table:style-name="ce66" office:value-type="string" calcext:value-type="string" table:number-columns-spanned="4" table:number-rows-spanned="1">
            <text:p>NegSide</text:p>
          </table:table-cell>
          <table:covered-table-cell table:number-columns-repeated="2" table:style-name="ce68"/>
          <table:covered-table-cell table:style-name="ce70"/>
        </table:table-row>
        <table:table-row table:style-name="ro1">
          <table:table-cell table:style-name="ce4" office:value-type="string" calcext:value-type="string">
            <text:p>Scenario</text:p>
          </table:table-cell>
          <table:table-cell table:style-name="ce19" office:value-type="string" calcext:value-type="string">
            <text:p>Scenario #</text:p>
          </table:table-cell>
          <table:table-cell table:style-name="ce33" office:value-type="string" calcext:value-type="string">
            <text:p>fracPos</text:p>
          </table:table-cell>
          <table:table-cell table:style-name="ce33" office:value-type="string" calcext:value-type="string">
            <text:p>fracNeg</text:p>
          </table:table-cell>
          <table:table-cell table:style-name="ce33" office:value-type="string" calcext:value-type="string">
            <text:p>rho</text:p>
          </table:table-cell>
          <table:table-cell table:style-name="ce37" office:value-type="string" calcext:value-type="string">
            <text:p>FDRmethod</text:p>
          </table:table-cell>
          <table:table-cell table:style-name="ce42" office:value-type="string" calcext:value-type="string">
            <text:p>canonical</text:p>
          </table:table-cell>
          <table:table-cell table:style-name="ce53" office:value-type="string" calcext:value-type="string">
            <text:p>combined</text:p>
          </table:table-cell>
          <table:table-cell table:style-name="ce53" office:value-type="string" calcext:value-type="string">
            <text:p>twotailed</text:p>
          </table:table-cell>
          <table:table-cell table:style-name="ce74" office:value-type="string" calcext:value-type="string">
            <text:p>split</text:p>
          </table:table-cell>
          <table:table-cell table:style-name="ce81" office:value-type="string" calcext:value-type="string">
            <text:p>canonical</text:p>
          </table:table-cell>
          <table:table-cell table:style-name="ce89" office:value-type="string" calcext:value-type="string">
            <text:p>combined</text:p>
          </table:table-cell>
          <table:table-cell table:style-name="ce89" office:value-type="string" calcext:value-type="string">
            <text:p>twotailed</text:p>
          </table:table-cell>
          <table:table-cell table:style-name="ce97" office:value-type="string" calcext:value-type="string">
            <text:p>split</text:p>
          </table:table-cell>
          <table:table-cell table:style-name="ce104" office:value-type="string" calcext:value-type="string">
            <text:p>canonical</text:p>
          </table:table-cell>
          <table:table-cell table:style-name="ce106" office:value-type="string" calcext:value-type="string">
            <text:p>combined</text:p>
          </table:table-cell>
          <table:table-cell table:style-name="ce106" office:value-type="string" calcext:value-type="string">
            <text:p>twotailed</text:p>
          </table:table-cell>
          <table:table-cell table:style-name="ce108" office:value-type="string" calcext:value-type="string">
            <text:p>split</text:p>
          </table:table-cell>
        </table:table-row>
        <table:table-row table:style-name="ro1">
          <table:table-cell table:style-name="ce1" table:formula="of:=[$raw.A2]" office:value-type="string" office:string-value="bh_indep_null" calcext:value-type="string">
            <text:p>bh_indep_null</text:p>
          </table:table-cell>
          <table:table-cell table:style-name="ce22" table:formula="of:=[$raw.B2]" office:value-type="float" office:value="1" calcext:value-type="float">
            <text:p>1</text:p>
          </table:table-cell>
          <table:table-cell table:style-name="ce22" table:formula="of:=[$raw.C2]" office:value-type="float" office:value="0" calcext:value-type="float">
            <text:p>0</text:p>
          </table:table-cell>
          <table:table-cell table:style-name="ce22" table:formula="of:=[$raw.D2]" office:value-type="float" office:value="0" calcext:value-type="float">
            <text:p>0</text:p>
          </table:table-cell>
          <table:table-cell table:style-name="ce22" table:formula="of:=[$raw.E2]" office:value-type="float" office:value="0" calcext:value-type="float">
            <text:p>0</text:p>
          </table:table-cell>
          <table:table-cell table:style-name="ce22" table:formula="of:=[$raw.F2]" office:value-type="string" office:string-value="BH1995" calcext:value-type="string">
            <text:p>BH1995</text:p>
          </table:table-cell>
          <table:table-cell table:style-name="ce43" table:formula="of:=[raw.N2]+ORG.OPENOFFICE.STYLE(IF([raw.K2]&lt;[raw.O2];&quot;Red&quot;;IF([raw.K2]&gt;[raw.P2];&quot;Blue&quot;;&quot;Green&quot;)))" office:value-type="float" office:value="0.0988" calcext:value-type="float">
            <text:p>0.0988</text:p>
          </table:table-cell>
          <table:table-cell table:style-name="ce54" table:formula="of:=[raw.Q2]+ORG.OPENOFFICE.STYLE(IF([raw.K2]&lt;[raw.R2];&quot;Red&quot;;IF([raw.K2]&gt;[raw.S2];&quot;Blue&quot;;&quot;Green&quot;)))" office:value-type="float" office:value="0.0532" calcext:value-type="float">
            <text:p>0.0532</text:p>
          </table:table-cell>
          <table:table-cell table:style-name="ce54" table:formula="of:=[raw.T2]+ORG.OPENOFFICE.STYLE(IF([raw.K2]&lt;[raw.U2];&quot;Red&quot;;IF([raw.K2]&gt;[raw.V2];&quot;Blue&quot;;&quot;Green&quot;)))" office:value-type="float" office:value="0.0532" calcext:value-type="float">
            <text:p>0.0532</text:p>
          </table:table-cell>
          <table:table-cell table:style-name="ce75" table:formula="of:=[raw.W2]+ORG.OPENOFFICE.STYLE(IF([raw.K2]&lt;[raw.X2];&quot;Red&quot;;IF([raw.K2]&gt;[raw.Y2];&quot;Blue&quot;;&quot;Green&quot;)))" office:value-type="float" office:value="0.099" calcext:value-type="float">
            <text:p>0.0990</text:p>
          </table:table-cell>
          <table:table-cell table:style-name="ce83" table:formula="of:=[raw.Z2]+ORG.OPENOFFICE.STYLE(IF([raw.K2]&lt;[raw.AA2];&quot;Red&quot;;IF([raw.K2]&gt;[raw.AB2];&quot;Blue&quot;;&quot;Green&quot;)))" office:value-type="float" office:value="0.05085" calcext:value-type="float">
            <text:p>0.0509</text:p>
          </table:table-cell>
          <table:table-cell table:style-name="ce91" table:formula="of:=[raw.AC2]+ORG.OPENOFFICE.STYLE(IF([raw.K2]&lt;[raw.AD2];&quot;Red&quot;;IF([raw.K2]&gt;[raw.AE2];&quot;Blue&quot;;&quot;Green&quot;)))" office:value-type="float" office:value="0.02765" calcext:value-type="float">
            <text:p>0.0277</text:p>
          </table:table-cell>
          <table:table-cell table:style-name="ce91" table:formula="of:=[raw.AF2]+ORG.OPENOFFICE.STYLE(IF([raw.K2]&lt;[raw.AG2];&quot;Red&quot;;IF([raw.K2]&gt;[raw.AH2];&quot;Blue&quot;;&quot;Green&quot;)))" office:value-type="float" office:value="0.02765" calcext:value-type="float">
            <text:p>0.0277</text:p>
          </table:table-cell>
          <table:table-cell table:style-name="ce99" table:formula="of:=[raw.AI2]+ORG.OPENOFFICE.STYLE(IF([raw.K2]&lt;[raw.AJ2];&quot;Red&quot;;IF([raw.K2]&gt;[raw.AK2];&quot;Blue&quot;;&quot;Green&quot;)))" office:value-type="float" office:value="0.0504" calcext:value-type="float">
            <text:p>0.0504</text:p>
          </table:table-cell>
          <table:table-cell table:style-name="ce83" table:formula="of:=[raw.AL2]+ORG.OPENOFFICE.STYLE(IF([raw.K2]&lt;[raw.AM2];&quot;Red&quot;;IF([raw.K2]&gt;[raw.AN2];&quot;Blue&quot;;&quot;Green&quot;)))" office:value-type="float" office:value="0.05005" calcext:value-type="float">
            <text:p>0.0501</text:p>
          </table:table-cell>
          <table:table-cell table:style-name="ce91" table:formula="of:=[raw.AO2]+ORG.OPENOFFICE.STYLE(IF([raw.K2]&lt;[raw.AP2];&quot;Red&quot;;IF([raw.K2]&gt;[raw.AQ2];&quot;Blue&quot;;&quot;Green&quot;)))" office:value-type="float" office:value="0.0278" calcext:value-type="float">
            <text:p>0.0278</text:p>
          </table:table-cell>
          <table:table-cell table:style-name="ce91" table:formula="of:=[raw.AR2]+ORG.OPENOFFICE.STYLE(IF([raw.K2]&lt;[raw.AS2];&quot;Red&quot;;IF([raw.K2]&gt;[raw.AT2];&quot;Blue&quot;;&quot;Green&quot;)))" office:value-type="float" office:value="0.0278" calcext:value-type="float">
            <text:p>0.0278</text:p>
          </table:table-cell>
          <table:table-cell table:style-name="ce99" table:formula="of:=[raw.AU2]+ORG.OPENOFFICE.STYLE(IF([raw.K2]&lt;[raw.AV2];&quot;Red&quot;;IF([raw.K2]&gt;[raw.AW2];&quot;Blue&quot;;&quot;Green&quot;)))" office:value-type="float" office:value="0.05075" calcext:value-type="float">
            <text:p>0.0508</text:p>
          </table:table-cell>
        </table:table-row>
        <table:table-row table:style-name="ro1">
          <table:table-cell table:style-name="ce5" table:formula="of:=[$raw.A3]" office:value-type="string" office:string-value="bh_indep_posonly" calcext:value-type="string">
            <text:p>bh_indep_posonly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27" table:formula="of:=[$raw.F3]" office:value-type="string" office:string-value="BH1995" calcext:value-type="string">
            <text:p>BH1995</text:p>
          </table:table-cell>
          <table:table-cell table:style-name="ce15" table:formula="of:=[raw.N3]+ORG.OPENOFFICE.STYLE(IF([raw.K3]&lt;[raw.O3];&quot;Red&quot;;IF([raw.K3]&gt;[raw.P3];&quot;Blue&quot;;&quot;Green&quot;)))" office:value-type="float" office:value="0.046237698412698" calcext:value-type="float">
            <text:p>0.0462</text:p>
          </table:table-cell>
          <table:table-cell table:style-name="ce6" table:formula="of:=[raw.Q3]+ORG.OPENOFFICE.STYLE(IF([raw.K3]&lt;[raw.R3];&quot;Red&quot;;IF([raw.K3]&gt;[raw.S3];&quot;Blue&quot;;&quot;Green&quot;)))" office:value-type="float" office:value="0.0378386507936507" calcext:value-type="float">
            <text:p>0.0378</text:p>
          </table:table-cell>
          <table:table-cell table:style-name="ce6" table:formula="of:=[raw.T3]+ORG.OPENOFFICE.STYLE(IF([raw.K3]&lt;[raw.U3];&quot;Red&quot;;IF([raw.K3]&gt;[raw.V3];&quot;Blue&quot;;&quot;Green&quot;)))" office:value-type="float" office:value="0.0378386507936507" calcext:value-type="float">
            <text:p>0.0378</text:p>
          </table:table-cell>
          <table:table-cell table:style-name="ce29" table:formula="of:=[raw.W3]+ORG.OPENOFFICE.STYLE(IF([raw.K3]&lt;[raw.X3];&quot;Red&quot;;IF([raw.K3]&gt;[raw.Y3];&quot;Blue&quot;;&quot;Green&quot;)))" office:value-type="float" office:value="0.0414454166666664" calcext:value-type="float">
            <text:p>0.0414</text:p>
          </table:table-cell>
          <table:table-cell table:style-name="ce15" table:formula="of:=[raw.Z3]+ORG.OPENOFFICE.STYLE(IF([raw.K3]&lt;[raw.AA3];&quot;Red&quot;;IF([raw.K3]&gt;[raw.AB3];&quot;Blue&quot;;&quot;Green&quot;)))" office:value-type="float" office:value="0.0376665079365077" calcext:value-type="float">
            <text:p>0.0377</text:p>
          </table:table-cell>
          <table:table-cell table:style-name="ce6" table:formula="of:=[raw.AC3]+ORG.OPENOFFICE.STYLE(IF([raw.K3]&lt;[raw.AD3];&quot;Red&quot;;IF([raw.K3]&gt;[raw.AE3];&quot;Blue&quot;;&quot;Green&quot;)))" office:value-type="float" office:value="0.0193018452380953" calcext:value-type="float">
            <text:p>0.0193</text:p>
          </table:table-cell>
          <table:table-cell table:style-name="ce61" table:formula="of:=[raw.AF3]+ORG.OPENOFFICE.STYLE(IF([raw.K3]&lt;[raw.AG3];&quot;Red&quot;;IF([raw.K3]&gt;[raw.AH3];&quot;Blue&quot;;&quot;Green&quot;)))" office:value-type="float" office:value="0.0193018452380953" calcext:value-type="float">
            <text:p>0.0193</text:p>
          </table:table-cell>
          <table:table-cell table:style-name="ce29" table:formula="of:=[raw.AI3]+ORG.OPENOFFICE.STYLE(IF([raw.K3]&lt;[raw.AJ3];&quot;Red&quot;;IF([raw.K3]&gt;[raw.AK3];&quot;Blue&quot;;&quot;Green&quot;)))" office:value-type="float" office:value="0.029516130952381" calcext:value-type="float">
            <text:p>0.0295</text:p>
          </table:table-cell>
          <table:table-cell table:style-name="ce15" table:formula="of:=[raw.AL3]+ORG.OPENOFFICE.STYLE(IF([raw.K3]&lt;[raw.AM3];&quot;Red&quot;;IF([raw.K3]&gt;[raw.AN3];&quot;Blue&quot;;&quot;Green&quot;)))" office:value-type="float" office:value="0.0376" calcext:value-type="float">
            <text:p>0.0376</text:p>
          </table:table-cell>
          <table:table-cell table:style-name="ce9" table:formula="of:=[raw.AO3]+ORG.OPENOFFICE.STYLE(IF([raw.K3]&lt;[raw.AP3];&quot;Red&quot;;IF([raw.K3]&gt;[raw.AQ3];&quot;Blue&quot;;&quot;Green&quot;)))" office:value-type="float" office:value="0.0821" calcext:value-type="float">
            <text:p>0.0821</text:p>
          </table:table-cell>
          <table:table-cell table:style-name="ce9" table:formula="of:=[raw.AR3]+ORG.OPENOFFICE.STYLE(IF([raw.K3]&lt;[raw.AS3];&quot;Red&quot;;IF([raw.K3]&gt;[raw.AT3];&quot;Blue&quot;;&quot;Green&quot;)))" office:value-type="float" office:value="0.0821" calcext:value-type="float">
            <text:p>0.0821</text:p>
          </table:table-cell>
          <table:table-cell table:style-name="ce31" table:formula="of:=[raw.AU3]+ORG.OPENOFFICE.STYLE(IF([raw.K3]&lt;[raw.AV3];&quot;Red&quot;;IF([raw.K3]&gt;[raw.AW3];&quot;Blue&quot;;&quot;Green&quot;)))" office:value-type="float" office:value="0.04985" calcext:value-type="float">
            <text:p>0.0499</text:p>
          </table:table-cell>
        </table:table-row>
        <table:table-row table:style-name="ro1">
          <table:table-cell table:style-name="ce5" table:formula="of:=[$raw.A4]" office:value-type="string" office:string-value="bh_indep_negonly" calcext:value-type="string">
            <text:p>bh_indep_negonly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27" table:formula="of:=[$raw.F4]" office:value-type="string" office:string-value="BH1995" calcext:value-type="string">
            <text:p>BH1995</text:p>
          </table:table-cell>
          <table:table-cell table:style-name="ce38" table:formula="of:=[raw.N4]+ORG.OPENOFFICE.STYLE(IF([raw.K4]&lt;[raw.O4];&quot;Red&quot;;IF([raw.K4]&gt;[raw.P4];&quot;Blue&quot;;&quot;Green&quot;)))" office:value-type="float" office:value="0.200792839105343" calcext:value-type="float">
            <text:p>0.2008</text:p>
          </table:table-cell>
          <table:table-cell table:style-name="ce9" table:formula="of:=[raw.Q4]+ORG.OPENOFFICE.STYLE(IF([raw.K4]&lt;[raw.R4];&quot;Red&quot;;IF([raw.K4]&gt;[raw.S4];&quot;Blue&quot;;&quot;Green&quot;)))" office:value-type="float" office:value="0.19378545634921" calcext:value-type="float">
            <text:p>0.1938</text:p>
          </table:table-cell>
          <table:table-cell table:style-name="ce9" table:formula="of:=[raw.T4]+ORG.OPENOFFICE.STYLE(IF([raw.K4]&lt;[raw.U4];&quot;Red&quot;;IF([raw.K4]&gt;[raw.V4];&quot;Blue&quot;;&quot;Green&quot;)))" office:value-type="float" office:value="0.19378545634921" calcext:value-type="float">
            <text:p>0.1938</text:p>
          </table:table-cell>
          <table:table-cell table:style-name="ce30" table:formula="of:=[raw.W4]+ORG.OPENOFFICE.STYLE(IF([raw.K4]&lt;[raw.X4];&quot;Red&quot;;IF([raw.K4]&gt;[raw.Y4];&quot;Blue&quot;;&quot;Green&quot;)))" office:value-type="float" office:value="0.196522242063496" calcext:value-type="float">
            <text:p>0.1965</text:p>
          </table:table-cell>
          <table:table-cell table:style-name="ce15" table:formula="of:=[raw.Z4]+ORG.OPENOFFICE.STYLE(IF([raw.K4]&lt;[raw.AA4];&quot;Red&quot;;IF([raw.K4]&gt;[raw.AB4];&quot;Blue&quot;;&quot;Green&quot;)))" office:value-type="float" office:value="0.03375" calcext:value-type="float">
            <text:p>0.0338</text:p>
          </table:table-cell>
          <table:table-cell table:style-name="ce9" table:formula="of:=[raw.AC4]+ORG.OPENOFFICE.STYLE(IF([raw.K4]&lt;[raw.AD4];&quot;Red&quot;;IF([raw.K4]&gt;[raw.AE4];&quot;Blue&quot;;&quot;Green&quot;)))" office:value-type="float" office:value="0.0874" calcext:value-type="float">
            <text:p>0.0874</text:p>
          </table:table-cell>
          <table:table-cell table:style-name="ce62" table:formula="of:=[raw.AF4]+ORG.OPENOFFICE.STYLE(IF([raw.K4]&lt;[raw.AG4];&quot;Red&quot;;IF([raw.K4]&gt;[raw.AH4];&quot;Blue&quot;;&quot;Green&quot;)))" office:value-type="float" office:value="0.0874" calcext:value-type="float">
            <text:p>0.0874</text:p>
          </table:table-cell>
          <table:table-cell table:style-name="ce31" table:formula="of:=[raw.AI4]+ORG.OPENOFFICE.STYLE(IF([raw.K4]&lt;[raw.AJ4];&quot;Red&quot;;IF([raw.K4]&gt;[raw.AK4];&quot;Blue&quot;;&quot;Green&quot;)))" office:value-type="float" office:value="0.0477" calcext:value-type="float">
            <text:p>0.0477</text:p>
          </table:table-cell>
          <table:table-cell table:style-name="ce38" table:formula="of:=[raw.AL4]+ORG.OPENOFFICE.STYLE(IF([raw.K4]&lt;[raw.AM4];&quot;Red&quot;;IF([raw.K4]&gt;[raw.AN4];&quot;Blue&quot;;&quot;Green&quot;)))" office:value-type="float" office:value="0.195513533549787" calcext:value-type="float">
            <text:p>0.1955</text:p>
          </table:table-cell>
          <table:table-cell table:style-name="ce9" table:formula="of:=[raw.AO4]+ORG.OPENOFFICE.STYLE(IF([raw.K4]&lt;[raw.AP4];&quot;Red&quot;;IF([raw.K4]&gt;[raw.AQ4];&quot;Blue&quot;;&quot;Green&quot;)))" office:value-type="float" office:value="0.179779186507939" calcext:value-type="float">
            <text:p>0.1798</text:p>
          </table:table-cell>
          <table:table-cell table:style-name="ce9" table:formula="of:=[raw.AR4]+ORG.OPENOFFICE.STYLE(IF([raw.K4]&lt;[raw.AS4];&quot;Red&quot;;IF([raw.K4]&gt;[raw.AT4];&quot;Blue&quot;;&quot;Green&quot;)))" office:value-type="float" office:value="0.179779186507939" calcext:value-type="float">
            <text:p>0.1798</text:p>
          </table:table-cell>
          <table:table-cell table:style-name="ce30" table:formula="of:=[raw.AU4]+ORG.OPENOFFICE.STYLE(IF([raw.K4]&lt;[raw.AV4];&quot;Red&quot;;IF([raw.K4]&gt;[raw.AW4];&quot;Blue&quot;;&quot;Green&quot;)))" office:value-type="float" office:value="0.188226349206352" calcext:value-type="float">
            <text:p>0.1882</text:p>
          </table:table-cell>
        </table:table-row>
        <table:table-row table:style-name="ro1">
          <table:table-cell table:style-name="ce5" table:formula="of:=[$raw.A5]" office:value-type="string" office:string-value="bh_indep_balanced" calcext:value-type="string">
            <text:p>bh_indep_balanced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27" table:formula="of:=[$raw.F5]" office:value-type="string" office:string-value="BH1995" calcext:value-type="string">
            <text:p>BH1995</text:p>
          </table:table-cell>
          <table:table-cell table:style-name="ce38" table:formula="of:=[raw.N5]+ORG.OPENOFFICE.STYLE(IF([raw.K5]&lt;[raw.O5];&quot;Red&quot;;IF([raw.K5]&gt;[raw.P5];&quot;Blue&quot;;&quot;Green&quot;)))" office:value-type="float" office:value="0.116354998751248" calcext:value-type="float">
            <text:p>0.1164</text:p>
          </table:table-cell>
          <table:table-cell table:style-name="ce9" table:formula="of:=[raw.Q5]+ORG.OPENOFFICE.STYLE(IF([raw.K5]&lt;[raw.R5];&quot;Red&quot;;IF([raw.K5]&gt;[raw.S5];&quot;Blue&quot;;&quot;Green&quot;)))" office:value-type="float" office:value="0.11210026057276" calcext:value-type="float">
            <text:p>0.1121</text:p>
          </table:table-cell>
          <table:table-cell table:style-name="ce9" table:formula="of:=[raw.T5]+ORG.OPENOFFICE.STYLE(IF([raw.K5]&lt;[raw.U5];&quot;Red&quot;;IF([raw.K5]&gt;[raw.V5];&quot;Blue&quot;;&quot;Green&quot;)))" office:value-type="float" office:value="0.11210026057276" calcext:value-type="float">
            <text:p>0.1121</text:p>
          </table:table-cell>
          <table:table-cell table:style-name="ce30" table:formula="of:=[raw.W5]+ORG.OPENOFFICE.STYLE(IF([raw.K5]&lt;[raw.X5];&quot;Red&quot;;IF([raw.K5]&gt;[raw.Y5];&quot;Blue&quot;;&quot;Green&quot;)))" office:value-type="float" office:value="0.114493428515928" calcext:value-type="float">
            <text:p>0.1145</text:p>
          </table:table-cell>
          <table:table-cell table:style-name="ce15" table:formula="of:=[raw.Z5]+ORG.OPENOFFICE.STYLE(IF([raw.K5]&lt;[raw.AA5];&quot;Red&quot;;IF([raw.K5]&gt;[raw.AB5];&quot;Blue&quot;;&quot;Green&quot;)))" office:value-type="float" office:value="0.0230054960317462" calcext:value-type="float">
            <text:p>0.0230</text:p>
          </table:table-cell>
          <table:table-cell table:style-name="ce6" table:formula="of:=[raw.AC5]+ORG.OPENOFFICE.STYLE(IF([raw.K5]&lt;[raw.AD5];&quot;Red&quot;;IF([raw.K5]&gt;[raw.AE5];&quot;Blue&quot;;&quot;Green&quot;)))" office:value-type="float" office:value="0.0228288095238096" calcext:value-type="float">
            <text:p>0.0228</text:p>
          </table:table-cell>
          <table:table-cell table:style-name="ce61" table:formula="of:=[raw.AF5]+ORG.OPENOFFICE.STYLE(IF([raw.K5]&lt;[raw.AG5];&quot;Red&quot;;IF([raw.K5]&gt;[raw.AH5];&quot;Blue&quot;;&quot;Green&quot;)))" office:value-type="float" office:value="0.0228288095238096" calcext:value-type="float">
            <text:p>0.0228</text:p>
          </table:table-cell>
          <table:table-cell table:style-name="ce29" table:formula="of:=[raw.AI5]+ORG.OPENOFFICE.STYLE(IF([raw.K5]&lt;[raw.AJ5];&quot;Red&quot;;IF([raw.K5]&gt;[raw.AK5];&quot;Blue&quot;;&quot;Green&quot;)))" office:value-type="float" office:value="0.0237061904761906" calcext:value-type="float">
            <text:p>0.0237</text:p>
          </table:table-cell>
          <table:table-cell table:style-name="ce38" table:formula="of:=[raw.AL5]+ORG.OPENOFFICE.STYLE(IF([raw.K5]&lt;[raw.AM5];&quot;Red&quot;;IF([raw.K5]&gt;[raw.AN5];&quot;Blue&quot;;&quot;Green&quot;)))" office:value-type="float" office:value="0.186497123015876" calcext:value-type="float">
            <text:p>0.1865</text:p>
          </table:table-cell>
          <table:table-cell table:style-name="ce9" table:formula="of:=[raw.AO5]+ORG.OPENOFFICE.STYLE(IF([raw.K5]&lt;[raw.AP5];&quot;Red&quot;;IF([raw.K5]&gt;[raw.AQ5];&quot;Blue&quot;;&quot;Green&quot;)))" office:value-type="float" office:value="0.18390293650794" calcext:value-type="float">
            <text:p>0.1839</text:p>
          </table:table-cell>
          <table:table-cell table:style-name="ce9" table:formula="of:=[raw.AR5]+ORG.OPENOFFICE.STYLE(IF([raw.K5]&lt;[raw.AS5];&quot;Red&quot;;IF([raw.K5]&gt;[raw.AT5];&quot;Blue&quot;;&quot;Green&quot;)))" office:value-type="float" office:value="0.18390293650794" calcext:value-type="float">
            <text:p>0.1839</text:p>
          </table:table-cell>
          <table:table-cell table:style-name="ce30" table:formula="of:=[raw.AU5]+ORG.OPENOFFICE.STYLE(IF([raw.K5]&lt;[raw.AV5];&quot;Red&quot;;IF([raw.K5]&gt;[raw.AW5];&quot;Blue&quot;;&quot;Green&quot;)))" office:value-type="float" office:value="0.184537242063495" calcext:value-type="float">
            <text:p>0.1845</text:p>
          </table:table-cell>
        </table:table-row>
        <table:table-row table:style-name="ro1">
          <table:table-cell table:style-name="ce5" table:formula="of:=[$raw.A6]" office:value-type="string" office:string-value="bh_indep_unbalanced" calcext:value-type="string">
            <text:p>bh_indep_unbalanced</text:p>
          </table:table-cell>
          <table:table-cell table:style-name="ce2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27" table:formula="of:=[$raw.F6]" office:value-type="string" office:string-value="BH1995" calcext:value-type="string">
            <text:p>BH1995</text:p>
          </table:table-cell>
          <table:table-cell table:style-name="ce38" table:formula="of:=[raw.N6]+ORG.OPENOFFICE.STYLE(IF([raw.K6]&lt;[raw.O6];&quot;Red&quot;;IF([raw.K6]&gt;[raw.P6];&quot;Blue&quot;;&quot;Green&quot;)))" office:value-type="float" office:value="0.11764743131868" calcext:value-type="float">
            <text:p>0.1176</text:p>
          </table:table-cell>
          <table:table-cell table:style-name="ce9" table:formula="of:=[raw.Q6]+ORG.OPENOFFICE.STYLE(IF([raw.K6]&lt;[raw.R6];&quot;Red&quot;;IF([raw.K6]&gt;[raw.S6];&quot;Blue&quot;;&quot;Green&quot;)))" office:value-type="float" office:value="0.11101137029637" calcext:value-type="float">
            <text:p>0.1110</text:p>
          </table:table-cell>
          <table:table-cell table:style-name="ce9" table:formula="of:=[raw.T6]+ORG.OPENOFFICE.STYLE(IF([raw.K6]&lt;[raw.U6];&quot;Red&quot;;IF([raw.K6]&gt;[raw.V6];&quot;Blue&quot;;&quot;Green&quot;)))" office:value-type="float" office:value="0.11101137029637" calcext:value-type="float">
            <text:p>0.1110</text:p>
          </table:table-cell>
          <table:table-cell table:style-name="ce30" table:formula="of:=[raw.W6]+ORG.OPENOFFICE.STYLE(IF([raw.K6]&lt;[raw.X6];&quot;Red&quot;;IF([raw.K6]&gt;[raw.Y6];&quot;Blue&quot;;&quot;Green&quot;)))" office:value-type="float" office:value="0.113143257020756" calcext:value-type="float">
            <text:p>0.1131</text:p>
          </table:table-cell>
          <table:table-cell table:style-name="ce15" table:formula="of:=[raw.Z6]+ORG.OPENOFFICE.STYLE(IF([raw.K6]&lt;[raw.AA6];&quot;Red&quot;;IF([raw.K6]&gt;[raw.AB6];&quot;Blue&quot;;&quot;Green&quot;)))" office:value-type="float" office:value="0.0217108333333333" calcext:value-type="float">
            <text:p>0.0217</text:p>
          </table:table-cell>
          <table:table-cell table:style-name="ce6" table:formula="of:=[raw.AC6]+ORG.OPENOFFICE.STYLE(IF([raw.K6]&lt;[raw.AD6];&quot;Red&quot;;IF([raw.K6]&gt;[raw.AE6];&quot;Blue&quot;;&quot;Green&quot;)))" office:value-type="float" office:value="0.0435425000000002" calcext:value-type="float">
            <text:p>0.0435</text:p>
          </table:table-cell>
          <table:table-cell table:style-name="ce61" table:formula="of:=[raw.AF6]+ORG.OPENOFFICE.STYLE(IF([raw.K6]&lt;[raw.AG6];&quot;Red&quot;;IF([raw.K6]&gt;[raw.AH6];&quot;Blue&quot;;&quot;Green&quot;)))" office:value-type="float" office:value="0.0435425000000002" calcext:value-type="float">
            <text:p>0.0435</text:p>
          </table:table-cell>
          <table:table-cell table:style-name="ce29" table:formula="of:=[raw.AI6]+ORG.OPENOFFICE.STYLE(IF([raw.K6]&lt;[raw.AJ6];&quot;Red&quot;;IF([raw.K6]&gt;[raw.AK6];&quot;Blue&quot;;&quot;Green&quot;)))" office:value-type="float" office:value="0.0325408333333334" calcext:value-type="float">
            <text:p>0.0325</text:p>
          </table:table-cell>
          <table:table-cell table:style-name="ce38" table:formula="of:=[raw.AL6]+ORG.OPENOFFICE.STYLE(IF([raw.K6]&lt;[raw.AM6];&quot;Red&quot;;IF([raw.K6]&gt;[raw.AN6];&quot;Blue&quot;;&quot;Green&quot;)))" office:value-type="float" office:value="0.130982251082249" calcext:value-type="float">
            <text:p>0.1310</text:p>
          </table:table-cell>
          <table:table-cell table:style-name="ce9" table:formula="of:=[raw.AO6]+ORG.OPENOFFICE.STYLE(IF([raw.K6]&lt;[raw.AP6];&quot;Red&quot;;IF([raw.K6]&gt;[raw.AQ6];&quot;Blue&quot;;&quot;Green&quot;)))" office:value-type="float" office:value="0.123025122655122" calcext:value-type="float">
            <text:p>0.1230</text:p>
          </table:table-cell>
          <table:table-cell table:style-name="ce9" table:formula="of:=[raw.AR6]+ORG.OPENOFFICE.STYLE(IF([raw.K6]&lt;[raw.AS6];&quot;Red&quot;;IF([raw.K6]&gt;[raw.AT6];&quot;Blue&quot;;&quot;Green&quot;)))" office:value-type="float" office:value="0.123025122655122" calcext:value-type="float">
            <text:p>0.1230</text:p>
          </table:table-cell>
          <table:table-cell table:style-name="ce30" table:formula="of:=[raw.AU6]+ORG.OPENOFFICE.STYLE(IF([raw.K6]&lt;[raw.AV6];&quot;Red&quot;;IF([raw.K6]&gt;[raw.AW6];&quot;Blue&quot;;&quot;Green&quot;)))" office:value-type="float" office:value="0.125559060245309" calcext:value-type="float">
            <text:p>0.1256</text:p>
          </table:table-cell>
        </table:table-row>
        <table:table-row table:style-name="ro1">
          <table:table-cell table:style-name="ce1" table:formula="of:=[$raw.A7]" office:value-type="string" office:string-value="bh_posdep_null" calcext:value-type="string">
            <text:p>bh_posdep_null</text:p>
          </table:table-cell>
          <table:table-cell table:style-name="ce22" table:formula="of:=[$raw.B7]" office:value-type="float" office:value="6" calcext:value-type="float">
            <text:p>6</text:p>
          </table:table-cell>
          <table:table-cell table:style-name="ce22" table:formula="of:=[$raw.C7]" office:value-type="float" office:value="0" calcext:value-type="float">
            <text:p>0</text:p>
          </table:table-cell>
          <table:table-cell table:style-name="ce22" table:formula="of:=[$raw.D7]" office:value-type="float" office:value="0" calcext:value-type="float">
            <text:p>0</text:p>
          </table:table-cell>
          <table:table-cell table:style-name="ce22" table:formula="of:=[$raw.E7]" office:value-type="float" office:value="1" calcext:value-type="float">
            <text:p>1</text:p>
          </table:table-cell>
          <table:table-cell table:style-name="ce22" table:formula="of:=[$raw.F7]" office:value-type="string" office:string-value="BH1995" calcext:value-type="string">
            <text:p>BH1995</text:p>
          </table:table-cell>
          <table:table-cell table:style-name="ce43" table:formula="of:=[raw.N7]+ORG.OPENOFFICE.STYLE(IF([raw.K7]&lt;[raw.O7];&quot;Red&quot;;IF([raw.K7]&gt;[raw.P7];&quot;Blue&quot;;&quot;Green&quot;)))" office:value-type="float" office:value="0.0999" calcext:value-type="float">
            <text:p>0.0999</text:p>
          </table:table-cell>
          <table:table-cell table:style-name="ce60" table:formula="of:=[raw.Q7]+ORG.OPENOFFICE.STYLE(IF([raw.K7]&lt;[raw.R7];&quot;Red&quot;;IF([raw.K7]&gt;[raw.S7];&quot;Blue&quot;;&quot;Green&quot;)))" office:value-type="float" office:value="0.05115" calcext:value-type="float">
            <text:p>0.0512</text:p>
          </table:table-cell>
          <table:table-cell table:style-name="ce60" table:formula="of:=[raw.T7]+ORG.OPENOFFICE.STYLE(IF([raw.K7]&lt;[raw.U7];&quot;Red&quot;;IF([raw.K7]&gt;[raw.V7];&quot;Blue&quot;;&quot;Green&quot;)))" office:value-type="float" office:value="0.05115" calcext:value-type="float">
            <text:p>0.0512</text:p>
          </table:table-cell>
          <table:table-cell table:style-name="ce75" table:formula="of:=[raw.W7]+ORG.OPENOFFICE.STYLE(IF([raw.K7]&lt;[raw.X7];&quot;Red&quot;;IF([raw.K7]&gt;[raw.Y7];&quot;Blue&quot;;&quot;Green&quot;)))" office:value-type="float" office:value="0.0932" calcext:value-type="float">
            <text:p>0.0932</text:p>
          </table:table-cell>
          <table:table-cell table:style-name="ce83" table:formula="of:=[raw.Z7]+ORG.OPENOFFICE.STYLE(IF([raw.K7]&lt;[raw.AA7];&quot;Red&quot;;IF([raw.K7]&gt;[raw.AB7];&quot;Blue&quot;;&quot;Green&quot;)))" office:value-type="float" office:value="0.0494" calcext:value-type="float">
            <text:p>0.0494</text:p>
          </table:table-cell>
          <table:table-cell table:style-name="ce91" table:formula="of:=[raw.AC7]+ORG.OPENOFFICE.STYLE(IF([raw.K7]&lt;[raw.AD7];&quot;Red&quot;;IF([raw.K7]&gt;[raw.AE7];&quot;Blue&quot;;&quot;Green&quot;)))" office:value-type="float" office:value="0.0252" calcext:value-type="float">
            <text:p>0.0252</text:p>
          </table:table-cell>
          <table:table-cell table:style-name="ce91" table:formula="of:=[raw.AF7]+ORG.OPENOFFICE.STYLE(IF([raw.K7]&lt;[raw.AG7];&quot;Red&quot;;IF([raw.K7]&gt;[raw.AH7];&quot;Blue&quot;;&quot;Green&quot;)))" office:value-type="float" office:value="0.0252" calcext:value-type="float">
            <text:p>0.0252</text:p>
          </table:table-cell>
          <table:table-cell table:style-name="ce101" table:formula="of:=[raw.AI7]+ORG.OPENOFFICE.STYLE(IF([raw.K7]&lt;[raw.AJ7];&quot;Red&quot;;IF([raw.K7]&gt;[raw.AK7];&quot;Blue&quot;;&quot;Green&quot;)))" office:value-type="float" office:value="0.0458" calcext:value-type="float">
            <text:p>0.0458</text:p>
          </table:table-cell>
          <table:table-cell table:style-name="ce83" table:formula="of:=[raw.AL7]+ORG.OPENOFFICE.STYLE(IF([raw.K7]&lt;[raw.AM7];&quot;Red&quot;;IF([raw.K7]&gt;[raw.AN7];&quot;Blue&quot;;&quot;Green&quot;)))" office:value-type="float" office:value="0.05225" calcext:value-type="float">
            <text:p>0.0523</text:p>
          </table:table-cell>
          <table:table-cell table:style-name="ce91" table:formula="of:=[raw.AO7]+ORG.OPENOFFICE.STYLE(IF([raw.K7]&lt;[raw.AP7];&quot;Red&quot;;IF([raw.K7]&gt;[raw.AQ7];&quot;Blue&quot;;&quot;Green&quot;)))" office:value-type="float" office:value="0.0279" calcext:value-type="float">
            <text:p>0.0279</text:p>
          </table:table-cell>
          <table:table-cell table:style-name="ce91" table:formula="of:=[raw.AR7]+ORG.OPENOFFICE.STYLE(IF([raw.K7]&lt;[raw.AS7];&quot;Red&quot;;IF([raw.K7]&gt;[raw.AT7];&quot;Blue&quot;;&quot;Green&quot;)))" office:value-type="float" office:value="0.0279" calcext:value-type="float">
            <text:p>0.0279</text:p>
          </table:table-cell>
          <table:table-cell table:style-name="ce99" table:formula="of:=[raw.AU7]+ORG.OPENOFFICE.STYLE(IF([raw.K7]&lt;[raw.AV7];&quot;Red&quot;;IF([raw.K7]&gt;[raw.AW7];&quot;Blue&quot;;&quot;Green&quot;)))" office:value-type="float" office:value="0.049" calcext:value-type="float">
            <text:p>0.0490</text:p>
          </table:table-cell>
        </table:table-row>
        <table:table-row table:style-name="ro1">
          <table:table-cell table:style-name="ce5" table:formula="of:=[$raw.A8]" office:value-type="string" office:string-value="bh_posdep_posonly" calcext:value-type="string">
            <text:p>bh_posdep_posonly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1" calcext:value-type="float">
            <text:p>1</text:p>
          </table:table-cell>
          <table:table-cell table:style-name="ce27" table:formula="of:=[$raw.F8]" office:value-type="string" office:string-value="BH1995" calcext:value-type="string">
            <text:p>BH1995</text:p>
          </table:table-cell>
          <table:table-cell table:style-name="ce15" table:formula="of:=[raw.N8]+ORG.OPENOFFICE.STYLE(IF([raw.K8]&lt;[raw.O8];&quot;Red&quot;;IF([raw.K8]&gt;[raw.P8];&quot;Blue&quot;;&quot;Green&quot;)))" office:value-type="float" office:value="0.0476140277777773" calcext:value-type="float">
            <text:p>0.0476</text:p>
          </table:table-cell>
          <table:table-cell table:style-name="ce6" table:formula="of:=[raw.Q8]+ORG.OPENOFFICE.STYLE(IF([raw.K8]&lt;[raw.R8];&quot;Red&quot;;IF([raw.K8]&gt;[raw.S8];&quot;Blue&quot;;&quot;Green&quot;)))" office:value-type="float" office:value="0.037348234126984" calcext:value-type="float">
            <text:p>0.0373</text:p>
          </table:table-cell>
          <table:table-cell table:style-name="ce6" table:formula="of:=[raw.T8]+ORG.OPENOFFICE.STYLE(IF([raw.K8]&lt;[raw.U8];&quot;Red&quot;;IF([raw.K8]&gt;[raw.V8];&quot;Blue&quot;;&quot;Green&quot;)))" office:value-type="float" office:value="0.037348234126984" calcext:value-type="float">
            <text:p>0.0373</text:p>
          </table:table-cell>
          <table:table-cell table:style-name="ce29" table:formula="of:=[raw.W8]+ORG.OPENOFFICE.STYLE(IF([raw.K8]&lt;[raw.X8];&quot;Red&quot;;IF([raw.K8]&gt;[raw.Y8];&quot;Blue&quot;;&quot;Green&quot;)))" office:value-type="float" office:value="0.0409326785714283" calcext:value-type="float">
            <text:p>0.0409</text:p>
          </table:table-cell>
          <table:table-cell table:style-name="ce15" table:formula="of:=[raw.Z8]+ORG.OPENOFFICE.STYLE(IF([raw.K8]&lt;[raw.AA8];&quot;Red&quot;;IF([raw.K8]&gt;[raw.AB8];&quot;Blue&quot;;&quot;Green&quot;)))" office:value-type="float" office:value="0.037397976190476" calcext:value-type="float">
            <text:p>0.0374</text:p>
          </table:table-cell>
          <table:table-cell table:style-name="ce6" table:formula="of:=[raw.AC8]+ORG.OPENOFFICE.STYLE(IF([raw.K8]&lt;[raw.AD8];&quot;Red&quot;;IF([raw.K8]&gt;[raw.AE8];&quot;Blue&quot;;&quot;Green&quot;)))" office:value-type="float" office:value="0.0185225595238096" calcext:value-type="float">
            <text:p>0.0185</text:p>
          </table:table-cell>
          <table:table-cell table:style-name="ce61" table:formula="of:=[raw.AF8]+ORG.OPENOFFICE.STYLE(IF([raw.K8]&lt;[raw.AG8];&quot;Red&quot;;IF([raw.K8]&gt;[raw.AH8];&quot;Blue&quot;;&quot;Green&quot;)))" office:value-type="float" office:value="0.0185225595238096" calcext:value-type="float">
            <text:p>0.0185</text:p>
          </table:table-cell>
          <table:table-cell table:style-name="ce29" table:formula="of:=[raw.AI8]+ORG.OPENOFFICE.STYLE(IF([raw.K8]&lt;[raw.AJ8];&quot;Red&quot;;IF([raw.K8]&gt;[raw.AK8];&quot;Blue&quot;;&quot;Green&quot;)))" office:value-type="float" office:value="0.0282980753968255" calcext:value-type="float">
            <text:p>0.0283</text:p>
          </table:table-cell>
          <table:table-cell table:style-name="ce15" table:formula="of:=[raw.AL8]+ORG.OPENOFFICE.STYLE(IF([raw.K8]&lt;[raw.AM8];&quot;Red&quot;;IF([raw.K8]&gt;[raw.AN8];&quot;Blue&quot;;&quot;Green&quot;)))" office:value-type="float" office:value="0.0386" calcext:value-type="float">
            <text:p>0.0386</text:p>
          </table:table-cell>
          <table:table-cell table:style-name="ce9" table:formula="of:=[raw.AO8]+ORG.OPENOFFICE.STYLE(IF([raw.K8]&lt;[raw.AP8];&quot;Red&quot;;IF([raw.K8]&gt;[raw.AQ8];&quot;Blue&quot;;&quot;Green&quot;)))" office:value-type="float" office:value="0.07615" calcext:value-type="float">
            <text:p>0.0762</text:p>
          </table:table-cell>
          <table:table-cell table:style-name="ce9" table:formula="of:=[raw.AR8]+ORG.OPENOFFICE.STYLE(IF([raw.K8]&lt;[raw.AS8];&quot;Red&quot;;IF([raw.K8]&gt;[raw.AT8];&quot;Blue&quot;;&quot;Green&quot;)))" office:value-type="float" office:value="0.07615" calcext:value-type="float">
            <text:p>0.0762</text:p>
          </table:table-cell>
          <table:table-cell table:style-name="ce31" table:formula="of:=[raw.AU8]+ORG.OPENOFFICE.STYLE(IF([raw.K8]&lt;[raw.AV8];&quot;Red&quot;;IF([raw.K8]&gt;[raw.AW8];&quot;Blue&quot;;&quot;Green&quot;)))" office:value-type="float" office:value="0.04745" calcext:value-type="float">
            <text:p>0.0475</text:p>
          </table:table-cell>
        </table:table-row>
        <table:table-row table:style-name="ro1">
          <table:table-cell table:style-name="ce5" table:formula="of:=[$raw.A9]" office:value-type="string" office:string-value="bh_posdep_negonly" calcext:value-type="string">
            <text:p>bh_posdep_negonly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1" calcext:value-type="float">
            <text:p>1</text:p>
          </table:table-cell>
          <table:table-cell table:style-name="ce27" table:formula="of:=[$raw.F9]" office:value-type="string" office:string-value="BH1995" calcext:value-type="string">
            <text:p>BH1995</text:p>
          </table:table-cell>
          <table:table-cell table:style-name="ce38" table:formula="of:=[raw.N9]+ORG.OPENOFFICE.STYLE(IF([raw.K9]&lt;[raw.O9];&quot;Red&quot;;IF([raw.K9]&gt;[raw.P9];&quot;Blue&quot;;&quot;Green&quot;)))" office:value-type="float" office:value="0.19980557720058" calcext:value-type="float">
            <text:p>0.1998</text:p>
          </table:table-cell>
          <table:table-cell table:style-name="ce9" table:formula="of:=[raw.Q9]+ORG.OPENOFFICE.STYLE(IF([raw.K9]&lt;[raw.R9];&quot;Red&quot;;IF([raw.K9]&gt;[raw.S9];&quot;Blue&quot;;&quot;Green&quot;)))" office:value-type="float" office:value="0.192684563492067" calcext:value-type="float">
            <text:p>0.1927</text:p>
          </table:table-cell>
          <table:table-cell table:style-name="ce9" table:formula="of:=[raw.T9]+ORG.OPENOFFICE.STYLE(IF([raw.K9]&lt;[raw.U9];&quot;Red&quot;;IF([raw.K9]&gt;[raw.V9];&quot;Blue&quot;;&quot;Green&quot;)))" office:value-type="float" office:value="0.192684563492067" calcext:value-type="float">
            <text:p>0.1927</text:p>
          </table:table-cell>
          <table:table-cell table:style-name="ce30" table:formula="of:=[raw.W9]+ORG.OPENOFFICE.STYLE(IF([raw.K9]&lt;[raw.X9];&quot;Red&quot;;IF([raw.K9]&gt;[raw.Y9];&quot;Blue&quot;;&quot;Green&quot;)))" office:value-type="float" office:value="0.193879880952384" calcext:value-type="float">
            <text:p>0.1939</text:p>
          </table:table-cell>
          <table:table-cell table:style-name="ce15" table:formula="of:=[raw.Z9]+ORG.OPENOFFICE.STYLE(IF([raw.K9]&lt;[raw.AA9];&quot;Red&quot;;IF([raw.K9]&gt;[raw.AB9];&quot;Blue&quot;;&quot;Green&quot;)))" office:value-type="float" office:value="0.03565" calcext:value-type="float">
            <text:p>0.0357</text:p>
          </table:table-cell>
          <table:table-cell table:style-name="ce9" table:formula="of:=[raw.AC9]+ORG.OPENOFFICE.STYLE(IF([raw.K9]&lt;[raw.AD9];&quot;Red&quot;;IF([raw.K9]&gt;[raw.AE9];&quot;Blue&quot;;&quot;Green&quot;)))" office:value-type="float" office:value="0.0865" calcext:value-type="float">
            <text:p>0.0865</text:p>
          </table:table-cell>
          <table:table-cell table:style-name="ce62" table:formula="of:=[raw.AF9]+ORG.OPENOFFICE.STYLE(IF([raw.K9]&lt;[raw.AG9];&quot;Red&quot;;IF([raw.K9]&gt;[raw.AH9];&quot;Blue&quot;;&quot;Green&quot;)))" office:value-type="float" office:value="0.0865" calcext:value-type="float">
            <text:p>0.0865</text:p>
          </table:table-cell>
          <table:table-cell table:style-name="ce31" table:formula="of:=[raw.AI9]+ORG.OPENOFFICE.STYLE(IF([raw.K9]&lt;[raw.AJ9];&quot;Red&quot;;IF([raw.K9]&gt;[raw.AK9];&quot;Blue&quot;;&quot;Green&quot;)))" office:value-type="float" office:value="0.0481" calcext:value-type="float">
            <text:p>0.0481</text:p>
          </table:table-cell>
          <table:table-cell table:style-name="ce38" table:formula="of:=[raw.AL9]+ORG.OPENOFFICE.STYLE(IF([raw.K9]&lt;[raw.AM9];&quot;Red&quot;;IF([raw.K9]&gt;[raw.AN9];&quot;Blue&quot;;&quot;Green&quot;)))" office:value-type="float" office:value="0.193408017676771" calcext:value-type="float">
            <text:p>0.1934</text:p>
          </table:table-cell>
          <table:table-cell table:style-name="ce9" table:formula="of:=[raw.AO9]+ORG.OPENOFFICE.STYLE(IF([raw.K9]&lt;[raw.AP9];&quot;Red&quot;;IF([raw.K9]&gt;[raw.AQ9];&quot;Blue&quot;;&quot;Green&quot;)))" office:value-type="float" office:value="0.177476726190479" calcext:value-type="float">
            <text:p>0.1775</text:p>
          </table:table-cell>
          <table:table-cell table:style-name="ce9" table:formula="of:=[raw.AR9]+ORG.OPENOFFICE.STYLE(IF([raw.K9]&lt;[raw.AS9];&quot;Red&quot;;IF([raw.K9]&gt;[raw.AT9];&quot;Blue&quot;;&quot;Green&quot;)))" office:value-type="float" office:value="0.177476726190479" calcext:value-type="float">
            <text:p>0.1775</text:p>
          </table:table-cell>
          <table:table-cell table:style-name="ce30" table:formula="of:=[raw.AU9]+ORG.OPENOFFICE.STYLE(IF([raw.K9]&lt;[raw.AV9];&quot;Red&quot;;IF([raw.K9]&gt;[raw.AW9];&quot;Blue&quot;;&quot;Green&quot;)))" office:value-type="float" office:value="0.185058710317463" calcext:value-type="float">
            <text:p>0.1851</text:p>
          </table:table-cell>
        </table:table-row>
        <table:table-row table:style-name="ro1">
          <table:table-cell table:style-name="ce5" table:formula="of:=[$raw.A10]" office:value-type="string" office:string-value="bh_posdep_balanced" calcext:value-type="string">
            <text:p>bh_posdep_balanced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1" calcext:value-type="float">
            <text:p>1</text:p>
          </table:table-cell>
          <table:table-cell table:style-name="ce27" table:formula="of:=[$raw.F10]" office:value-type="string" office:string-value="BH1995" calcext:value-type="string">
            <text:p>BH1995</text:p>
          </table:table-cell>
          <table:table-cell table:style-name="ce38" table:formula="of:=[raw.N10]+ORG.OPENOFFICE.STYLE(IF([raw.K10]&lt;[raw.O10];&quot;Red&quot;;IF([raw.K10]&gt;[raw.P10];&quot;Blue&quot;;&quot;Green&quot;)))" office:value-type="float" office:value="0.117069595543345" calcext:value-type="float">
            <text:p>0.1171</text:p>
          </table:table-cell>
          <table:table-cell table:style-name="ce9" table:formula="of:=[raw.Q10]+ORG.OPENOFFICE.STYLE(IF([raw.K10]&lt;[raw.R10];&quot;Red&quot;;IF([raw.K10]&gt;[raw.S10];&quot;Blue&quot;;&quot;Green&quot;)))" office:value-type="float" office:value="0.11174257034632" calcext:value-type="float">
            <text:p>0.1117</text:p>
          </table:table-cell>
          <table:table-cell table:style-name="ce9" table:formula="of:=[raw.T10]+ORG.OPENOFFICE.STYLE(IF([raw.K10]&lt;[raw.U10];&quot;Red&quot;;IF([raw.K10]&gt;[raw.V10];&quot;Blue&quot;;&quot;Green&quot;)))" office:value-type="float" office:value="0.11174257034632" calcext:value-type="float">
            <text:p>0.1117</text:p>
          </table:table-cell>
          <table:table-cell table:style-name="ce30" table:formula="of:=[raw.W10]+ORG.OPENOFFICE.STYLE(IF([raw.K10]&lt;[raw.X10];&quot;Red&quot;;IF([raw.K10]&gt;[raw.Y10];&quot;Blue&quot;;&quot;Green&quot;)))" office:value-type="float" office:value="0.114252269258518" calcext:value-type="float">
            <text:p>0.1143</text:p>
          </table:table-cell>
          <table:table-cell table:style-name="ce15" table:formula="of:=[raw.Z10]+ORG.OPENOFFICE.STYLE(IF([raw.K10]&lt;[raw.AA10];&quot;Red&quot;;IF([raw.K10]&gt;[raw.AB10];&quot;Blue&quot;;&quot;Green&quot;)))" office:value-type="float" office:value="0.0232866269841271" calcext:value-type="float">
            <text:p>0.0233</text:p>
          </table:table-cell>
          <table:table-cell table:style-name="ce6" table:formula="of:=[raw.AC10]+ORG.OPENOFFICE.STYLE(IF([raw.K10]&lt;[raw.AD10];&quot;Red&quot;;IF([raw.K10]&gt;[raw.AE10];&quot;Blue&quot;;&quot;Green&quot;)))" office:value-type="float" office:value="0.0223660912698414" calcext:value-type="float">
            <text:p>0.0224</text:p>
          </table:table-cell>
          <table:table-cell table:style-name="ce61" table:formula="of:=[raw.AF10]+ORG.OPENOFFICE.STYLE(IF([raw.K10]&lt;[raw.AG10];&quot;Red&quot;;IF([raw.K10]&gt;[raw.AH10];&quot;Blue&quot;;&quot;Green&quot;)))" office:value-type="float" office:value="0.0223660912698414" calcext:value-type="float">
            <text:p>0.0224</text:p>
          </table:table-cell>
          <table:table-cell table:style-name="ce29" table:formula="of:=[raw.AI10]+ORG.OPENOFFICE.STYLE(IF([raw.K10]&lt;[raw.AJ10];&quot;Red&quot;;IF([raw.K10]&gt;[raw.AK10];&quot;Blue&quot;;&quot;Green&quot;)))" office:value-type="float" office:value="0.0228082341269843" calcext:value-type="float">
            <text:p>0.0228</text:p>
          </table:table-cell>
          <table:table-cell table:style-name="ce38" table:formula="of:=[raw.AL10]+ORG.OPENOFFICE.STYLE(IF([raw.K10]&lt;[raw.AM10];&quot;Red&quot;;IF([raw.K10]&gt;[raw.AN10];&quot;Blue&quot;;&quot;Green&quot;)))" office:value-type="float" office:value="0.18463163780664" calcext:value-type="float">
            <text:p>0.1846</text:p>
          </table:table-cell>
          <table:table-cell table:style-name="ce9" table:formula="of:=[raw.AO10]+ORG.OPENOFFICE.STYLE(IF([raw.K10]&lt;[raw.AP10];&quot;Red&quot;;IF([raw.K10]&gt;[raw.AQ10];&quot;Blue&quot;;&quot;Green&quot;)))" office:value-type="float" office:value="0.181925189393942" calcext:value-type="float">
            <text:p>0.1819</text:p>
          </table:table-cell>
          <table:table-cell table:style-name="ce9" table:formula="of:=[raw.AR10]+ORG.OPENOFFICE.STYLE(IF([raw.K10]&lt;[raw.AS10];&quot;Red&quot;;IF([raw.K10]&gt;[raw.AT10];&quot;Blue&quot;;&quot;Green&quot;)))" office:value-type="float" office:value="0.181925189393942" calcext:value-type="float">
            <text:p>0.1819</text:p>
          </table:table-cell>
          <table:table-cell table:style-name="ce30" table:formula="of:=[raw.AU10]+ORG.OPENOFFICE.STYLE(IF([raw.K10]&lt;[raw.AV10];&quot;Red&quot;;IF([raw.K10]&gt;[raw.AW10];&quot;Blue&quot;;&quot;Green&quot;)))" office:value-type="float" office:value="0.182782213203466" calcext:value-type="float">
            <text:p>0.1828</text:p>
          </table:table-cell>
        </table:table-row>
        <table:table-row table:style-name="ro1">
          <table:table-cell table:style-name="ce11" table:formula="of:=[$raw.A11]" office:value-type="string" office:string-value="bh_posdep_unbalanced" calcext:value-type="string">
            <text:p>bh_posdep_unbalanced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1" calcext:value-type="float">
            <text:p>1</text:p>
          </table:table-cell>
          <table:table-cell table:style-name="ce21" table:formula="of:=[$raw.F11]" office:value-type="string" office:string-value="BH1995" calcext:value-type="string">
            <text:p>BH1995</text:p>
          </table:table-cell>
          <table:table-cell table:style-name="ce48" table:formula="of:=[raw.N11]+ORG.OPENOFFICE.STYLE(IF([raw.K11]&lt;[raw.O11];&quot;Red&quot;;IF([raw.K11]&gt;[raw.P11];&quot;Blue&quot;;&quot;Green&quot;)))" office:value-type="float" office:value="0.118432903346652" calcext:value-type="float">
            <text:p>0.1184</text:p>
          </table:table-cell>
          <table:table-cell table:style-name="ce87" table:formula="of:=[raw.Q11]+ORG.OPENOFFICE.STYLE(IF([raw.K11]&lt;[raw.R11];&quot;Red&quot;;IF([raw.K11]&gt;[raw.S11];&quot;Blue&quot;;&quot;Green&quot;)))" office:value-type="float" office:value="0.111333895548895" calcext:value-type="float">
            <text:p>0.1113</text:p>
          </table:table-cell>
          <table:table-cell table:style-name="ce87" table:formula="of:=[raw.T11]+ORG.OPENOFFICE.STYLE(IF([raw.K11]&lt;[raw.U11];&quot;Red&quot;;IF([raw.K11]&gt;[raw.V11];&quot;Blue&quot;;&quot;Green&quot;)))" office:value-type="float" office:value="0.111333895548895" calcext:value-type="float">
            <text:p>0.1113</text:p>
          </table:table-cell>
          <table:table-cell table:style-name="ce79" table:formula="of:=[raw.W11]+ORG.OPENOFFICE.STYLE(IF([raw.K11]&lt;[raw.X11];&quot;Red&quot;;IF([raw.K11]&gt;[raw.Y11];&quot;Blue&quot;;&quot;Green&quot;)))" office:value-type="float" office:value="0.113355537518037" calcext:value-type="float">
            <text:p>0.1134</text:p>
          </table:table-cell>
          <table:table-cell table:style-name="ce17" table:formula="of:=[raw.Z11]+ORG.OPENOFFICE.STYLE(IF([raw.K11]&lt;[raw.AA11];&quot;Red&quot;;IF([raw.K11]&gt;[raw.AB11];&quot;Blue&quot;;&quot;Green&quot;)))" office:value-type="float" office:value="0.0228583333333333" calcext:value-type="float">
            <text:p>0.0229</text:p>
          </table:table-cell>
          <table:table-cell table:style-name="ce23" table:formula="of:=[raw.AC11]+ORG.OPENOFFICE.STYLE(IF([raw.K11]&lt;[raw.AD11];&quot;Red&quot;;IF([raw.K11]&gt;[raw.AE11];&quot;Blue&quot;;&quot;Green&quot;)))" office:value-type="float" office:value="0.0413966666666668" calcext:value-type="float">
            <text:p>0.0414</text:p>
          </table:table-cell>
          <table:table-cell table:style-name="ce23" table:formula="of:=[raw.AF11]+ORG.OPENOFFICE.STYLE(IF([raw.K11]&lt;[raw.AG11];&quot;Red&quot;;IF([raw.K11]&gt;[raw.AH11];&quot;Blue&quot;;&quot;Green&quot;)))" office:value-type="float" office:value="0.0413966666666668" calcext:value-type="float">
            <text:p>0.0414</text:p>
          </table:table-cell>
          <table:table-cell table:style-name="ce32" table:formula="of:=[raw.AI11]+ORG.OPENOFFICE.STYLE(IF([raw.K11]&lt;[raw.AJ11];&quot;Red&quot;;IF([raw.K11]&gt;[raw.AK11];&quot;Blue&quot;;&quot;Green&quot;)))" office:value-type="float" office:value="0.0319983333333333" calcext:value-type="float">
            <text:p>0.0320</text:p>
          </table:table-cell>
          <table:table-cell table:style-name="ce48" table:formula="of:=[raw.AL11]+ORG.OPENOFFICE.STYLE(IF([raw.K11]&lt;[raw.AM11];&quot;Red&quot;;IF([raw.K11]&gt;[raw.AN11];&quot;Blue&quot;;&quot;Green&quot;)))" office:value-type="float" office:value="0.131090452186699" calcext:value-type="float">
            <text:p>0.1311</text:p>
          </table:table-cell>
          <table:table-cell table:style-name="ce87" table:formula="of:=[raw.AO11]+ORG.OPENOFFICE.STYLE(IF([raw.K11]&lt;[raw.AP11];&quot;Red&quot;;IF([raw.K11]&gt;[raw.AQ11];&quot;Blue&quot;;&quot;Green&quot;)))" office:value-type="float" office:value="0.123210665584414" calcext:value-type="float">
            <text:p>0.1232</text:p>
          </table:table-cell>
          <table:table-cell table:style-name="ce87" table:formula="of:=[raw.AR11]+ORG.OPENOFFICE.STYLE(IF([raw.K11]&lt;[raw.AS11];&quot;Red&quot;;IF([raw.K11]&gt;[raw.AT11];&quot;Blue&quot;;&quot;Green&quot;)))" office:value-type="float" office:value="0.123210665584414" calcext:value-type="float">
            <text:p>0.1232</text:p>
          </table:table-cell>
          <table:table-cell table:style-name="ce79" table:formula="of:=[raw.AU11]+ORG.OPENOFFICE.STYLE(IF([raw.K11]&lt;[raw.AV11];&quot;Red&quot;;IF([raw.K11]&gt;[raw.AW11];&quot;Blue&quot;;&quot;Green&quot;)))" office:value-type="float" office:value="0.125371296897545" calcext:value-type="float">
            <text:p>0.1254</text:p>
          </table:table-cell>
        </table:table-row>
        <table:table-row table:style-name="ro1">
          <table:table-cell table:style-name="ce5" table:formula="of:=[$raw.A12]" office:value-type="string" office:string-value="bh_negdep_null" calcext:value-type="string">
            <text:p>bh_negdep_null</text:p>
          </table:table-cell>
          <table:table-cell table:style-name="ce2" table:formula="of:=[$raw.B12]" office:value-type="float" office:value="11" calcext:value-type="float">
            <text:p>11</text:p>
          </table:table-cell>
          <table:table-cell table:formula="of:=[$raw.C12]" office:value-type="float" office:value="0" calcext:value-type="float">
            <text:p>0</text:p>
          </table:table-cell>
          <table:table-cell table:formula="of:=[$raw.D12]" office:value-type="float" office:value="0" calcext:value-type="float">
            <text:p>0</text:p>
          </table:table-cell>
          <table:table-cell table:formula="of:=[$raw.E12]" office:value-type="float" office:value="-1" calcext:value-type="float">
            <text:p>-1</text:p>
          </table:table-cell>
          <table:table-cell table:style-name="ce27" table:formula="of:=[$raw.F12]" office:value-type="string" office:string-value="BH1995" calcext:value-type="string">
            <text:p>BH1995</text:p>
          </table:table-cell>
          <table:table-cell table:style-name="ce38" table:formula="of:=[raw.N12]+ORG.OPENOFFICE.STYLE(IF([raw.K12]&lt;[raw.O12];&quot;Red&quot;;IF([raw.K12]&gt;[raw.P12];&quot;Blue&quot;;&quot;Green&quot;)))" office:value-type="float" office:value="0.0975" calcext:value-type="float">
            <text:p>0.0975</text:p>
          </table:table-cell>
          <table:table-cell table:style-name="ce7" table:formula="of:=[raw.Q12]+ORG.OPENOFFICE.STYLE(IF([raw.K12]&lt;[raw.R12];&quot;Red&quot;;IF([raw.K12]&gt;[raw.S12];&quot;Blue&quot;;&quot;Green&quot;)))" office:value-type="float" office:value="0.0503" calcext:value-type="float">
            <text:p>0.0503</text:p>
          </table:table-cell>
          <table:table-cell table:style-name="ce7" table:formula="of:=[raw.T12]+ORG.OPENOFFICE.STYLE(IF([raw.K12]&lt;[raw.U12];&quot;Red&quot;;IF([raw.K12]&gt;[raw.V12];&quot;Blue&quot;;&quot;Green&quot;)))" office:value-type="float" office:value="0.0503" calcext:value-type="float">
            <text:p>0.0503</text:p>
          </table:table-cell>
          <table:table-cell table:style-name="ce30" table:formula="of:=[raw.W12]+ORG.OPENOFFICE.STYLE(IF([raw.K12]&lt;[raw.X12];&quot;Red&quot;;IF([raw.K12]&gt;[raw.Y12];&quot;Blue&quot;;&quot;Green&quot;)))" office:value-type="float" office:value="0.1045" calcext:value-type="float">
            <text:p>0.1045</text:p>
          </table:table-cell>
          <table:table-cell table:style-name="ce16" table:formula="of:=[raw.Z12]+ORG.OPENOFFICE.STYLE(IF([raw.K12]&lt;[raw.AA12];&quot;Red&quot;;IF([raw.K12]&gt;[raw.AB12];&quot;Blue&quot;;&quot;Green&quot;)))" office:value-type="float" office:value="0.05085" calcext:value-type="float">
            <text:p>0.0509</text:p>
          </table:table-cell>
          <table:table-cell table:style-name="ce6" table:formula="of:=[raw.AC12]+ORG.OPENOFFICE.STYLE(IF([raw.K12]&lt;[raw.AD12];&quot;Red&quot;;IF([raw.K12]&gt;[raw.AE12];&quot;Blue&quot;;&quot;Green&quot;)))" office:value-type="float" office:value="0.02635" calcext:value-type="float">
            <text:p>0.0264</text:p>
          </table:table-cell>
          <table:table-cell table:style-name="ce61" table:formula="of:=[raw.AF12]+ORG.OPENOFFICE.STYLE(IF([raw.K12]&lt;[raw.AG12];&quot;Red&quot;;IF([raw.K12]&gt;[raw.AH12];&quot;Blue&quot;;&quot;Green&quot;)))" office:value-type="float" office:value="0.02635" calcext:value-type="float">
            <text:p>0.0264</text:p>
          </table:table-cell>
          <table:table-cell table:style-name="ce30" table:formula="of:=[raw.AI12]+ORG.OPENOFFICE.STYLE(IF([raw.K12]&lt;[raw.AJ12];&quot;Red&quot;;IF([raw.K12]&gt;[raw.AK12];&quot;Blue&quot;;&quot;Green&quot;)))" office:value-type="float" office:value="0.05405" calcext:value-type="float">
            <text:p>0.0541</text:p>
          </table:table-cell>
          <table:table-cell table:style-name="ce16" table:formula="of:=[raw.AL12]+ORG.OPENOFFICE.STYLE(IF([raw.K12]&lt;[raw.AM12];&quot;Red&quot;;IF([raw.K12]&gt;[raw.AN12];&quot;Blue&quot;;&quot;Green&quot;)))" office:value-type="float" office:value="0.05015" calcext:value-type="float">
            <text:p>0.0502</text:p>
          </table:table-cell>
          <table:table-cell table:style-name="ce6" table:formula="of:=[raw.AO12]+ORG.OPENOFFICE.STYLE(IF([raw.K12]&lt;[raw.AP12];&quot;Red&quot;;IF([raw.K12]&gt;[raw.AQ12];&quot;Blue&quot;;&quot;Green&quot;)))" office:value-type="float" office:value="0.02745" calcext:value-type="float">
            <text:p>0.0275</text:p>
          </table:table-cell>
          <table:table-cell table:style-name="ce6" table:formula="of:=[raw.AR12]+ORG.OPENOFFICE.STYLE(IF([raw.K12]&lt;[raw.AS12];&quot;Red&quot;;IF([raw.K12]&gt;[raw.AT12];&quot;Blue&quot;;&quot;Green&quot;)))" office:value-type="float" office:value="0.02745" calcext:value-type="float">
            <text:p>0.0275</text:p>
          </table:table-cell>
          <table:table-cell table:style-name="ce30" table:formula="of:=[raw.AU12]+ORG.OPENOFFICE.STYLE(IF([raw.K12]&lt;[raw.AV12];&quot;Red&quot;;IF([raw.K12]&gt;[raw.AW12];&quot;Blue&quot;;&quot;Green&quot;)))" office:value-type="float" office:value="0.0537" calcext:value-type="float">
            <text:p>0.0537</text:p>
          </table:table-cell>
        </table:table-row>
        <table:table-row table:style-name="ro1">
          <table:table-cell table:style-name="ce5" table:formula="of:=[$raw.A13]" office:value-type="string" office:string-value="bh_negdep_posonly" calcext:value-type="string">
            <text:p>bh_negdep_posonly</text:p>
          </table:table-cell>
          <table:table-cell table:style-name="ce2" table:formula="of:=[$raw.B13]" office:value-type="float" office:value="12" calcext:value-type="float">
            <text:p>1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-1" calcext:value-type="float">
            <text:p>-1</text:p>
          </table:table-cell>
          <table:table-cell table:style-name="ce27" table:formula="of:=[$raw.F13]" office:value-type="string" office:string-value="BH1995" calcext:value-type="string">
            <text:p>BH1995</text:p>
          </table:table-cell>
          <table:table-cell table:style-name="ce15" table:formula="of:=[raw.N13]+ORG.OPENOFFICE.STYLE(IF([raw.K13]&lt;[raw.O13];&quot;Red&quot;;IF([raw.K13]&gt;[raw.P13];&quot;Blue&quot;;&quot;Green&quot;)))" office:value-type="float" office:value="0.0444862301587298" calcext:value-type="float">
            <text:p>0.0445</text:p>
          </table:table-cell>
          <table:table-cell table:style-name="ce6" table:formula="of:=[raw.Q13]+ORG.OPENOFFICE.STYLE(IF([raw.K13]&lt;[raw.R13];&quot;Red&quot;;IF([raw.K13]&gt;[raw.S13];&quot;Blue&quot;;&quot;Green&quot;)))" office:value-type="float" office:value="0.0372444642857142" calcext:value-type="float">
            <text:p>0.0372</text:p>
          </table:table-cell>
          <table:table-cell table:style-name="ce6" table:formula="of:=[raw.T13]+ORG.OPENOFFICE.STYLE(IF([raw.K13]&lt;[raw.U13];&quot;Red&quot;;IF([raw.K13]&gt;[raw.V13];&quot;Blue&quot;;&quot;Green&quot;)))" office:value-type="float" office:value="0.0372444642857142" calcext:value-type="float">
            <text:p>0.0372</text:p>
          </table:table-cell>
          <table:table-cell table:style-name="ce29" table:formula="of:=[raw.W13]+ORG.OPENOFFICE.STYLE(IF([raw.K13]&lt;[raw.X13];&quot;Red&quot;;IF([raw.K13]&gt;[raw.Y13];&quot;Blue&quot;;&quot;Green&quot;)))" office:value-type="float" office:value="0.0420078571428569" calcext:value-type="float">
            <text:p>0.0420</text:p>
          </table:table-cell>
          <table:table-cell table:style-name="ce15" table:formula="of:=[raw.Z13]+ORG.OPENOFFICE.STYLE(IF([raw.K13]&lt;[raw.AA13];&quot;Red&quot;;IF([raw.K13]&gt;[raw.AB13];&quot;Blue&quot;;&quot;Green&quot;)))" office:value-type="float" office:value="0.0367077380952379" calcext:value-type="float">
            <text:p>0.0367</text:p>
          </table:table-cell>
          <table:table-cell table:style-name="ce6" table:formula="of:=[raw.AC13]+ORG.OPENOFFICE.STYLE(IF([raw.K13]&lt;[raw.AD13];&quot;Red&quot;;IF([raw.K13]&gt;[raw.AE13];&quot;Blue&quot;;&quot;Green&quot;)))" office:value-type="float" office:value="0.0191161904761905" calcext:value-type="float">
            <text:p>0.0191</text:p>
          </table:table-cell>
          <table:table-cell table:style-name="ce61" table:formula="of:=[raw.AF13]+ORG.OPENOFFICE.STYLE(IF([raw.K13]&lt;[raw.AG13];&quot;Red&quot;;IF([raw.K13]&gt;[raw.AH13];&quot;Blue&quot;;&quot;Green&quot;)))" office:value-type="float" office:value="0.0191161904761905" calcext:value-type="float">
            <text:p>0.0191</text:p>
          </table:table-cell>
          <table:table-cell table:style-name="ce29" table:formula="of:=[raw.AI13]+ORG.OPENOFFICE.STYLE(IF([raw.K13]&lt;[raw.AJ13];&quot;Red&quot;;IF([raw.K13]&gt;[raw.AK13];&quot;Blue&quot;;&quot;Green&quot;)))" office:value-type="float" office:value="0.0301489880952381" calcext:value-type="float">
            <text:p>0.0301</text:p>
          </table:table-cell>
          <table:table-cell table:style-name="ce15" table:formula="of:=[raw.AL13]+ORG.OPENOFFICE.STYLE(IF([raw.K13]&lt;[raw.AM13];&quot;Red&quot;;IF([raw.K13]&gt;[raw.AN13];&quot;Blue&quot;;&quot;Green&quot;)))" office:value-type="float" office:value="0.0393" calcext:value-type="float">
            <text:p>0.0393</text:p>
          </table:table-cell>
          <table:table-cell table:style-name="ce9" table:formula="of:=[raw.AO13]+ORG.OPENOFFICE.STYLE(IF([raw.K13]&lt;[raw.AP13];&quot;Red&quot;;IF([raw.K13]&gt;[raw.AQ13];&quot;Blue&quot;;&quot;Green&quot;)))" office:value-type="float" office:value="0.0877" calcext:value-type="float">
            <text:p>0.0877</text:p>
          </table:table-cell>
          <table:table-cell table:style-name="ce9" table:formula="of:=[raw.AR13]+ORG.OPENOFFICE.STYLE(IF([raw.K13]&lt;[raw.AS13];&quot;Red&quot;;IF([raw.K13]&gt;[raw.AT13];&quot;Blue&quot;;&quot;Green&quot;)))" office:value-type="float" office:value="0.0877" calcext:value-type="float">
            <text:p>0.0877</text:p>
          </table:table-cell>
          <table:table-cell table:style-name="ce30" table:formula="of:=[raw.AU13]+ORG.OPENOFFICE.STYLE(IF([raw.K13]&lt;[raw.AV13];&quot;Red&quot;;IF([raw.K13]&gt;[raw.AW13];&quot;Blue&quot;;&quot;Green&quot;)))" office:value-type="float" office:value="0.0541" calcext:value-type="float">
            <text:p>0.0541</text:p>
          </table:table-cell>
        </table:table-row>
        <table:table-row table:style-name="ro1">
          <table:table-cell table:style-name="ce5" table:formula="of:=[$raw.A14]" office:value-type="string" office:string-value="bh_negdep_negonly" calcext:value-type="string">
            <text:p>bh_negdep_negonly</text:p>
          </table:table-cell>
          <table:table-cell table:style-name="ce2" table:formula="of:=[$raw.B14]" office:value-type="float" office:value="13" calcext:value-type="float">
            <text:p>1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-1" calcext:value-type="float">
            <text:p>-1</text:p>
          </table:table-cell>
          <table:table-cell table:style-name="ce27" table:formula="of:=[$raw.F14]" office:value-type="string" office:string-value="BH1995" calcext:value-type="string">
            <text:p>BH1995</text:p>
          </table:table-cell>
          <table:table-cell table:style-name="ce38" table:formula="of:=[raw.N14]+ORG.OPENOFFICE.STYLE(IF([raw.K14]&lt;[raw.O14];&quot;Red&quot;;IF([raw.K14]&gt;[raw.P14];&quot;Blue&quot;;&quot;Green&quot;)))" office:value-type="float" office:value="0.200332023809528" calcext:value-type="float">
            <text:p>0.2003</text:p>
          </table:table-cell>
          <table:table-cell table:style-name="ce9" table:formula="of:=[raw.Q14]+ORG.OPENOFFICE.STYLE(IF([raw.K14]&lt;[raw.R14];&quot;Red&quot;;IF([raw.K14]&gt;[raw.S14];&quot;Blue&quot;;&quot;Green&quot;)))" office:value-type="float" office:value="0.195506507936512" calcext:value-type="float">
            <text:p>0.1955</text:p>
          </table:table-cell>
          <table:table-cell table:style-name="ce9" table:formula="of:=[raw.T14]+ORG.OPENOFFICE.STYLE(IF([raw.K14]&lt;[raw.U14];&quot;Red&quot;;IF([raw.K14]&gt;[raw.V14];&quot;Blue&quot;;&quot;Green&quot;)))" office:value-type="float" office:value="0.195506507936512" calcext:value-type="float">
            <text:p>0.1955</text:p>
          </table:table-cell>
          <table:table-cell table:style-name="ce30" table:formula="of:=[raw.W14]+ORG.OPENOFFICE.STYLE(IF([raw.K14]&lt;[raw.X14];&quot;Red&quot;;IF([raw.K14]&gt;[raw.Y14];&quot;Blue&quot;;&quot;Green&quot;)))" office:value-type="float" office:value="0.197758273809527" calcext:value-type="float">
            <text:p>0.1978</text:p>
          </table:table-cell>
          <table:table-cell table:style-name="ce15" table:formula="of:=[raw.Z14]+ORG.OPENOFFICE.STYLE(IF([raw.K14]&lt;[raw.AA14];&quot;Red&quot;;IF([raw.K14]&gt;[raw.AB14];&quot;Blue&quot;;&quot;Green&quot;)))" office:value-type="float" office:value="0.03495" calcext:value-type="float">
            <text:p>0.0350</text:p>
          </table:table-cell>
          <table:table-cell table:style-name="ce9" table:formula="of:=[raw.AC14]+ORG.OPENOFFICE.STYLE(IF([raw.K14]&lt;[raw.AD14];&quot;Red&quot;;IF([raw.K14]&gt;[raw.AE14];&quot;Blue&quot;;&quot;Green&quot;)))" office:value-type="float" office:value="0.0975" calcext:value-type="float">
            <text:p>0.0975</text:p>
          </table:table-cell>
          <table:table-cell table:style-name="ce62" table:formula="of:=[raw.AF14]+ORG.OPENOFFICE.STYLE(IF([raw.K14]&lt;[raw.AG14];&quot;Red&quot;;IF([raw.K14]&gt;[raw.AH14];&quot;Blue&quot;;&quot;Green&quot;)))" office:value-type="float" office:value="0.0975" calcext:value-type="float">
            <text:p>0.0975</text:p>
          </table:table-cell>
          <table:table-cell table:style-name="ce30" table:formula="of:=[raw.AI14]+ORG.OPENOFFICE.STYLE(IF([raw.K14]&lt;[raw.AJ14];&quot;Red&quot;;IF([raw.K14]&gt;[raw.AK14];&quot;Blue&quot;;&quot;Green&quot;)))" office:value-type="float" office:value="0.0533" calcext:value-type="float">
            <text:p>0.0533</text:p>
          </table:table-cell>
          <table:table-cell table:style-name="ce38" table:formula="of:=[raw.AL14]+ORG.OPENOFFICE.STYLE(IF([raw.K14]&lt;[raw.AM14];&quot;Red&quot;;IF([raw.K14]&gt;[raw.AN14];&quot;Blue&quot;;&quot;Green&quot;)))" office:value-type="float" office:value="0.195613869047622" calcext:value-type="float">
            <text:p>0.1956</text:p>
          </table:table-cell>
          <table:table-cell table:style-name="ce9" table:formula="of:=[raw.AO14]+ORG.OPENOFFICE.STYLE(IF([raw.K14]&lt;[raw.AP14];&quot;Red&quot;;IF([raw.K14]&gt;[raw.AQ14];&quot;Blue&quot;;&quot;Green&quot;)))" office:value-type="float" office:value="0.181211111111114" calcext:value-type="float">
            <text:p>0.1812</text:p>
          </table:table-cell>
          <table:table-cell table:style-name="ce9" table:formula="of:=[raw.AR14]+ORG.OPENOFFICE.STYLE(IF([raw.K14]&lt;[raw.AS14];&quot;Red&quot;;IF([raw.K14]&gt;[raw.AT14];&quot;Blue&quot;;&quot;Green&quot;)))" office:value-type="float" office:value="0.181211111111114" calcext:value-type="float">
            <text:p>0.1812</text:p>
          </table:table-cell>
          <table:table-cell table:style-name="ce30" table:formula="of:=[raw.AU14]+ORG.OPENOFFICE.STYLE(IF([raw.K14]&lt;[raw.AV14];&quot;Red&quot;;IF([raw.K14]&gt;[raw.AW14];&quot;Blue&quot;;&quot;Green&quot;)))" office:value-type="float" office:value="0.189507599206352" calcext:value-type="float">
            <text:p>0.1895</text:p>
          </table:table-cell>
        </table:table-row>
        <table:table-row table:style-name="ro1">
          <table:table-cell table:style-name="ce5" table:formula="of:=[$raw.A15]" office:value-type="string" office:string-value="bh_negdep_balanced" calcext:value-type="string">
            <text:p>bh_negdep_balanced</text:p>
          </table:table-cell>
          <table:table-cell table:style-name="ce2" table:formula="of:=[$raw.B15]" office:value-type="float" office:value="14" calcext:value-type="float">
            <text:p>1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-1" calcext:value-type="float">
            <text:p>-1</text:p>
          </table:table-cell>
          <table:table-cell table:style-name="ce27" table:formula="of:=[$raw.F15]" office:value-type="string" office:string-value="BH1995" calcext:value-type="string">
            <text:p>BH1995</text:p>
          </table:table-cell>
          <table:table-cell table:style-name="ce38" table:formula="of:=[raw.N15]+ORG.OPENOFFICE.STYLE(IF([raw.K15]&lt;[raw.O15];&quot;Red&quot;;IF([raw.K15]&gt;[raw.P15];&quot;Blue&quot;;&quot;Green&quot;)))" office:value-type="float" office:value="0.11491398046398" calcext:value-type="float">
            <text:p>0.1149</text:p>
          </table:table-cell>
          <table:table-cell table:style-name="ce9" table:formula="of:=[raw.Q15]+ORG.OPENOFFICE.STYLE(IF([raw.K15]&lt;[raw.R15];&quot;Red&quot;;IF([raw.K15]&gt;[raw.S15];&quot;Blue&quot;;&quot;Green&quot;)))" office:value-type="float" office:value="0.111989811161061" calcext:value-type="float">
            <text:p>0.1120</text:p>
          </table:table-cell>
          <table:table-cell table:style-name="ce9" table:formula="of:=[raw.T15]+ORG.OPENOFFICE.STYLE(IF([raw.K15]&lt;[raw.U15];&quot;Red&quot;;IF([raw.K15]&gt;[raw.V15];&quot;Blue&quot;;&quot;Green&quot;)))" office:value-type="float" office:value="0.111989811161061" calcext:value-type="float">
            <text:p>0.1120</text:p>
          </table:table-cell>
          <table:table-cell table:style-name="ce30" table:formula="of:=[raw.W15]+ORG.OPENOFFICE.STYLE(IF([raw.K15]&lt;[raw.X15];&quot;Red&quot;;IF([raw.K15]&gt;[raw.Y15];&quot;Blue&quot;;&quot;Green&quot;)))" office:value-type="float" office:value="0.114136114579864" calcext:value-type="float">
            <text:p>0.1141</text:p>
          </table:table-cell>
          <table:table-cell table:style-name="ce15" table:formula="of:=[raw.Z15]+ORG.OPENOFFICE.STYLE(IF([raw.K15]&lt;[raw.AA15];&quot;Red&quot;;IF([raw.K15]&gt;[raw.AB15];&quot;Blue&quot;;&quot;Green&quot;)))" office:value-type="float" office:value="0.0233860714285715" calcext:value-type="float">
            <text:p>0.0234</text:p>
          </table:table-cell>
          <table:table-cell table:style-name="ce6" table:formula="of:=[raw.AC15]+ORG.OPENOFFICE.STYLE(IF([raw.K15]&lt;[raw.AD15];&quot;Red&quot;;IF([raw.K15]&gt;[raw.AE15];&quot;Blue&quot;;&quot;Green&quot;)))" office:value-type="float" office:value="0.0241628571428573" calcext:value-type="float">
            <text:p>0.0242</text:p>
          </table:table-cell>
          <table:table-cell table:style-name="ce61" table:formula="of:=[raw.AF15]+ORG.OPENOFFICE.STYLE(IF([raw.K15]&lt;[raw.AG15];&quot;Red&quot;;IF([raw.K15]&gt;[raw.AH15];&quot;Blue&quot;;&quot;Green&quot;)))" office:value-type="float" office:value="0.0241628571428573" calcext:value-type="float">
            <text:p>0.0242</text:p>
          </table:table-cell>
          <table:table-cell table:style-name="ce29" table:formula="of:=[raw.AI15]+ORG.OPENOFFICE.STYLE(IF([raw.K15]&lt;[raw.AJ15];&quot;Red&quot;;IF([raw.K15]&gt;[raw.AK15];&quot;Blue&quot;;&quot;Green&quot;)))" office:value-type="float" office:value="0.0247499404761906" calcext:value-type="float">
            <text:p>0.0247</text:p>
          </table:table-cell>
          <table:table-cell table:style-name="ce38" table:formula="of:=[raw.AL15]+ORG.OPENOFFICE.STYLE(IF([raw.K15]&lt;[raw.AM15];&quot;Red&quot;;IF([raw.K15]&gt;[raw.AN15];&quot;Blue&quot;;&quot;Green&quot;)))" office:value-type="float" office:value="0.185753988095242" calcext:value-type="float">
            <text:p>0.1858</text:p>
          </table:table-cell>
          <table:table-cell table:style-name="ce9" table:formula="of:=[raw.AO15]+ORG.OPENOFFICE.STYLE(IF([raw.K15]&lt;[raw.AP15];&quot;Red&quot;;IF([raw.K15]&gt;[raw.AQ15];&quot;Blue&quot;;&quot;Green&quot;)))" office:value-type="float" office:value="0.183553214285718" calcext:value-type="float">
            <text:p>0.1836</text:p>
          </table:table-cell>
          <table:table-cell table:style-name="ce9" table:formula="of:=[raw.AR15]+ORG.OPENOFFICE.STYLE(IF([raw.K15]&lt;[raw.AS15];&quot;Red&quot;;IF([raw.K15]&gt;[raw.AT15];&quot;Blue&quot;;&quot;Green&quot;)))" office:value-type="float" office:value="0.183553214285718" calcext:value-type="float">
            <text:p>0.1836</text:p>
          </table:table-cell>
          <table:table-cell table:style-name="ce30" table:formula="of:=[raw.AU15]+ORG.OPENOFFICE.STYLE(IF([raw.K15]&lt;[raw.AV15];&quot;Red&quot;;IF([raw.K15]&gt;[raw.AW15];&quot;Blue&quot;;&quot;Green&quot;)))" office:value-type="float" office:value="0.184400059523813" calcext:value-type="float">
            <text:p>0.1844</text:p>
          </table:table-cell>
        </table:table-row>
        <table:table-row table:style-name="ro1">
          <table:table-cell table:style-name="ce11" table:formula="of:=[$raw.A16]" office:value-type="string" office:string-value="bh_negdep_unbalanced" calcext:value-type="string">
            <text:p>bh_negdep_unbalanced</text:p>
          </table:table-cell>
          <table:table-cell table:style-name="ce21" table:formula="of:=[$raw.B16]" office:value-type="float" office:value="15" calcext:value-type="float">
            <text:p>15</text:p>
          </table:table-cell>
          <table:table-cell table:style-name="ce21" table:formula="of:=[$raw.C16]" office:value-type="float" office:value="0.1" calcext:value-type="float">
            <text:p>0.1</text:p>
          </table:table-cell>
          <table:table-cell table:style-name="ce21" table:formula="of:=[$raw.D16]" office:value-type="float" office:value="0.4" calcext:value-type="float">
            <text:p>0.4</text:p>
          </table:table-cell>
          <table:table-cell table:style-name="ce21" table:formula="of:=[$raw.E16]" office:value-type="float" office:value="-1" calcext:value-type="float">
            <text:p>-1</text:p>
          </table:table-cell>
          <table:table-cell table:style-name="ce21" table:formula="of:=[$raw.F16]" office:value-type="string" office:string-value="BH1995" calcext:value-type="string">
            <text:p>BH1995</text:p>
          </table:table-cell>
          <table:table-cell table:style-name="ce48" table:formula="of:=[raw.N16]+ORG.OPENOFFICE.STYLE(IF([raw.K16]&lt;[raw.O16];&quot;Red&quot;;IF([raw.K16]&gt;[raw.P16];&quot;Blue&quot;;&quot;Green&quot;)))" office:value-type="float" office:value="0.117811153429903" calcext:value-type="float">
            <text:p>0.1178</text:p>
          </table:table-cell>
          <table:table-cell table:style-name="ce87" table:formula="of:=[raw.Q16]+ORG.OPENOFFICE.STYLE(IF([raw.K16]&lt;[raw.R16];&quot;Red&quot;;IF([raw.K16]&gt;[raw.S16];&quot;Blue&quot;;&quot;Green&quot;)))" office:value-type="float" office:value="0.11252238095238" calcext:value-type="float">
            <text:p>0.1125</text:p>
          </table:table-cell>
          <table:table-cell table:style-name="ce87" table:formula="of:=[raw.T16]+ORG.OPENOFFICE.STYLE(IF([raw.K16]&lt;[raw.U16];&quot;Red&quot;;IF([raw.K16]&gt;[raw.V16];&quot;Blue&quot;;&quot;Green&quot;)))" office:value-type="float" office:value="0.11252238095238" calcext:value-type="float">
            <text:p>0.1125</text:p>
          </table:table-cell>
          <table:table-cell table:style-name="ce79" table:formula="of:=[raw.W16]+ORG.OPENOFFICE.STYLE(IF([raw.K16]&lt;[raw.X16];&quot;Red&quot;;IF([raw.K16]&gt;[raw.Y16];&quot;Blue&quot;;&quot;Green&quot;)))" office:value-type="float" office:value="0.114263985181485" calcext:value-type="float">
            <text:p>0.1143</text:p>
          </table:table-cell>
          <table:table-cell table:style-name="ce17" table:formula="of:=[raw.Z16]+ORG.OPENOFFICE.STYLE(IF([raw.K16]&lt;[raw.AA16];&quot;Red&quot;;IF([raw.K16]&gt;[raw.AB16];&quot;Blue&quot;;&quot;Green&quot;)))" office:value-type="float" office:value="0.0230833333333333" calcext:value-type="float">
            <text:p>0.0231</text:p>
          </table:table-cell>
          <table:table-cell table:style-name="ce85" table:formula="of:=[raw.AC16]+ORG.OPENOFFICE.STYLE(IF([raw.K16]&lt;[raw.AD16];&quot;Red&quot;;IF([raw.K16]&gt;[raw.AE16];&quot;Blue&quot;;&quot;Green&quot;)))" office:value-type="float" office:value="0.0490683333333335" calcext:value-type="float">
            <text:p>0.0491</text:p>
          </table:table-cell>
          <table:table-cell table:style-name="ce85" table:formula="of:=[raw.AF16]+ORG.OPENOFFICE.STYLE(IF([raw.K16]&lt;[raw.AG16];&quot;Red&quot;;IF([raw.K16]&gt;[raw.AH16];&quot;Blue&quot;;&quot;Green&quot;)))" office:value-type="float" office:value="0.0490683333333335" calcext:value-type="float">
            <text:p>0.0491</text:p>
          </table:table-cell>
          <table:table-cell table:style-name="ce32" table:formula="of:=[raw.AI16]+ORG.OPENOFFICE.STYLE(IF([raw.K16]&lt;[raw.AJ16];&quot;Red&quot;;IF([raw.K16]&gt;[raw.AK16];&quot;Blue&quot;;&quot;Green&quot;)))" office:value-type="float" office:value="0.0364950000000001" calcext:value-type="float">
            <text:p>0.0365</text:p>
          </table:table-cell>
          <table:table-cell table:style-name="ce48" table:formula="of:=[raw.AL16]+ORG.OPENOFFICE.STYLE(IF([raw.K16]&lt;[raw.AM16];&quot;Red&quot;;IF([raw.K16]&gt;[raw.AN16];&quot;Blue&quot;;&quot;Green&quot;)))" office:value-type="float" office:value="0.13152204184704" calcext:value-type="float">
            <text:p>0.1315</text:p>
          </table:table-cell>
          <table:table-cell table:style-name="ce87" table:formula="of:=[raw.AO16]+ORG.OPENOFFICE.STYLE(IF([raw.K16]&lt;[raw.AP16];&quot;Red&quot;;IF([raw.K16]&gt;[raw.AQ16];&quot;Blue&quot;;&quot;Green&quot;)))" office:value-type="float" office:value="0.123875757575757" calcext:value-type="float">
            <text:p>0.1239</text:p>
          </table:table-cell>
          <table:table-cell table:style-name="ce87" table:formula="of:=[raw.AR16]+ORG.OPENOFFICE.STYLE(IF([raw.K16]&lt;[raw.AS16];&quot;Red&quot;;IF([raw.K16]&gt;[raw.AT16];&quot;Blue&quot;;&quot;Green&quot;)))" office:value-type="float" office:value="0.123875757575757" calcext:value-type="float">
            <text:p>0.1239</text:p>
          </table:table-cell>
          <table:table-cell table:style-name="ce79" table:formula="of:=[raw.AU16]+ORG.OPENOFFICE.STYLE(IF([raw.K16]&lt;[raw.AV16];&quot;Red&quot;;IF([raw.K16]&gt;[raw.AW16];&quot;Blue&quot;;&quot;Green&quot;)))" office:value-type="float" office:value="0.126359276695526" calcext:value-type="float">
            <text:p>0.1264</text:p>
          </table:table-cell>
        </table:table-row>
        <table:table-row table:style-name="ro1">
          <table:table-cell table:style-name="ce1" table:formula="of:=[$raw.A17]" office:value-type="string" office:string-value="bky_indep_null" calcext:value-type="string">
            <text:p>bky_indep_null</text:p>
          </table:table-cell>
          <table:table-cell table:style-name="ce22" table:formula="of:=[$raw.B17]" office:value-type="float" office:value="1" calcext:value-type="float">
            <text:p>1</text:p>
          </table:table-cell>
          <table:table-cell table:style-name="ce22" table:formula="of:=[$raw.C17]" office:value-type="float" office:value="0" calcext:value-type="float">
            <text:p>0</text:p>
          </table:table-cell>
          <table:table-cell table:style-name="ce22" table:formula="of:=[$raw.D17]" office:value-type="float" office:value="0" calcext:value-type="float">
            <text:p>0</text:p>
          </table:table-cell>
          <table:table-cell table:style-name="ce22" table:formula="of:=[$raw.E17]" office:value-type="float" office:value="0" calcext:value-type="float">
            <text:p>0</text:p>
          </table:table-cell>
          <table:table-cell table:style-name="ce22" table:formula="of:=[$raw.F17]" office:value-type="string" office:string-value="BKY2006" calcext:value-type="string">
            <text:p>BKY2006</text:p>
          </table:table-cell>
          <table:table-cell table:style-name="ce43" table:formula="of:=[raw.N17]+ORG.OPENOFFICE.STYLE(IF([raw.K17]&lt;[raw.O17];&quot;Red&quot;;IF([raw.K17]&gt;[raw.P17];&quot;Blue&quot;;&quot;Green&quot;)))" office:value-type="float" office:value="0.09935" calcext:value-type="float">
            <text:p>0.0994</text:p>
          </table:table-cell>
          <table:table-cell table:style-name="ce60" table:formula="of:=[raw.Q17]+ORG.OPENOFFICE.STYLE(IF([raw.K17]&lt;[raw.R17];&quot;Red&quot;;IF([raw.K17]&gt;[raw.S17];&quot;Blue&quot;;&quot;Green&quot;)))" office:value-type="float" office:value="0.0517" calcext:value-type="float">
            <text:p>0.0517</text:p>
          </table:table-cell>
          <table:table-cell table:style-name="ce60" table:formula="of:=[raw.T17]+ORG.OPENOFFICE.STYLE(IF([raw.K17]&lt;[raw.U17];&quot;Red&quot;;IF([raw.K17]&gt;[raw.V17];&quot;Blue&quot;;&quot;Green&quot;)))" office:value-type="float" office:value="0.05155" calcext:value-type="float">
            <text:p>0.0516</text:p>
          </table:table-cell>
          <table:table-cell table:style-name="ce75" table:formula="of:=[raw.W17]+ORG.OPENOFFICE.STYLE(IF([raw.K17]&lt;[raw.X17];&quot;Red&quot;;IF([raw.K17]&gt;[raw.Y17];&quot;Blue&quot;;&quot;Green&quot;)))" office:value-type="float" office:value="0.0986" calcext:value-type="float">
            <text:p>0.0986</text:p>
          </table:table-cell>
          <table:table-cell table:style-name="ce83" table:formula="of:=[raw.Z17]+ORG.OPENOFFICE.STYLE(IF([raw.K17]&lt;[raw.AA17];&quot;Red&quot;;IF([raw.K17]&gt;[raw.AB17];&quot;Blue&quot;;&quot;Green&quot;)))" office:value-type="float" office:value="0.05105" calcext:value-type="float">
            <text:p>0.0511</text:p>
          </table:table-cell>
          <table:table-cell table:style-name="ce91" table:formula="of:=[raw.AC17]+ORG.OPENOFFICE.STYLE(IF([raw.K17]&lt;[raw.AD17];&quot;Red&quot;;IF([raw.K17]&gt;[raw.AE17];&quot;Blue&quot;;&quot;Green&quot;)))" office:value-type="float" office:value="0.02665" calcext:value-type="float">
            <text:p>0.0267</text:p>
          </table:table-cell>
          <table:table-cell table:style-name="ce91" table:formula="of:=[raw.AF17]+ORG.OPENOFFICE.STYLE(IF([raw.K17]&lt;[raw.AG17];&quot;Red&quot;;IF([raw.K17]&gt;[raw.AH17];&quot;Blue&quot;;&quot;Green&quot;)))" office:value-type="float" office:value="0.0265" calcext:value-type="float">
            <text:p>0.0265</text:p>
          </table:table-cell>
          <table:table-cell table:style-name="ce99" table:formula="of:=[raw.AI17]+ORG.OPENOFFICE.STYLE(IF([raw.K17]&lt;[raw.AJ17];&quot;Red&quot;;IF([raw.K17]&gt;[raw.AK17];&quot;Blue&quot;;&quot;Green&quot;)))" office:value-type="float" office:value="0.0509" calcext:value-type="float">
            <text:p>0.0509</text:p>
          </table:table-cell>
          <table:table-cell table:style-name="ce83" table:formula="of:=[raw.AL17]+ORG.OPENOFFICE.STYLE(IF([raw.K17]&lt;[raw.AM17];&quot;Red&quot;;IF([raw.K17]&gt;[raw.AN17];&quot;Blue&quot;;&quot;Green&quot;)))" office:value-type="float" office:value="0.0505" calcext:value-type="float">
            <text:p>0.0505</text:p>
          </table:table-cell>
          <table:table-cell table:style-name="ce91" table:formula="of:=[raw.AO17]+ORG.OPENOFFICE.STYLE(IF([raw.K17]&lt;[raw.AP17];&quot;Red&quot;;IF([raw.K17]&gt;[raw.AQ17];&quot;Blue&quot;;&quot;Green&quot;)))" office:value-type="float" office:value="0.0275" calcext:value-type="float">
            <text:p>0.0275</text:p>
          </table:table-cell>
          <table:table-cell table:style-name="ce91" table:formula="of:=[raw.AR17]+ORG.OPENOFFICE.STYLE(IF([raw.K17]&lt;[raw.AS17];&quot;Red&quot;;IF([raw.K17]&gt;[raw.AT17];&quot;Blue&quot;;&quot;Green&quot;)))" office:value-type="float" office:value="0.02745" calcext:value-type="float">
            <text:p>0.0275</text:p>
          </table:table-cell>
          <table:table-cell table:style-name="ce99" table:formula="of:=[raw.AU17]+ORG.OPENOFFICE.STYLE(IF([raw.K17]&lt;[raw.AV17];&quot;Red&quot;;IF([raw.K17]&gt;[raw.AW17];&quot;Blue&quot;;&quot;Green&quot;)))" office:value-type="float" office:value="0.04955" calcext:value-type="float">
            <text:p>0.0496</text:p>
          </table:table-cell>
        </table:table-row>
        <table:table-row table:style-name="ro1">
          <table:table-cell table:style-name="ce5" table:formula="of:=[$raw.A18]" office:value-type="string" office:string-value="bky_indep_posonly" calcext:value-type="string">
            <text:p>bky_indep_posonly</text:p>
          </table:table-cell>
          <table:table-cell table:style-name="ce2" table:formula="of:=[$raw.B18]" office:value-type="float" office:value="2" calcext:value-type="float">
            <text:p>2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" calcext:value-type="float">
            <text:p>0</text:p>
          </table:table-cell>
          <table:table-cell table:style-name="ce27" table:formula="of:=[$raw.F18]" office:value-type="string" office:string-value="BKY2006" calcext:value-type="string">
            <text:p>BKY2006</text:p>
          </table:table-cell>
          <table:table-cell table:style-name="ce38" table:formula="of:=[raw.N18]+ORG.OPENOFFICE.STYLE(IF([raw.K18]&lt;[raw.O18];&quot;Red&quot;;IF([raw.K18]&gt;[raw.P18];&quot;Blue&quot;;&quot;Green&quot;)))" office:value-type="float" office:value="0.0541971428571423" calcext:value-type="float">
            <text:p>0.0542</text:p>
          </table:table-cell>
          <table:table-cell table:style-name="ce6" table:formula="of:=[raw.Q18]+ORG.OPENOFFICE.STYLE(IF([raw.K18]&lt;[raw.R18];&quot;Red&quot;;IF([raw.K18]&gt;[raw.S18];&quot;Blue&quot;;&quot;Green&quot;)))" office:value-type="float" office:value="0.0394504365079364" calcext:value-type="float">
            <text:p>0.0395</text:p>
          </table:table-cell>
          <table:table-cell table:style-name="ce6" table:formula="of:=[raw.T18]+ORG.OPENOFFICE.STYLE(IF([raw.K18]&lt;[raw.U18];&quot;Red&quot;;IF([raw.K18]&gt;[raw.V18];&quot;Blue&quot;;&quot;Green&quot;)))" office:value-type="float" office:value="0.0437490476190474" calcext:value-type="float">
            <text:p>0.0437</text:p>
          </table:table-cell>
          <table:table-cell table:style-name="ce30" table:formula="of:=[raw.W18]+ORG.OPENOFFICE.STYLE(IF([raw.K18]&lt;[raw.X18];&quot;Red&quot;;IF([raw.K18]&gt;[raw.Y18];&quot;Blue&quot;;&quot;Green&quot;)))" office:value-type="float" office:value="0.0536294246031741" calcext:value-type="float">
            <text:p>0.0536</text:p>
          </table:table-cell>
          <table:table-cell table:style-name="ce15" table:formula="of:=[raw.Z18]+ORG.OPENOFFICE.STYLE(IF([raw.K18]&lt;[raw.AA18];&quot;Red&quot;;IF([raw.K18]&gt;[raw.AB18];&quot;Blue&quot;;&quot;Green&quot;)))" office:value-type="float" office:value="0.04661369047619" calcext:value-type="float">
            <text:p>0.0466</text:p>
          </table:table-cell>
          <table:table-cell table:style-name="ce6" table:formula="of:=[raw.AC18]+ORG.OPENOFFICE.STYLE(IF([raw.K18]&lt;[raw.AD18];&quot;Red&quot;;IF([raw.K18]&gt;[raw.AE18];&quot;Blue&quot;;&quot;Green&quot;)))" office:value-type="float" office:value="0.0206679761904763" calcext:value-type="float">
            <text:p>0.0207</text:p>
          </table:table-cell>
          <table:table-cell table:style-name="ce61" table:formula="of:=[raw.AF18]+ORG.OPENOFFICE.STYLE(IF([raw.K18]&lt;[raw.AG18];&quot;Red&quot;;IF([raw.K18]&gt;[raw.AH18];&quot;Blue&quot;;&quot;Green&quot;)))" office:value-type="float" office:value="0.0228812698412699" calcext:value-type="float">
            <text:p>0.0229</text:p>
          </table:table-cell>
          <table:table-cell table:style-name="ce29" table:formula="of:=[raw.AI18]+ORG.OPENOFFICE.STYLE(IF([raw.K18]&lt;[raw.AJ18];&quot;Red&quot;;IF([raw.K18]&gt;[raw.AK18];&quot;Blue&quot;;&quot;Green&quot;)))" office:value-type="float" office:value="0.0427826587301584" calcext:value-type="float">
            <text:p>0.0428</text:p>
          </table:table-cell>
          <table:table-cell table:style-name="ce15" table:formula="of:=[raw.AL18]+ORG.OPENOFFICE.STYLE(IF([raw.K18]&lt;[raw.AM18];&quot;Red&quot;;IF([raw.K18]&gt;[raw.AN18];&quot;Blue&quot;;&quot;Green&quot;)))" office:value-type="float" office:value="0.03495" calcext:value-type="float">
            <text:p>0.0350</text:p>
          </table:table-cell>
          <table:table-cell table:style-name="ce9" table:formula="of:=[raw.AO18]+ORG.OPENOFFICE.STYLE(IF([raw.K18]&lt;[raw.AP18];&quot;Red&quot;;IF([raw.K18]&gt;[raw.AQ18];&quot;Blue&quot;;&quot;Green&quot;)))" office:value-type="float" office:value="0.0855" calcext:value-type="float">
            <text:p>0.0855</text:p>
          </table:table-cell>
          <table:table-cell table:style-name="ce9" table:formula="of:=[raw.AR18]+ORG.OPENOFFICE.STYLE(IF([raw.K18]&lt;[raw.AS18];&quot;Red&quot;;IF([raw.K18]&gt;[raw.AT18];&quot;Blue&quot;;&quot;Green&quot;)))" office:value-type="float" office:value="0.09735" calcext:value-type="float">
            <text:p>0.0974</text:p>
          </table:table-cell>
          <table:table-cell table:style-name="ce29" table:formula="of:=[raw.AU18]+ORG.OPENOFFICE.STYLE(IF([raw.K18]&lt;[raw.AV18];&quot;Red&quot;;IF([raw.K18]&gt;[raw.AW18];&quot;Blue&quot;;&quot;Green&quot;)))" office:value-type="float" office:value="0.04695" calcext:value-type="float">
            <text:p>0.0470</text:p>
          </table:table-cell>
        </table:table-row>
        <table:table-row table:style-name="ro1">
          <table:table-cell table:style-name="ce5" table:formula="of:=[$raw.A19]" office:value-type="string" office:string-value="bky_indep_negonly" calcext:value-type="string">
            <text:p>bky_indep_negonly</text:p>
          </table:table-cell>
          <table:table-cell table:style-name="ce2" table:formula="of:=[$raw.B19]" office:value-type="float" office:value="3" calcext:value-type="float">
            <text:p>3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" calcext:value-type="float">
            <text:p>0</text:p>
          </table:table-cell>
          <table:table-cell table:style-name="ce27" table:formula="of:=[$raw.F19]" office:value-type="string" office:string-value="BKY2006" calcext:value-type="string">
            <text:p>BKY2006</text:p>
          </table:table-cell>
          <table:table-cell table:style-name="ce38" table:formula="of:=[raw.N19]+ORG.OPENOFFICE.STYLE(IF([raw.K19]&lt;[raw.O19];&quot;Red&quot;;IF([raw.K19]&gt;[raw.P19];&quot;Blue&quot;;&quot;Green&quot;)))" office:value-type="float" office:value="0.211128952020206" calcext:value-type="float">
            <text:p>0.2111</text:p>
          </table:table-cell>
          <table:table-cell table:style-name="ce9" table:formula="of:=[raw.Q19]+ORG.OPENOFFICE.STYLE(IF([raw.K19]&lt;[raw.R19];&quot;Red&quot;;IF([raw.K19]&gt;[raw.S19];&quot;Blue&quot;;&quot;Green&quot;)))" office:value-type="float" office:value="0.198078849206353" calcext:value-type="float">
            <text:p>0.1981</text:p>
          </table:table-cell>
          <table:table-cell table:style-name="ce9" table:formula="of:=[raw.T19]+ORG.OPENOFFICE.STYLE(IF([raw.K19]&lt;[raw.U19];&quot;Red&quot;;IF([raw.K19]&gt;[raw.V19];&quot;Blue&quot;;&quot;Green&quot;)))" office:value-type="float" office:value="0.202398941197695" calcext:value-type="float">
            <text:p>0.2024</text:p>
          </table:table-cell>
          <table:table-cell table:style-name="ce30" table:formula="of:=[raw.W19]+ORG.OPENOFFICE.STYLE(IF([raw.K19]&lt;[raw.X19];&quot;Red&quot;;IF([raw.K19]&gt;[raw.Y19];&quot;Blue&quot;;&quot;Green&quot;)))" office:value-type="float" office:value="0.209675032467537" calcext:value-type="float">
            <text:p>0.2097</text:p>
          </table:table-cell>
          <table:table-cell table:style-name="ce15" table:formula="of:=[raw.Z19]+ORG.OPENOFFICE.STYLE(IF([raw.K19]&lt;[raw.AA19];&quot;Red&quot;;IF([raw.K19]&gt;[raw.AB19];&quot;Blue&quot;;&quot;Green&quot;)))" office:value-type="float" office:value="0.0354" calcext:value-type="float">
            <text:p>0.0354</text:p>
          </table:table-cell>
          <table:table-cell table:style-name="ce9" table:formula="of:=[raw.AC19]+ORG.OPENOFFICE.STYLE(IF([raw.K19]&lt;[raw.AD19];&quot;Red&quot;;IF([raw.K19]&gt;[raw.AE19];&quot;Blue&quot;;&quot;Green&quot;)))" office:value-type="float" office:value="0.10015" calcext:value-type="float">
            <text:p>0.1002</text:p>
          </table:table-cell>
          <table:table-cell table:style-name="ce62" table:formula="of:=[raw.AF19]+ORG.OPENOFFICE.STYLE(IF([raw.K19]&lt;[raw.AG19];&quot;Red&quot;;IF([raw.K19]&gt;[raw.AH19];&quot;Blue&quot;;&quot;Green&quot;)))" office:value-type="float" office:value="0.1165" calcext:value-type="float">
            <text:p>0.1165</text:p>
          </table:table-cell>
          <table:table-cell table:style-name="ce31" table:formula="of:=[raw.AI19]+ORG.OPENOFFICE.STYLE(IF([raw.K19]&lt;[raw.AJ19];&quot;Red&quot;;IF([raw.K19]&gt;[raw.AK19];&quot;Blue&quot;;&quot;Green&quot;)))" office:value-type="float" office:value="0.0494" calcext:value-type="float">
            <text:p>0.0494</text:p>
          </table:table-cell>
          <table:table-cell table:style-name="ce38" table:formula="of:=[raw.AL19]+ORG.OPENOFFICE.STYLE(IF([raw.K19]&lt;[raw.AM19];&quot;Red&quot;;IF([raw.K19]&gt;[raw.AN19];&quot;Blue&quot;;&quot;Green&quot;)))" office:value-type="float" office:value="0.205921699134203" calcext:value-type="float">
            <text:p>0.2059</text:p>
          </table:table-cell>
          <table:table-cell table:style-name="ce9" table:formula="of:=[raw.AO19]+ORG.OPENOFFICE.STYLE(IF([raw.K19]&lt;[raw.AP19];&quot;Red&quot;;IF([raw.K19]&gt;[raw.AQ19];&quot;Blue&quot;;&quot;Green&quot;)))" office:value-type="float" office:value="0.182667996031749" calcext:value-type="float">
            <text:p>0.1827</text:p>
          </table:table-cell>
          <table:table-cell table:style-name="ce9" table:formula="of:=[raw.AR19]+ORG.OPENOFFICE.STYLE(IF([raw.K19]&lt;[raw.AS19];&quot;Red&quot;;IF([raw.K19]&gt;[raw.AT19];&quot;Blue&quot;;&quot;Green&quot;)))" office:value-type="float" office:value="0.184883968253972" calcext:value-type="float">
            <text:p>0.1849</text:p>
          </table:table-cell>
          <table:table-cell table:style-name="ce30" table:formula="of:=[raw.AU19]+ORG.OPENOFFICE.STYLE(IF([raw.K19]&lt;[raw.AV19];&quot;Red&quot;;IF([raw.K19]&gt;[raw.AW19];&quot;Blue&quot;;&quot;Green&quot;)))" office:value-type="float" office:value="0.201885151515155" calcext:value-type="float">
            <text:p>0.2019</text:p>
          </table:table-cell>
        </table:table-row>
        <table:table-row table:style-name="ro1">
          <table:table-cell table:style-name="ce5" table:formula="of:=[$raw.A20]" office:value-type="string" office:string-value="bky_indep_balanced" calcext:value-type="string">
            <text:p>bky_indep_balanced</text:p>
          </table:table-cell>
          <table:table-cell table:style-name="ce27" table:formula="of:=[$raw.B20]" office:value-type="float" office:value="4" calcext:value-type="float">
            <text:p>4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" calcext:value-type="float">
            <text:p>0</text:p>
          </table:table-cell>
          <table:table-cell table:style-name="ce27" table:formula="of:=[$raw.F20]" office:value-type="string" office:string-value="BKY2006" calcext:value-type="string">
            <text:p>BKY2006</text:p>
          </table:table-cell>
          <table:table-cell table:style-name="ce38" table:formula="of:=[raw.N20]+ORG.OPENOFFICE.STYLE(IF([raw.K20]&lt;[raw.O20];&quot;Red&quot;;IF([raw.K20]&gt;[raw.P20];&quot;Blue&quot;;&quot;Green&quot;)))" office:value-type="float" office:value="0.121399852786102" calcext:value-type="float">
            <text:p>0.1214</text:p>
          </table:table-cell>
          <table:table-cell table:style-name="ce62" table:formula="of:=[raw.Q20]+ORG.OPENOFFICE.STYLE(IF([raw.K20]&lt;[raw.R20];&quot;Red&quot;;IF([raw.K20]&gt;[raw.S20];&quot;Blue&quot;;&quot;Green&quot;)))" office:value-type="float" office:value="0.116169702658452" calcext:value-type="float">
            <text:p>0.1162</text:p>
          </table:table-cell>
          <table:table-cell table:style-name="ce62" table:formula="of:=[raw.T20]+ORG.OPENOFFICE.STYLE(IF([raw.K20]&lt;[raw.U20];&quot;Red&quot;;IF([raw.K20]&gt;[raw.V20];&quot;Blue&quot;;&quot;Green&quot;)))" office:value-type="float" office:value="0.127988876499317" calcext:value-type="float">
            <text:p>0.1280</text:p>
          </table:table-cell>
          <table:table-cell table:style-name="ce30" table:formula="of:=[raw.W20]+ORG.OPENOFFICE.STYLE(IF([raw.K20]&lt;[raw.X20];&quot;Red&quot;;IF([raw.K20]&gt;[raw.Y20];&quot;Blue&quot;;&quot;Green&quot;)))" office:value-type="float" office:value="0.133644721324426" calcext:value-type="float">
            <text:p>0.1336</text:p>
          </table:table-cell>
          <table:table-cell table:style-name="ce15" table:formula="of:=[raw.Z20]+ORG.OPENOFFICE.STYLE(IF([raw.K20]&lt;[raw.AA20];&quot;Red&quot;;IF([raw.K20]&gt;[raw.AB20];&quot;Blue&quot;;&quot;Green&quot;)))" office:value-type="float" office:value="0.0273231547619049" calcext:value-type="float">
            <text:p>0.0273</text:p>
          </table:table-cell>
          <table:table-cell table:style-name="ce61" table:formula="of:=[raw.AC20]+ORG.OPENOFFICE.STYLE(IF([raw.K20]&lt;[raw.AD20];&quot;Red&quot;;IF([raw.K20]&gt;[raw.AE20];&quot;Blue&quot;;&quot;Green&quot;)))" office:value-type="float" office:value="0.0277611904761906" calcext:value-type="float">
            <text:p>0.0278</text:p>
          </table:table-cell>
          <table:table-cell table:style-name="ce61" table:formula="of:=[raw.AF20]+ORG.OPENOFFICE.STYLE(IF([raw.K20]&lt;[raw.AG20];&quot;Red&quot;;IF([raw.K20]&gt;[raw.AH20];&quot;Blue&quot;;&quot;Green&quot;)))" office:value-type="float" office:value="0.0410963888888885" calcext:value-type="float">
            <text:p>0.0411</text:p>
          </table:table-cell>
          <table:table-cell table:style-name="ce29" table:formula="of:=[raw.AI20]+ORG.OPENOFFICE.STYLE(IF([raw.K20]&lt;[raw.AJ20];&quot;Red&quot;;IF([raw.K20]&gt;[raw.AK20];&quot;Blue&quot;;&quot;Green&quot;)))" office:value-type="float" office:value="0.0406753769841266" calcext:value-type="float">
            <text:p>0.0407</text:p>
          </table:table-cell>
          <table:table-cell table:style-name="ce38" table:formula="of:=[raw.AL20]+ORG.OPENOFFICE.STYLE(IF([raw.K20]&lt;[raw.AM20];&quot;Red&quot;;IF([raw.K20]&gt;[raw.AN20];&quot;Blue&quot;;&quot;Green&quot;)))" office:value-type="float" office:value="0.190176448412701" calcext:value-type="float">
            <text:p>0.1902</text:p>
          </table:table-cell>
          <table:table-cell table:style-name="ce62" table:formula="of:=[raw.AO20]+ORG.OPENOFFICE.STYLE(IF([raw.K20]&lt;[raw.AP20];&quot;Red&quot;;IF([raw.K20]&gt;[raw.AQ20];&quot;Blue&quot;;&quot;Green&quot;)))" office:value-type="float" office:value="0.186887142857146" calcext:value-type="float">
            <text:p>0.1869</text:p>
          </table:table-cell>
          <table:table-cell table:style-name="ce62" table:formula="of:=[raw.AR20]+ORG.OPENOFFICE.STYLE(IF([raw.K20]&lt;[raw.AS20];&quot;Red&quot;;IF([raw.K20]&gt;[raw.AT20];&quot;Blue&quot;;&quot;Green&quot;)))" office:value-type="float" office:value="0.195995963203466" calcext:value-type="float">
            <text:p>0.1960</text:p>
          </table:table-cell>
          <table:table-cell table:style-name="ce30" table:formula="of:=[raw.AU20]+ORG.OPENOFFICE.STYLE(IF([raw.K20]&lt;[raw.AV20];&quot;Red&quot;;IF([raw.K20]&gt;[raw.AW20];&quot;Blue&quot;;&quot;Green&quot;)))" office:value-type="float" office:value="0.199566522366525" calcext:value-type="float">
            <text:p>0.1996</text:p>
          </table:table-cell>
        </table:table-row>
        <table:table-row table:style-name="ro1">
          <table:table-cell table:style-name="ce5" table:formula="of:=[$raw.A21]" office:value-type="string" office:string-value="bky_indep_unbalanced" calcext:value-type="string">
            <text:p>bky_indep_unbalanced</text:p>
          </table:table-cell>
          <table:table-cell table:style-name="ce27" table:formula="of:=[$raw.B21]" office:value-type="float" office:value="5" calcext:value-type="float">
            <text:p>5</text:p>
          </table:table-cell>
          <table:table-cell table:style-name="ce27" table:formula="of:=[$raw.C21]" office:value-type="float" office:value="0.1" calcext:value-type="float">
            <text:p>0.1</text:p>
          </table:table-cell>
          <table:table-cell table:style-name="ce27" table:formula="of:=[$raw.D21]" office:value-type="float" office:value="0.4" calcext:value-type="float">
            <text:p>0.4</text:p>
          </table:table-cell>
          <table:table-cell table:style-name="ce27" table:formula="of:=[$raw.E21]" office:value-type="float" office:value="0" calcext:value-type="float">
            <text:p>0</text:p>
          </table:table-cell>
          <table:table-cell table:style-name="ce27" table:formula="of:=[$raw.F21]" office:value-type="string" office:string-value="BKY2006" calcext:value-type="string">
            <text:p>BKY2006</text:p>
          </table:table-cell>
          <table:table-cell table:style-name="ce38" table:formula="of:=[raw.N21]+ORG.OPENOFFICE.STYLE(IF([raw.K21]&lt;[raw.O21];&quot;Red&quot;;IF([raw.K21]&gt;[raw.P21];&quot;Blue&quot;;&quot;Green&quot;)))" office:value-type="float" office:value="0.129495961424196" calcext:value-type="float">
            <text:p>0.1295</text:p>
          </table:table-cell>
          <table:table-cell table:style-name="ce62" table:formula="of:=[raw.Q21]+ORG.OPENOFFICE.STYLE(IF([raw.K21]&lt;[raw.R21];&quot;Red&quot;;IF([raw.K21]&gt;[raw.S21];&quot;Blue&quot;;&quot;Green&quot;)))" office:value-type="float" office:value="0.116000091991341" calcext:value-type="float">
            <text:p>0.1160</text:p>
          </table:table-cell>
          <table:table-cell table:style-name="ce62" table:formula="of:=[raw.T21]+ORG.OPENOFFICE.STYLE(IF([raw.K21]&lt;[raw.U21];&quot;Red&quot;;IF([raw.K21]&gt;[raw.V21];&quot;Blue&quot;;&quot;Green&quot;)))" office:value-type="float" office:value="0.127733554443921" calcext:value-type="float">
            <text:p>0.1277</text:p>
          </table:table-cell>
          <table:table-cell table:style-name="ce30" table:formula="of:=[raw.W21]+ORG.OPENOFFICE.STYLE(IF([raw.K21]&lt;[raw.X21];&quot;Red&quot;;IF([raw.K21]&gt;[raw.Y21];&quot;Blue&quot;;&quot;Green&quot;)))" office:value-type="float" office:value="0.134900961677211" calcext:value-type="float">
            <text:p>0.1349</text:p>
          </table:table-cell>
          <table:table-cell table:style-name="ce15" table:formula="of:=[raw.Z21]+ORG.OPENOFFICE.STYLE(IF([raw.K21]&lt;[raw.AA21];&quot;Red&quot;;IF([raw.K21]&gt;[raw.AB21];&quot;Blue&quot;;&quot;Green&quot;)))" office:value-type="float" office:value="0.0224883333333333" calcext:value-type="float">
            <text:p>0.0225</text:p>
          </table:table-cell>
          <table:table-cell table:style-name="ce62" table:formula="of:=[raw.AC21]+ORG.OPENOFFICE.STYLE(IF([raw.K21]&lt;[raw.AD21];&quot;Red&quot;;IF([raw.K21]&gt;[raw.AE21];&quot;Blue&quot;;&quot;Green&quot;)))" office:value-type="float" office:value="0.0547708333333335" calcext:value-type="float">
            <text:p>0.0548</text:p>
          </table:table-cell>
          <table:table-cell table:style-name="ce62" table:formula="of:=[raw.AF21]+ORG.OPENOFFICE.STYLE(IF([raw.K21]&lt;[raw.AG21];&quot;Red&quot;;IF([raw.K21]&gt;[raw.AH21];&quot;Blue&quot;;&quot;Green&quot;)))" office:value-type="float" office:value="0.0791716666666661" calcext:value-type="float">
            <text:p>0.0792</text:p>
          </table:table-cell>
          <table:table-cell table:style-name="ce29" table:formula="of:=[raw.AI21]+ORG.OPENOFFICE.STYLE(IF([raw.K21]&lt;[raw.AJ21];&quot;Red&quot;;IF([raw.K21]&gt;[raw.AK21];&quot;Blue&quot;;&quot;Green&quot;)))" office:value-type="float" office:value="0.0426508333333335" calcext:value-type="float">
            <text:p>0.0427</text:p>
          </table:table-cell>
          <table:table-cell table:style-name="ce38" table:formula="of:=[raw.AL21]+ORG.OPENOFFICE.STYLE(IF([raw.K21]&lt;[raw.AM21];&quot;Red&quot;;IF([raw.K21]&gt;[raw.AN21];&quot;Blue&quot;;&quot;Green&quot;)))" office:value-type="float" office:value="0.143126241536237" calcext:value-type="float">
            <text:p>0.1431</text:p>
          </table:table-cell>
          <table:table-cell table:style-name="ce62" table:formula="of:=[raw.AO21]+ORG.OPENOFFICE.STYLE(IF([raw.K21]&lt;[raw.AP21];&quot;Red&quot;;IF([raw.K21]&gt;[raw.AQ21];&quot;Blue&quot;;&quot;Green&quot;)))" office:value-type="float" office:value="0.125528816877565" calcext:value-type="float">
            <text:p>0.1255</text:p>
          </table:table-cell>
          <table:table-cell table:style-name="ce62" table:formula="of:=[raw.AR21]+ORG.OPENOFFICE.STYLE(IF([raw.K21]&lt;[raw.AS21];&quot;Red&quot;;IF([raw.K21]&gt;[raw.AT21];&quot;Blue&quot;;&quot;Green&quot;)))" office:value-type="float" office:value="0.132659847929845" calcext:value-type="float">
            <text:p>0.1327</text:p>
          </table:table-cell>
          <table:table-cell table:style-name="ce30" table:formula="of:=[raw.AU21]+ORG.OPENOFFICE.STYLE(IF([raw.K21]&lt;[raw.AV21];&quot;Red&quot;;IF([raw.K21]&gt;[raw.AW21];&quot;Blue&quot;;&quot;Green&quot;)))" office:value-type="float" office:value="0.145847744755241" calcext:value-type="float">
            <text:p>0.1458</text:p>
          </table:table-cell>
        </table:table-row>
        <table:table-row table:style-name="ro1">
          <table:table-cell table:style-name="ce1" table:formula="of:=[$raw.A22]" office:value-type="string" office:string-value="bky_posdep_null" calcext:value-type="string">
            <text:p>bky_posdep_null</text:p>
          </table:table-cell>
          <table:table-cell table:style-name="ce22" table:formula="of:=[$raw.B22]" office:value-type="float" office:value="6" calcext:value-type="float">
            <text:p>6</text:p>
          </table:table-cell>
          <table:table-cell table:style-name="ce22" table:formula="of:=[$raw.C22]" office:value-type="float" office:value="0" calcext:value-type="float">
            <text:p>0</text:p>
          </table:table-cell>
          <table:table-cell table:style-name="ce22" table:formula="of:=[$raw.D22]" office:value-type="float" office:value="0" calcext:value-type="float">
            <text:p>0</text:p>
          </table:table-cell>
          <table:table-cell table:style-name="ce22" table:formula="of:=[$raw.E22]" office:value-type="float" office:value="1" calcext:value-type="float">
            <text:p>1</text:p>
          </table:table-cell>
          <table:table-cell table:style-name="ce22" table:formula="of:=[$raw.F22]" office:value-type="string" office:string-value="BKY2006" calcext:value-type="string">
            <text:p>BKY2006</text:p>
          </table:table-cell>
          <table:table-cell table:style-name="ce43" table:formula="of:=[raw.N22]+ORG.OPENOFFICE.STYLE(IF([raw.K22]&lt;[raw.O22];&quot;Red&quot;;IF([raw.K22]&gt;[raw.P22];&quot;Blue&quot;;&quot;Green&quot;)))" office:value-type="float" office:value="0.1013" calcext:value-type="float">
            <text:p>0.1013</text:p>
          </table:table-cell>
          <table:table-cell table:style-name="ce60" table:formula="of:=[raw.Q22]+ORG.OPENOFFICE.STYLE(IF([raw.K22]&lt;[raw.R22];&quot;Red&quot;;IF([raw.K22]&gt;[raw.S22];&quot;Blue&quot;;&quot;Green&quot;)))" office:value-type="float" office:value="0.05055" calcext:value-type="float">
            <text:p>0.0506</text:p>
          </table:table-cell>
          <table:table-cell table:style-name="ce60" table:formula="of:=[raw.T22]+ORG.OPENOFFICE.STYLE(IF([raw.K22]&lt;[raw.U22];&quot;Red&quot;;IF([raw.K22]&gt;[raw.V22];&quot;Blue&quot;;&quot;Green&quot;)))" office:value-type="float" office:value="0.0505" calcext:value-type="float">
            <text:p>0.0505</text:p>
          </table:table-cell>
          <table:table-cell table:style-name="ce75" table:formula="of:=[raw.W22]+ORG.OPENOFFICE.STYLE(IF([raw.K22]&lt;[raw.X22];&quot;Red&quot;;IF([raw.K22]&gt;[raw.Y22];&quot;Blue&quot;;&quot;Green&quot;)))" office:value-type="float" office:value="0.0932" calcext:value-type="float">
            <text:p>0.0932</text:p>
          </table:table-cell>
          <table:table-cell table:style-name="ce83" table:formula="of:=[raw.Z22]+ORG.OPENOFFICE.STYLE(IF([raw.K22]&lt;[raw.AA22];&quot;Red&quot;;IF([raw.K22]&gt;[raw.AB22];&quot;Blue&quot;;&quot;Green&quot;)))" office:value-type="float" office:value="0.0498" calcext:value-type="float">
            <text:p>0.0498</text:p>
          </table:table-cell>
          <table:table-cell table:style-name="ce91" table:formula="of:=[raw.AC22]+ORG.OPENOFFICE.STYLE(IF([raw.K22]&lt;[raw.AD22];&quot;Red&quot;;IF([raw.K22]&gt;[raw.AE22];&quot;Blue&quot;;&quot;Green&quot;)))" office:value-type="float" office:value="0.02455" calcext:value-type="float">
            <text:p>0.0246</text:p>
          </table:table-cell>
          <table:table-cell table:style-name="ce91" table:formula="of:=[raw.AF22]+ORG.OPENOFFICE.STYLE(IF([raw.K22]&lt;[raw.AG22];&quot;Red&quot;;IF([raw.K22]&gt;[raw.AH22];&quot;Blue&quot;;&quot;Green&quot;)))" office:value-type="float" office:value="0.0245" calcext:value-type="float">
            <text:p>0.0245</text:p>
          </table:table-cell>
          <table:table-cell table:style-name="ce101" table:formula="of:=[raw.AI22]+ORG.OPENOFFICE.STYLE(IF([raw.K22]&lt;[raw.AJ22];&quot;Red&quot;;IF([raw.K22]&gt;[raw.AK22];&quot;Blue&quot;;&quot;Green&quot;)))" office:value-type="float" office:value="0.04585" calcext:value-type="float">
            <text:p>0.0459</text:p>
          </table:table-cell>
          <table:table-cell table:style-name="ce43" table:formula="of:=[raw.AL22]+ORG.OPENOFFICE.STYLE(IF([raw.K22]&lt;[raw.AM22];&quot;Red&quot;;IF([raw.K22]&gt;[raw.AN22];&quot;Blue&quot;;&quot;Green&quot;)))" office:value-type="float" office:value="0.05325" calcext:value-type="float">
            <text:p>0.0533</text:p>
          </table:table-cell>
          <table:table-cell table:style-name="ce91" table:formula="of:=[raw.AO22]+ORG.OPENOFFICE.STYLE(IF([raw.K22]&lt;[raw.AP22];&quot;Red&quot;;IF([raw.K22]&gt;[raw.AQ22];&quot;Blue&quot;;&quot;Green&quot;)))" office:value-type="float" office:value="0.0279" calcext:value-type="float">
            <text:p>0.0279</text:p>
          </table:table-cell>
          <table:table-cell table:style-name="ce91" table:formula="of:=[raw.AR22]+ORG.OPENOFFICE.STYLE(IF([raw.K22]&lt;[raw.AS22];&quot;Red&quot;;IF([raw.K22]&gt;[raw.AT22];&quot;Blue&quot;;&quot;Green&quot;)))" office:value-type="float" office:value="0.0279" calcext:value-type="float">
            <text:p>0.0279</text:p>
          </table:table-cell>
          <table:table-cell table:style-name="ce99" table:formula="of:=[raw.AU22]+ORG.OPENOFFICE.STYLE(IF([raw.K22]&lt;[raw.AV22];&quot;Red&quot;;IF([raw.K22]&gt;[raw.AW22];&quot;Blue&quot;;&quot;Green&quot;)))" office:value-type="float" office:value="0.0493" calcext:value-type="float">
            <text:p>0.0493</text:p>
          </table:table-cell>
        </table:table-row>
        <table:table-row table:style-name="ro1">
          <table:table-cell table:style-name="ce5" table:formula="of:=[$raw.A23]" office:value-type="string" office:string-value="bky_posdep_posonly" calcext:value-type="string">
            <text:p>bky_posdep_posonly</text:p>
          </table:table-cell>
          <table:table-cell table:style-name="ce27" table:formula="of:=[$raw.B23]" office:value-type="float" office:value="7" calcext:value-type="float">
            <text:p>7</text:p>
          </table:table-cell>
          <table:table-cell table:style-name="ce27" table:formula="of:=[$raw.C23]" office:value-type="float" office:value="0.25" calcext:value-type="float">
            <text:p>0.25</text:p>
          </table:table-cell>
          <table:table-cell table:style-name="ce27" table:formula="of:=[$raw.D23]" office:value-type="float" office:value="0" calcext:value-type="float">
            <text:p>0</text:p>
          </table:table-cell>
          <table:table-cell table:style-name="ce27" table:formula="of:=[$raw.E23]" office:value-type="float" office:value="1" calcext:value-type="float">
            <text:p>1</text:p>
          </table:table-cell>
          <table:table-cell table:style-name="ce27" table:formula="of:=[$raw.F23]" office:value-type="string" office:string-value="BKY2006" calcext:value-type="string">
            <text:p>BKY2006</text:p>
          </table:table-cell>
          <table:table-cell table:style-name="ce38" table:formula="of:=[raw.N23]+ORG.OPENOFFICE.STYLE(IF([raw.K23]&lt;[raw.O23];&quot;Red&quot;;IF([raw.K23]&gt;[raw.P23];&quot;Blue&quot;;&quot;Green&quot;)))" office:value-type="float" office:value="0.0561052615440111" calcext:value-type="float">
            <text:p>0.0561</text:p>
          </table:table-cell>
          <table:table-cell table:style-name="ce61" table:formula="of:=[raw.Q23]+ORG.OPENOFFICE.STYLE(IF([raw.K23]&lt;[raw.R23];&quot;Red&quot;;IF([raw.K23]&gt;[raw.S23];&quot;Blue&quot;;&quot;Green&quot;)))" office:value-type="float" office:value="0.0413955555555553" calcext:value-type="float">
            <text:p>0.0414</text:p>
          </table:table-cell>
          <table:table-cell table:style-name="ce61" table:formula="of:=[raw.T23]+ORG.OPENOFFICE.STYLE(IF([raw.K23]&lt;[raw.U23];&quot;Red&quot;;IF([raw.K23]&gt;[raw.V23];&quot;Blue&quot;;&quot;Green&quot;)))" office:value-type="float" office:value="0.0457774007936505" calcext:value-type="float">
            <text:p>0.0458</text:p>
          </table:table-cell>
          <table:table-cell table:style-name="ce30" table:formula="of:=[raw.W23]+ORG.OPENOFFICE.STYLE(IF([raw.K23]&lt;[raw.X23];&quot;Red&quot;;IF([raw.K23]&gt;[raw.Y23];&quot;Blue&quot;;&quot;Green&quot;)))" office:value-type="float" office:value="0.0526079383116878" calcext:value-type="float">
            <text:p>0.0526</text:p>
          </table:table-cell>
          <table:table-cell table:style-name="ce15" table:formula="of:=[raw.Z23]+ORG.OPENOFFICE.STYLE(IF([raw.K23]&lt;[raw.AA23];&quot;Red&quot;;IF([raw.K23]&gt;[raw.AB23];&quot;Blue&quot;;&quot;Green&quot;)))" office:value-type="float" office:value="0.0464740909090904" calcext:value-type="float">
            <text:p>0.0465</text:p>
          </table:table-cell>
          <table:table-cell table:style-name="ce61" table:formula="of:=[raw.AC23]+ORG.OPENOFFICE.STYLE(IF([raw.K23]&lt;[raw.AD23];&quot;Red&quot;;IF([raw.K23]&gt;[raw.AE23];&quot;Blue&quot;;&quot;Green&quot;)))" office:value-type="float" office:value="0.0207903174603176" calcext:value-type="float">
            <text:p>0.0208</text:p>
          </table:table-cell>
          <table:table-cell table:style-name="ce61" table:formula="of:=[raw.AF23]+ORG.OPENOFFICE.STYLE(IF([raw.K23]&lt;[raw.AG23];&quot;Red&quot;;IF([raw.K23]&gt;[raw.AH23];&quot;Blue&quot;;&quot;Green&quot;)))" office:value-type="float" office:value="0.0232099603174604" calcext:value-type="float">
            <text:p>0.0232</text:p>
          </table:table-cell>
          <table:table-cell table:style-name="ce29" table:formula="of:=[raw.AI23]+ORG.OPENOFFICE.STYLE(IF([raw.K23]&lt;[raw.AJ23];&quot;Red&quot;;IF([raw.K23]&gt;[raw.AK23];&quot;Blue&quot;;&quot;Green&quot;)))" office:value-type="float" office:value="0.0406108351370848" calcext:value-type="float">
            <text:p>0.0406</text:p>
          </table:table-cell>
          <table:table-cell table:style-name="ce15" table:formula="of:=[raw.AL23]+ORG.OPENOFFICE.STYLE(IF([raw.K23]&lt;[raw.AM23];&quot;Red&quot;;IF([raw.K23]&gt;[raw.AN23];&quot;Blue&quot;;&quot;Green&quot;)))" office:value-type="float" office:value="0.0365" calcext:value-type="float">
            <text:p>0.0365</text:p>
          </table:table-cell>
          <table:table-cell table:style-name="ce62" table:formula="of:=[raw.AO23]+ORG.OPENOFFICE.STYLE(IF([raw.K23]&lt;[raw.AP23];&quot;Red&quot;;IF([raw.K23]&gt;[raw.AQ23];&quot;Blue&quot;;&quot;Green&quot;)))" office:value-type="float" office:value="0.08485" calcext:value-type="float">
            <text:p>0.0849</text:p>
          </table:table-cell>
          <table:table-cell table:style-name="ce62" table:formula="of:=[raw.AR23]+ORG.OPENOFFICE.STYLE(IF([raw.K23]&lt;[raw.AS23];&quot;Red&quot;;IF([raw.K23]&gt;[raw.AT23];&quot;Blue&quot;;&quot;Green&quot;)))" office:value-type="float" office:value="0.0947" calcext:value-type="float">
            <text:p>0.0947</text:p>
          </table:table-cell>
          <table:table-cell table:style-name="ce29" table:formula="of:=[raw.AU23]+ORG.OPENOFFICE.STYLE(IF([raw.K23]&lt;[raw.AV23];&quot;Red&quot;;IF([raw.K23]&gt;[raw.AW23];&quot;Blue&quot;;&quot;Green&quot;)))" office:value-type="float" office:value="0.04615" calcext:value-type="float">
            <text:p>0.0462</text:p>
          </table:table-cell>
        </table:table-row>
        <table:table-row table:style-name="ro1">
          <table:table-cell table:style-name="ce5" table:formula="of:=[$raw.A24]" office:value-type="string" office:string-value="bky_posdep_negonly" calcext:value-type="string">
            <text:p>bky_posdep_negonly</text:p>
          </table:table-cell>
          <table:table-cell table:style-name="ce27" table:formula="of:=[$raw.B24]" office:value-type="float" office:value="8" calcext:value-type="float">
            <text:p>8</text:p>
          </table:table-cell>
          <table:table-cell table:style-name="ce27" table:formula="of:=[$raw.C24]" office:value-type="float" office:value="0" calcext:value-type="float">
            <text:p>0</text:p>
          </table:table-cell>
          <table:table-cell table:style-name="ce27" table:formula="of:=[$raw.D24]" office:value-type="float" office:value="0.25" calcext:value-type="float">
            <text:p>0.25</text:p>
          </table:table-cell>
          <table:table-cell table:style-name="ce27" table:formula="of:=[$raw.E24]" office:value-type="float" office:value="1" calcext:value-type="float">
            <text:p>1</text:p>
          </table:table-cell>
          <table:table-cell table:style-name="ce27" table:formula="of:=[$raw.F24]" office:value-type="string" office:string-value="BKY2006" calcext:value-type="string">
            <text:p>BKY2006</text:p>
          </table:table-cell>
          <table:table-cell table:style-name="ce38" table:formula="of:=[raw.N24]+ORG.OPENOFFICE.STYLE(IF([raw.K24]&lt;[raw.O24];&quot;Red&quot;;IF([raw.K24]&gt;[raw.P24];&quot;Blue&quot;;&quot;Green&quot;)))" office:value-type="float" office:value="0.209849887163494" calcext:value-type="float">
            <text:p>0.2098</text:p>
          </table:table-cell>
          <table:table-cell table:style-name="ce62" table:formula="of:=[raw.Q24]+ORG.OPENOFFICE.STYLE(IF([raw.K24]&lt;[raw.R24];&quot;Red&quot;;IF([raw.K24]&gt;[raw.S24];&quot;Blue&quot;;&quot;Green&quot;)))" office:value-type="float" office:value="0.194831132756136" calcext:value-type="float">
            <text:p>0.1948</text:p>
          </table:table-cell>
          <table:table-cell table:style-name="ce62" table:formula="of:=[raw.T24]+ORG.OPENOFFICE.STYLE(IF([raw.K24]&lt;[raw.U24];&quot;Red&quot;;IF([raw.K24]&gt;[raw.V24];&quot;Blue&quot;;&quot;Green&quot;)))" office:value-type="float" office:value="0.199306562049066" calcext:value-type="float">
            <text:p>0.1993</text:p>
          </table:table-cell>
          <table:table-cell table:style-name="ce30" table:formula="of:=[raw.W24]+ORG.OPENOFFICE.STYLE(IF([raw.K24]&lt;[raw.X24];&quot;Red&quot;;IF([raw.K24]&gt;[raw.Y24];&quot;Blue&quot;;&quot;Green&quot;)))" office:value-type="float" office:value="0.20708813575314" calcext:value-type="float">
            <text:p>0.2071</text:p>
          </table:table-cell>
          <table:table-cell table:style-name="ce15" table:formula="of:=[raw.Z24]+ORG.OPENOFFICE.STYLE(IF([raw.K24]&lt;[raw.AA24];&quot;Red&quot;;IF([raw.K24]&gt;[raw.AB24];&quot;Blue&quot;;&quot;Green&quot;)))" office:value-type="float" office:value="0.0336" calcext:value-type="float">
            <text:p>0.0336</text:p>
          </table:table-cell>
          <table:table-cell table:style-name="ce62" table:formula="of:=[raw.AC24]+ORG.OPENOFFICE.STYLE(IF([raw.K24]&lt;[raw.AD24];&quot;Red&quot;;IF([raw.K24]&gt;[raw.AE24];&quot;Blue&quot;;&quot;Green&quot;)))" office:value-type="float" office:value="0.09265" calcext:value-type="float">
            <text:p>0.0927</text:p>
          </table:table-cell>
          <table:table-cell table:style-name="ce62" table:formula="of:=[raw.AF24]+ORG.OPENOFFICE.STYLE(IF([raw.K24]&lt;[raw.AG24];&quot;Red&quot;;IF([raw.K24]&gt;[raw.AH24];&quot;Blue&quot;;&quot;Green&quot;)))" office:value-type="float" office:value="0.10665" calcext:value-type="float">
            <text:p>0.1067</text:p>
          </table:table-cell>
          <table:table-cell table:style-name="ce29" table:formula="of:=[raw.AI24]+ORG.OPENOFFICE.STYLE(IF([raw.K24]&lt;[raw.AJ24];&quot;Red&quot;;IF([raw.K24]&gt;[raw.AK24];&quot;Blue&quot;;&quot;Green&quot;)))" office:value-type="float" office:value="0.0459" calcext:value-type="float">
            <text:p>0.0459</text:p>
          </table:table-cell>
          <table:table-cell table:style-name="ce38" table:formula="of:=[raw.AL24]+ORG.OPENOFFICE.STYLE(IF([raw.K24]&lt;[raw.AM24];&quot;Red&quot;;IF([raw.K24]&gt;[raw.AN24];&quot;Blue&quot;;&quot;Green&quot;)))" office:value-type="float" office:value="0.203789192719049" calcext:value-type="float">
            <text:p>0.2038</text:p>
          </table:table-cell>
          <table:table-cell table:style-name="ce62" table:formula="of:=[raw.AO24]+ORG.OPENOFFICE.STYLE(IF([raw.K24]&lt;[raw.AP24];&quot;Red&quot;;IF([raw.K24]&gt;[raw.AQ24];&quot;Blue&quot;;&quot;Green&quot;)))" office:value-type="float" office:value="0.179083939393942" calcext:value-type="float">
            <text:p>0.1791</text:p>
          </table:table-cell>
          <table:table-cell table:style-name="ce62" table:formula="of:=[raw.AR24]+ORG.OPENOFFICE.STYLE(IF([raw.K24]&lt;[raw.AS24];&quot;Red&quot;;IF([raw.K24]&gt;[raw.AT24];&quot;Blue&quot;;&quot;Green&quot;)))" office:value-type="float" office:value="0.181755995670998" calcext:value-type="float">
            <text:p>0.1818</text:p>
          </table:table-cell>
          <table:table-cell table:style-name="ce30" table:formula="of:=[raw.AU24]+ORG.OPENOFFICE.STYLE(IF([raw.K24]&lt;[raw.AV24];&quot;Red&quot;;IF([raw.K24]&gt;[raw.AW24];&quot;Blue&quot;;&quot;Green&quot;)))" office:value-type="float" office:value="0.199062461149965" calcext:value-type="float">
            <text:p>0.1991</text:p>
          </table:table-cell>
        </table:table-row>
        <table:table-row table:style-name="ro1">
          <table:table-cell table:style-name="ce5" table:formula="of:=[$raw.A25]" office:value-type="string" office:string-value="bky_posdep_balanced" calcext:value-type="string">
            <text:p>bky_posdep_balanced</text:p>
          </table:table-cell>
          <table:table-cell table:style-name="ce27" table:formula="of:=[$raw.B25]" office:value-type="float" office:value="9" calcext:value-type="float">
            <text:p>9</text:p>
          </table:table-cell>
          <table:table-cell table:style-name="ce27" table:formula="of:=[$raw.C25]" office:value-type="float" office:value="0.25" calcext:value-type="float">
            <text:p>0.25</text:p>
          </table:table-cell>
          <table:table-cell table:style-name="ce27" table:formula="of:=[$raw.D25]" office:value-type="float" office:value="0.25" calcext:value-type="float">
            <text:p>0.25</text:p>
          </table:table-cell>
          <table:table-cell table:style-name="ce27" table:formula="of:=[$raw.E25]" office:value-type="float" office:value="1" calcext:value-type="float">
            <text:p>1</text:p>
          </table:table-cell>
          <table:table-cell table:style-name="ce27" table:formula="of:=[$raw.F25]" office:value-type="string" office:string-value="BKY2006" calcext:value-type="string">
            <text:p>BKY2006</text:p>
          </table:table-cell>
          <table:table-cell table:style-name="ce38" table:formula="of:=[raw.N25]+ORG.OPENOFFICE.STYLE(IF([raw.K25]&lt;[raw.O25];&quot;Red&quot;;IF([raw.K25]&gt;[raw.P25];&quot;Blue&quot;;&quot;Green&quot;)))" office:value-type="float" office:value="0.124354217587967" calcext:value-type="float">
            <text:p>0.1244</text:p>
          </table:table-cell>
          <table:table-cell table:style-name="ce62" table:formula="of:=[raw.Q25]+ORG.OPENOFFICE.STYLE(IF([raw.K25]&lt;[raw.R25];&quot;Red&quot;;IF([raw.K25]&gt;[raw.S25];&quot;Blue&quot;;&quot;Green&quot;)))" office:value-type="float" office:value="0.116794434870684" calcext:value-type="float">
            <text:p>0.1168</text:p>
          </table:table-cell>
          <table:table-cell table:style-name="ce62" table:formula="of:=[raw.T25]+ORG.OPENOFFICE.STYLE(IF([raw.K25]&lt;[raw.U25];&quot;Red&quot;;IF([raw.K25]&gt;[raw.V25];&quot;Blue&quot;;&quot;Green&quot;)))" office:value-type="float" office:value="0.128554303325887" calcext:value-type="float">
            <text:p>0.1286</text:p>
          </table:table-cell>
          <table:table-cell table:style-name="ce30" table:formula="of:=[raw.W25]+ORG.OPENOFFICE.STYLE(IF([raw.K25]&lt;[raw.X25];&quot;Red&quot;;IF([raw.K25]&gt;[raw.Y25];&quot;Blue&quot;;&quot;Green&quot;)))" office:value-type="float" office:value="0.133909953963519" calcext:value-type="float">
            <text:p>0.1339</text:p>
          </table:table-cell>
          <table:table-cell table:style-name="ce15" table:formula="of:=[raw.Z25]+ORG.OPENOFFICE.STYLE(IF([raw.K25]&lt;[raw.AA25];&quot;Red&quot;;IF([raw.K25]&gt;[raw.AB25];&quot;Blue&quot;;&quot;Green&quot;)))" office:value-type="float" office:value="0.0277194246031747" calcext:value-type="float">
            <text:p>0.0277</text:p>
          </table:table-cell>
          <table:table-cell table:style-name="ce61" table:formula="of:=[raw.AC25]+ORG.OPENOFFICE.STYLE(IF([raw.K25]&lt;[raw.AD25];&quot;Red&quot;;IF([raw.K25]&gt;[raw.AE25];&quot;Blue&quot;;&quot;Green&quot;)))" office:value-type="float" office:value="0.0273392261904763" calcext:value-type="float">
            <text:p>0.0273</text:p>
          </table:table-cell>
          <table:table-cell table:style-name="ce61" table:formula="of:=[raw.AF25]+ORG.OPENOFFICE.STYLE(IF([raw.K25]&lt;[raw.AG25];&quot;Red&quot;;IF([raw.K25]&gt;[raw.AH25];&quot;Blue&quot;;&quot;Green&quot;)))" office:value-type="float" office:value="0.0397429094516592" calcext:value-type="float">
            <text:p>0.0397</text:p>
          </table:table-cell>
          <table:table-cell table:style-name="ce29" table:formula="of:=[raw.AI25]+ORG.OPENOFFICE.STYLE(IF([raw.K25]&lt;[raw.AJ25];&quot;Red&quot;;IF([raw.K25]&gt;[raw.AK25];&quot;Blue&quot;;&quot;Green&quot;)))" office:value-type="float" office:value="0.0391450324675322" calcext:value-type="float">
            <text:p>0.0391</text:p>
          </table:table-cell>
          <table:table-cell table:style-name="ce38" table:formula="of:=[raw.AL25]+ORG.OPENOFFICE.STYLE(IF([raw.K25]&lt;[raw.AM25];&quot;Red&quot;;IF([raw.K25]&gt;[raw.AN25];&quot;Blue&quot;;&quot;Green&quot;)))" office:value-type="float" office:value="0.19072310786436" calcext:value-type="float">
            <text:p>0.1907</text:p>
          </table:table-cell>
          <table:table-cell table:style-name="ce62" table:formula="of:=[raw.AO25]+ORG.OPENOFFICE.STYLE(IF([raw.K25]&lt;[raw.AP25];&quot;Red&quot;;IF([raw.K25]&gt;[raw.AQ25];&quot;Blue&quot;;&quot;Green&quot;)))" office:value-type="float" office:value="0.186291668470421" calcext:value-type="float">
            <text:p>0.1863</text:p>
          </table:table-cell>
          <table:table-cell table:style-name="ce62" table:formula="of:=[raw.AR25]+ORG.OPENOFFICE.STYLE(IF([raw.K25]&lt;[raw.AS25];&quot;Red&quot;;IF([raw.K25]&gt;[raw.AT25];&quot;Blue&quot;;&quot;Green&quot;)))" office:value-type="float" office:value="0.196019465118218" calcext:value-type="float">
            <text:p>0.1960</text:p>
          </table:table-cell>
          <table:table-cell table:style-name="ce30" table:formula="of:=[raw.AU25]+ORG.OPENOFFICE.STYLE(IF([raw.K25]&lt;[raw.AV25];&quot;Red&quot;;IF([raw.K25]&gt;[raw.AW25];&quot;Blue&quot;;&quot;Green&quot;)))" office:value-type="float" office:value="0.198476920995673" calcext:value-type="float">
            <text:p>0.1985</text:p>
          </table:table-cell>
        </table:table-row>
        <table:table-row table:style-name="ro1">
          <table:table-cell table:style-name="ce11" table:formula="of:=[$raw.A26]" office:value-type="string" office:string-value="bky_posdep_unbalanced" calcext:value-type="string">
            <text:p>bky_posdep_unbalanced</text:p>
          </table:table-cell>
          <table:table-cell table:style-name="ce21" table:formula="of:=[$raw.B26]" office:value-type="float" office:value="10" calcext:value-type="float">
            <text:p>10</text:p>
          </table:table-cell>
          <table:table-cell table:style-name="ce21" table:formula="of:=[$raw.C26]" office:value-type="float" office:value="0.1" calcext:value-type="float">
            <text:p>0.1</text:p>
          </table:table-cell>
          <table:table-cell table:style-name="ce21" table:formula="of:=[$raw.D26]" office:value-type="float" office:value="0.4" calcext:value-type="float">
            <text:p>0.4</text:p>
          </table:table-cell>
          <table:table-cell table:style-name="ce21" table:formula="of:=[$raw.E26]" office:value-type="float" office:value="1" calcext:value-type="float">
            <text:p>1</text:p>
          </table:table-cell>
          <table:table-cell table:style-name="ce21" table:formula="of:=[$raw.F26]" office:value-type="string" office:string-value="BKY2006" calcext:value-type="string">
            <text:p>BKY2006</text:p>
          </table:table-cell>
          <table:table-cell table:style-name="ce48" table:formula="of:=[raw.N26]+ORG.OPENOFFICE.STYLE(IF([raw.K26]&lt;[raw.O26];&quot;Red&quot;;IF([raw.K26]&gt;[raw.P26];&quot;Blue&quot;;&quot;Green&quot;)))" office:value-type="float" office:value="0.130813178443288" calcext:value-type="float">
            <text:p>0.1308</text:p>
          </table:table-cell>
          <table:table-cell table:style-name="ce87" table:formula="of:=[raw.Q26]+ORG.OPENOFFICE.STYLE(IF([raw.K26]&lt;[raw.R26];&quot;Red&quot;;IF([raw.K26]&gt;[raw.S26];&quot;Blue&quot;;&quot;Green&quot;)))" office:value-type="float" office:value="0.116209635780885" calcext:value-type="float">
            <text:p>0.1162</text:p>
          </table:table-cell>
          <table:table-cell table:style-name="ce87" table:formula="of:=[raw.T26]+ORG.OPENOFFICE.STYLE(IF([raw.K26]&lt;[raw.U26];&quot;Red&quot;;IF([raw.K26]&gt;[raw.V26];&quot;Blue&quot;;&quot;Green&quot;)))" office:value-type="float" office:value="0.12761854711465" calcext:value-type="float">
            <text:p>0.1276</text:p>
          </table:table-cell>
          <table:table-cell table:style-name="ce79" table:formula="of:=[raw.W26]+ORG.OPENOFFICE.STYLE(IF([raw.K26]&lt;[raw.X26];&quot;Red&quot;;IF([raw.K26]&gt;[raw.Y26];&quot;Blue&quot;;&quot;Green&quot;)))" office:value-type="float" office:value="0.134531446425306" calcext:value-type="float">
            <text:p>0.1345</text:p>
          </table:table-cell>
          <table:table-cell table:style-name="ce17" table:formula="of:=[raw.Z26]+ORG.OPENOFFICE.STYLE(IF([raw.K26]&lt;[raw.AA26];&quot;Red&quot;;IF([raw.K26]&gt;[raw.AB26];&quot;Blue&quot;;&quot;Green&quot;)))" office:value-type="float" office:value="0.0236249999999999" calcext:value-type="float">
            <text:p>0.0236</text:p>
          </table:table-cell>
          <table:table-cell table:style-name="ce85" table:formula="of:=[raw.AC26]+ORG.OPENOFFICE.STYLE(IF([raw.K26]&lt;[raw.AD26];&quot;Red&quot;;IF([raw.K26]&gt;[raw.AE26];&quot;Blue&quot;;&quot;Green&quot;)))" office:value-type="float" office:value="0.0509325000000003" calcext:value-type="float">
            <text:p>0.0509</text:p>
          </table:table-cell>
          <table:table-cell table:style-name="ce87" table:formula="of:=[raw.AF26]+ORG.OPENOFFICE.STYLE(IF([raw.K26]&lt;[raw.AG26];&quot;Red&quot;;IF([raw.K26]&gt;[raw.AH26];&quot;Blue&quot;;&quot;Green&quot;)))" office:value-type="float" office:value="0.0731714285714283" calcext:value-type="float">
            <text:p>0.0732</text:p>
          </table:table-cell>
          <table:table-cell table:style-name="ce32" table:formula="of:=[raw.AI26]+ORG.OPENOFFICE.STYLE(IF([raw.K26]&lt;[raw.AJ26];&quot;Red&quot;;IF([raw.K26]&gt;[raw.AK26];&quot;Blue&quot;;&quot;Green&quot;)))" office:value-type="float" office:value="0.0416297619047621" calcext:value-type="float">
            <text:p>0.0416</text:p>
          </table:table-cell>
          <table:table-cell table:style-name="ce48" table:formula="of:=[raw.AL26]+ORG.OPENOFFICE.STYLE(IF([raw.K26]&lt;[raw.AM26];&quot;Red&quot;;IF([raw.K26]&gt;[raw.AN26];&quot;Blue&quot;;&quot;Green&quot;)))" office:value-type="float" office:value="0.143914889693636" calcext:value-type="float">
            <text:p>0.1439</text:p>
          </table:table-cell>
          <table:table-cell table:style-name="ce87" table:formula="of:=[raw.AO26]+ORG.OPENOFFICE.STYLE(IF([raw.K26]&lt;[raw.AP26];&quot;Red&quot;;IF([raw.K26]&gt;[raw.AQ26];&quot;Blue&quot;;&quot;Green&quot;)))" office:value-type="float" office:value="0.126260743423242" calcext:value-type="float">
            <text:p>0.1263</text:p>
          </table:table-cell>
          <table:table-cell table:style-name="ce87" table:formula="of:=[raw.AR26]+ORG.OPENOFFICE.STYLE(IF([raw.K26]&lt;[raw.AS26];&quot;Red&quot;;IF([raw.K26]&gt;[raw.AT26];&quot;Blue&quot;;&quot;Green&quot;)))" office:value-type="float" office:value="0.133532657203904" calcext:value-type="float">
            <text:p>0.1335</text:p>
          </table:table-cell>
          <table:table-cell table:style-name="ce79" table:formula="of:=[raw.AU26]+ORG.OPENOFFICE.STYLE(IF([raw.K26]&lt;[raw.AV26];&quot;Red&quot;;IF([raw.K26]&gt;[raw.AW26];&quot;Blue&quot;;&quot;Green&quot;)))" office:value-type="float" office:value="0.145300662948159" calcext:value-type="float">
            <text:p>0.1453</text:p>
          </table:table-cell>
        </table:table-row>
        <table:table-row table:style-name="ro1">
          <table:table-cell table:style-name="ce5" table:formula="of:=[$raw.A27]" office:value-type="string" office:string-value="bky_negdep_null" calcext:value-type="string">
            <text:p>bky_negdep_null</text:p>
          </table:table-cell>
          <table:table-cell table:style-name="ce27" table:formula="of:=[$raw.B27]" office:value-type="float" office:value="11" calcext:value-type="float">
            <text:p>11</text:p>
          </table:table-cell>
          <table:table-cell table:style-name="ce27" table:formula="of:=[$raw.C27]" office:value-type="float" office:value="0" calcext:value-type="float">
            <text:p>0</text:p>
          </table:table-cell>
          <table:table-cell table:style-name="ce27" table:formula="of:=[$raw.D27]" office:value-type="float" office:value="0" calcext:value-type="float">
            <text:p>0</text:p>
          </table:table-cell>
          <table:table-cell table:style-name="ce27" table:formula="of:=[$raw.E27]" office:value-type="float" office:value="-1" calcext:value-type="float">
            <text:p>-1</text:p>
          </table:table-cell>
          <table:table-cell table:style-name="ce27" table:formula="of:=[$raw.F27]" office:value-type="string" office:string-value="BKY2006" calcext:value-type="string">
            <text:p>BKY2006</text:p>
          </table:table-cell>
          <table:table-cell table:style-name="ce38" table:formula="of:=[raw.N27]+ORG.OPENOFFICE.STYLE(IF([raw.K27]&lt;[raw.O27];&quot;Red&quot;;IF([raw.K27]&gt;[raw.P27];&quot;Blue&quot;;&quot;Green&quot;)))" office:value-type="float" office:value="0.09715" calcext:value-type="float">
            <text:p>0.0972</text:p>
          </table:table-cell>
          <table:table-cell table:style-name="ce72" table:formula="of:=[raw.Q27]+ORG.OPENOFFICE.STYLE(IF([raw.K27]&lt;[raw.R27];&quot;Red&quot;;IF([raw.K27]&gt;[raw.S27];&quot;Blue&quot;;&quot;Green&quot;)))" office:value-type="float" office:value="0.0498" calcext:value-type="float">
            <text:p>0.0498</text:p>
          </table:table-cell>
          <table:table-cell table:style-name="ce72" table:formula="of:=[raw.T27]+ORG.OPENOFFICE.STYLE(IF([raw.K27]&lt;[raw.U27];&quot;Red&quot;;IF([raw.K27]&gt;[raw.V27];&quot;Blue&quot;;&quot;Green&quot;)))" office:value-type="float" office:value="0.0497" calcext:value-type="float">
            <text:p>0.0497</text:p>
          </table:table-cell>
          <table:table-cell table:style-name="ce30" table:formula="of:=[raw.W27]+ORG.OPENOFFICE.STYLE(IF([raw.K27]&lt;[raw.X27];&quot;Red&quot;;IF([raw.K27]&gt;[raw.Y27];&quot;Blue&quot;;&quot;Green&quot;)))" office:value-type="float" office:value="0.10555" calcext:value-type="float">
            <text:p>0.1056</text:p>
          </table:table-cell>
          <table:table-cell table:style-name="ce16" table:formula="of:=[raw.Z27]+ORG.OPENOFFICE.STYLE(IF([raw.K27]&lt;[raw.AA27];&quot;Red&quot;;IF([raw.K27]&gt;[raw.AB27];&quot;Blue&quot;;&quot;Green&quot;)))" office:value-type="float" office:value="0.0496" calcext:value-type="float">
            <text:p>0.0496</text:p>
          </table:table-cell>
          <table:table-cell table:style-name="ce61" table:formula="of:=[raw.AC27]+ORG.OPENOFFICE.STYLE(IF([raw.K27]&lt;[raw.AD27];&quot;Red&quot;;IF([raw.K27]&gt;[raw.AE27];&quot;Blue&quot;;&quot;Green&quot;)))" office:value-type="float" office:value="0.02595" calcext:value-type="float">
            <text:p>0.0260</text:p>
          </table:table-cell>
          <table:table-cell table:style-name="ce61" table:formula="of:=[raw.AF27]+ORG.OPENOFFICE.STYLE(IF([raw.K27]&lt;[raw.AG27];&quot;Red&quot;;IF([raw.K27]&gt;[raw.AH27];&quot;Blue&quot;;&quot;Green&quot;)))" office:value-type="float" office:value="0.02605" calcext:value-type="float">
            <text:p>0.0261</text:p>
          </table:table-cell>
          <table:table-cell table:style-name="ce31" table:formula="of:=[raw.AI27]+ORG.OPENOFFICE.STYLE(IF([raw.K27]&lt;[raw.AJ27];&quot;Red&quot;;IF([raw.K27]&gt;[raw.AK27];&quot;Blue&quot;;&quot;Green&quot;)))" office:value-type="float" office:value="0.0528" calcext:value-type="float">
            <text:p>0.0528</text:p>
          </table:table-cell>
          <table:table-cell table:style-name="ce16" table:formula="of:=[raw.AL27]+ORG.OPENOFFICE.STYLE(IF([raw.K27]&lt;[raw.AM27];&quot;Red&quot;;IF([raw.K27]&gt;[raw.AN27];&quot;Blue&quot;;&quot;Green&quot;)))" office:value-type="float" office:value="0.05105" calcext:value-type="float">
            <text:p>0.0511</text:p>
          </table:table-cell>
          <table:table-cell table:style-name="ce61" table:formula="of:=[raw.AO27]+ORG.OPENOFFICE.STYLE(IF([raw.K27]&lt;[raw.AP27];&quot;Red&quot;;IF([raw.K27]&gt;[raw.AQ27];&quot;Blue&quot;;&quot;Green&quot;)))" office:value-type="float" office:value="0.0274" calcext:value-type="float">
            <text:p>0.0274</text:p>
          </table:table-cell>
          <table:table-cell table:style-name="ce61" table:formula="of:=[raw.AR27]+ORG.OPENOFFICE.STYLE(IF([raw.K27]&lt;[raw.AS27];&quot;Red&quot;;IF([raw.K27]&gt;[raw.AT27];&quot;Blue&quot;;&quot;Green&quot;)))" office:value-type="float" office:value="0.02735" calcext:value-type="float">
            <text:p>0.0274</text:p>
          </table:table-cell>
          <table:table-cell table:style-name="ce30" table:formula="of:=[raw.AU27]+ORG.OPENOFFICE.STYLE(IF([raw.K27]&lt;[raw.AV27];&quot;Red&quot;;IF([raw.K27]&gt;[raw.AW27];&quot;Blue&quot;;&quot;Green&quot;)))" office:value-type="float" office:value="0.05635" calcext:value-type="float">
            <text:p>0.0564</text:p>
          </table:table-cell>
        </table:table-row>
        <table:table-row table:style-name="ro1">
          <table:table-cell table:style-name="ce5" table:formula="of:=[$raw.A28]" office:value-type="string" office:string-value="bky_negdep_posonly" calcext:value-type="string">
            <text:p>bky_negdep_posonly</text:p>
          </table:table-cell>
          <table:table-cell table:style-name="ce27" table:formula="of:=[$raw.B28]" office:value-type="float" office:value="12" calcext:value-type="float">
            <text:p>12</text:p>
          </table:table-cell>
          <table:table-cell table:style-name="ce27" table:formula="of:=[$raw.C28]" office:value-type="float" office:value="0.25" calcext:value-type="float">
            <text:p>0.25</text:p>
          </table:table-cell>
          <table:table-cell table:style-name="ce27" table:formula="of:=[$raw.D28]" office:value-type="float" office:value="0" calcext:value-type="float">
            <text:p>0</text:p>
          </table:table-cell>
          <table:table-cell table:style-name="ce27" table:formula="of:=[$raw.E28]" office:value-type="float" office:value="-1" calcext:value-type="float">
            <text:p>-1</text:p>
          </table:table-cell>
          <table:table-cell table:style-name="ce27" table:formula="of:=[$raw.F28]" office:value-type="string" office:string-value="BKY2006" calcext:value-type="string">
            <text:p>BKY2006</text:p>
          </table:table-cell>
          <table:table-cell table:style-name="ce38" table:formula="of:=[raw.N28]+ORG.OPENOFFICE.STYLE(IF([raw.K28]&lt;[raw.O28];&quot;Red&quot;;IF([raw.K28]&gt;[raw.P28];&quot;Blue&quot;;&quot;Green&quot;)))" office:value-type="float" office:value="0.05318369047619" calcext:value-type="float">
            <text:p>0.0532</text:p>
          </table:table-cell>
          <table:table-cell table:style-name="ce61" table:formula="of:=[raw.Q28]+ORG.OPENOFFICE.STYLE(IF([raw.K28]&lt;[raw.R28];&quot;Red&quot;;IF([raw.K28]&gt;[raw.S28];&quot;Blue&quot;;&quot;Green&quot;)))" office:value-type="float" office:value="0.0409482936507935" calcext:value-type="float">
            <text:p>0.0409</text:p>
          </table:table-cell>
          <table:table-cell table:style-name="ce61" table:formula="of:=[raw.T28]+ORG.OPENOFFICE.STYLE(IF([raw.K28]&lt;[raw.U28];&quot;Red&quot;;IF([raw.K28]&gt;[raw.V28];&quot;Blue&quot;;&quot;Green&quot;)))" office:value-type="float" office:value="0.0449061904761902" calcext:value-type="float">
            <text:p>0.0449</text:p>
          </table:table-cell>
          <table:table-cell table:style-name="ce30" table:formula="of:=[raw.W28]+ORG.OPENOFFICE.STYLE(IF([raw.K28]&lt;[raw.X28];&quot;Red&quot;;IF([raw.K28]&gt;[raw.Y28];&quot;Blue&quot;;&quot;Green&quot;)))" office:value-type="float" office:value="0.0564789484126979" calcext:value-type="float">
            <text:p>0.0565</text:p>
          </table:table-cell>
          <table:table-cell table:style-name="ce15" table:formula="of:=[raw.Z28]+ORG.OPENOFFICE.STYLE(IF([raw.K28]&lt;[raw.AA28];&quot;Red&quot;;IF([raw.K28]&gt;[raw.AB28];&quot;Blue&quot;;&quot;Green&quot;)))" office:value-type="float" office:value="0.0461417261904758" calcext:value-type="float">
            <text:p>0.0461</text:p>
          </table:table-cell>
          <table:table-cell table:style-name="ce61" table:formula="of:=[raw.AC28]+ORG.OPENOFFICE.STYLE(IF([raw.K28]&lt;[raw.AD28];&quot;Red&quot;;IF([raw.K28]&gt;[raw.AE28];&quot;Blue&quot;;&quot;Green&quot;)))" office:value-type="float" office:value="0.0213485714285715" calcext:value-type="float">
            <text:p>0.0213</text:p>
          </table:table-cell>
          <table:table-cell table:style-name="ce61" table:formula="of:=[raw.AF28]+ORG.OPENOFFICE.STYLE(IF([raw.K28]&lt;[raw.AG28];&quot;Red&quot;;IF([raw.K28]&gt;[raw.AH28];&quot;Blue&quot;;&quot;Green&quot;)))" office:value-type="float" office:value="0.0233143650793652" calcext:value-type="float">
            <text:p>0.0233</text:p>
          </table:table-cell>
          <table:table-cell table:style-name="ce29" table:formula="of:=[raw.AI28]+ORG.OPENOFFICE.STYLE(IF([raw.K28]&lt;[raw.AJ28];&quot;Red&quot;;IF([raw.K28]&gt;[raw.AK28];&quot;Blue&quot;;&quot;Green&quot;)))" office:value-type="float" office:value="0.0450467063492059" calcext:value-type="float">
            <text:p>0.0450</text:p>
          </table:table-cell>
          <table:table-cell table:style-name="ce15" table:formula="of:=[raw.AL28]+ORG.OPENOFFICE.STYLE(IF([raw.K28]&lt;[raw.AM28];&quot;Red&quot;;IF([raw.K28]&gt;[raw.AN28];&quot;Blue&quot;;&quot;Green&quot;)))" office:value-type="float" office:value="0.03835" calcext:value-type="float">
            <text:p>0.0384</text:p>
          </table:table-cell>
          <table:table-cell table:style-name="ce62" table:formula="of:=[raw.AO28]+ORG.OPENOFFICE.STYLE(IF([raw.K28]&lt;[raw.AP28];&quot;Red&quot;;IF([raw.K28]&gt;[raw.AQ28];&quot;Blue&quot;;&quot;Green&quot;)))" office:value-type="float" office:value="0.09685" calcext:value-type="float">
            <text:p>0.0969</text:p>
          </table:table-cell>
          <table:table-cell table:style-name="ce62" table:formula="of:=[raw.AR28]+ORG.OPENOFFICE.STYLE(IF([raw.K28]&lt;[raw.AS28];&quot;Red&quot;;IF([raw.K28]&gt;[raw.AT28];&quot;Blue&quot;;&quot;Green&quot;)))" office:value-type="float" office:value="0.1089" calcext:value-type="float">
            <text:p>0.1089</text:p>
          </table:table-cell>
          <table:table-cell table:style-name="ce30" table:formula="of:=[raw.AU28]+ORG.OPENOFFICE.STYLE(IF([raw.K28]&lt;[raw.AV28];&quot;Red&quot;;IF([raw.K28]&gt;[raw.AW28];&quot;Blue&quot;;&quot;Green&quot;)))" office:value-type="float" office:value="0.05505" calcext:value-type="float">
            <text:p>0.0551</text:p>
          </table:table-cell>
        </table:table-row>
        <table:table-row table:style-name="ro1">
          <table:table-cell table:style-name="ce5" table:formula="of:=[$raw.A29]" office:value-type="string" office:string-value="bky_negdep_negonly" calcext:value-type="string">
            <text:p>bky_negdep_negonly</text:p>
          </table:table-cell>
          <table:table-cell table:style-name="ce27" table:formula="of:=[$raw.B29]" office:value-type="float" office:value="13" calcext:value-type="float">
            <text:p>13</text:p>
          </table:table-cell>
          <table:table-cell table:style-name="ce27" table:formula="of:=[$raw.C29]" office:value-type="float" office:value="0" calcext:value-type="float">
            <text:p>0</text:p>
          </table:table-cell>
          <table:table-cell table:style-name="ce27" table:formula="of:=[$raw.D29]" office:value-type="float" office:value="0.25" calcext:value-type="float">
            <text:p>0.25</text:p>
          </table:table-cell>
          <table:table-cell table:style-name="ce27" table:formula="of:=[$raw.E29]" office:value-type="float" office:value="-1" calcext:value-type="float">
            <text:p>-1</text:p>
          </table:table-cell>
          <table:table-cell table:style-name="ce27" table:formula="of:=[$raw.F29]" office:value-type="string" office:string-value="BKY2006" calcext:value-type="string">
            <text:p>BKY2006</text:p>
          </table:table-cell>
          <table:table-cell table:style-name="ce38" table:formula="of:=[raw.N29]+ORG.OPENOFFICE.STYLE(IF([raw.K29]&lt;[raw.O29];&quot;Red&quot;;IF([raw.K29]&gt;[raw.P29];&quot;Blue&quot;;&quot;Green&quot;)))" office:value-type="float" office:value="0.210656320346325" calcext:value-type="float">
            <text:p>0.2107</text:p>
          </table:table-cell>
          <table:table-cell table:style-name="ce62" table:formula="of:=[raw.Q29]+ORG.OPENOFFICE.STYLE(IF([raw.K29]&lt;[raw.R29];&quot;Red&quot;;IF([raw.K29]&gt;[raw.S29];&quot;Blue&quot;;&quot;Green&quot;)))" office:value-type="float" office:value="0.199422579365084" calcext:value-type="float">
            <text:p>0.1994</text:p>
          </table:table-cell>
          <table:table-cell table:style-name="ce62" table:formula="of:=[raw.T29]+ORG.OPENOFFICE.STYLE(IF([raw.K29]&lt;[raw.U29];&quot;Red&quot;;IF([raw.K29]&gt;[raw.V29];&quot;Blue&quot;;&quot;Green&quot;)))" office:value-type="float" office:value="0.204266599927854" calcext:value-type="float">
            <text:p>0.2043</text:p>
          </table:table-cell>
          <table:table-cell table:style-name="ce30" table:formula="of:=[raw.W29]+ORG.OPENOFFICE.STYLE(IF([raw.K29]&lt;[raw.X29];&quot;Red&quot;;IF([raw.K29]&gt;[raw.Y29];&quot;Blue&quot;;&quot;Green&quot;)))" office:value-type="float" office:value="0.211199657287161" calcext:value-type="float">
            <text:p>0.2112</text:p>
          </table:table-cell>
          <table:table-cell table:style-name="ce15" table:formula="of:=[raw.Z29]+ORG.OPENOFFICE.STYLE(IF([raw.K29]&lt;[raw.AA29];&quot;Red&quot;;IF([raw.K29]&gt;[raw.AB29];&quot;Blue&quot;;&quot;Green&quot;)))" office:value-type="float" office:value="0.03585" calcext:value-type="float">
            <text:p>0.0359</text:p>
          </table:table-cell>
          <table:table-cell table:style-name="ce62" table:formula="of:=[raw.AC29]+ORG.OPENOFFICE.STYLE(IF([raw.K29]&lt;[raw.AD29];&quot;Red&quot;;IF([raw.K29]&gt;[raw.AE29];&quot;Blue&quot;;&quot;Green&quot;)))" office:value-type="float" office:value="0.1131" calcext:value-type="float">
            <text:p>0.1131</text:p>
          </table:table-cell>
          <table:table-cell table:style-name="ce62" table:formula="of:=[raw.AF29]+ORG.OPENOFFICE.STYLE(IF([raw.K29]&lt;[raw.AG29];&quot;Red&quot;;IF([raw.K29]&gt;[raw.AH29];&quot;Blue&quot;;&quot;Green&quot;)))" office:value-type="float" office:value="0.13215" calcext:value-type="float">
            <text:p>0.1322</text:p>
          </table:table-cell>
          <table:table-cell table:style-name="ce30" table:formula="of:=[raw.AI29]+ORG.OPENOFFICE.STYLE(IF([raw.K29]&lt;[raw.AJ29];&quot;Red&quot;;IF([raw.K29]&gt;[raw.AK29];&quot;Blue&quot;;&quot;Green&quot;)))" office:value-type="float" office:value="0.05425" calcext:value-type="float">
            <text:p>0.0543</text:p>
          </table:table-cell>
          <table:table-cell table:style-name="ce38" table:formula="of:=[raw.AL29]+ORG.OPENOFFICE.STYLE(IF([raw.K29]&lt;[raw.AM29];&quot;Red&quot;;IF([raw.K29]&gt;[raw.AN29];&quot;Blue&quot;;&quot;Green&quot;)))" office:value-type="float" office:value="0.206027133838388" calcext:value-type="float">
            <text:p>0.2060</text:p>
          </table:table-cell>
          <table:table-cell table:style-name="ce62" table:formula="of:=[raw.AO29]+ORG.OPENOFFICE.STYLE(IF([raw.K29]&lt;[raw.AP29];&quot;Red&quot;;IF([raw.K29]&gt;[raw.AQ29];&quot;Blue&quot;;&quot;Green&quot;)))" office:value-type="float" office:value="0.183252083333337" calcext:value-type="float">
            <text:p>0.1833</text:p>
          </table:table-cell>
          <table:table-cell table:style-name="ce62" table:formula="of:=[raw.AR29]+ORG.OPENOFFICE.STYLE(IF([raw.K29]&lt;[raw.AS29];&quot;Red&quot;;IF([raw.K29]&gt;[raw.AT29];&quot;Blue&quot;;&quot;Green&quot;)))" office:value-type="float" office:value="0.185726369047622" calcext:value-type="float">
            <text:p>0.1857</text:p>
          </table:table-cell>
          <table:table-cell table:style-name="ce30" table:formula="of:=[raw.AU29]+ORG.OPENOFFICE.STYLE(IF([raw.K29]&lt;[raw.AV29];&quot;Red&quot;;IF([raw.K29]&gt;[raw.AW29];&quot;Blue&quot;;&quot;Green&quot;)))" office:value-type="float" office:value="0.203374417388171" calcext:value-type="float">
            <text:p>0.2034</text:p>
          </table:table-cell>
        </table:table-row>
        <table:table-row table:style-name="ro1">
          <table:table-cell table:style-name="ce5" table:formula="of:=[$raw.A30]" office:value-type="string" office:string-value="bky_negdep_balanced" calcext:value-type="string">
            <text:p>bky_negdep_balanced</text:p>
          </table:table-cell>
          <table:table-cell table:style-name="ce27" table:formula="of:=[$raw.B30]" office:value-type="float" office:value="14" calcext:value-type="float">
            <text:p>14</text:p>
          </table:table-cell>
          <table:table-cell table:style-name="ce27" table:formula="of:=[$raw.C30]" office:value-type="float" office:value="0.25" calcext:value-type="float">
            <text:p>0.25</text:p>
          </table:table-cell>
          <table:table-cell table:style-name="ce27" table:formula="of:=[$raw.D30]" office:value-type="float" office:value="0.25" calcext:value-type="float">
            <text:p>0.25</text:p>
          </table:table-cell>
          <table:table-cell table:style-name="ce27" table:formula="of:=[$raw.E30]" office:value-type="float" office:value="-1" calcext:value-type="float">
            <text:p>-1</text:p>
          </table:table-cell>
          <table:table-cell table:style-name="ce27" table:formula="of:=[$raw.F30]" office:value-type="string" office:string-value="BKY2006" calcext:value-type="string">
            <text:p>BKY2006</text:p>
          </table:table-cell>
          <table:table-cell table:style-name="ce38" table:formula="of:=[raw.N30]+ORG.OPENOFFICE.STYLE(IF([raw.K30]&lt;[raw.O30];&quot;Red&quot;;IF([raw.K30]&gt;[raw.P30];&quot;Blue&quot;;&quot;Green&quot;)))" office:value-type="float" office:value="0.121364143495393" calcext:value-type="float">
            <text:p>0.1214</text:p>
          </table:table-cell>
          <table:table-cell table:style-name="ce62" table:formula="of:=[raw.Q30]+ORG.OPENOFFICE.STYLE(IF([raw.K30]&lt;[raw.R30];&quot;Red&quot;;IF([raw.K30]&gt;[raw.S30];&quot;Blue&quot;;&quot;Green&quot;)))" office:value-type="float" office:value="0.117832131340881" calcext:value-type="float">
            <text:p>0.1178</text:p>
          </table:table-cell>
          <table:table-cell table:style-name="ce62" table:formula="of:=[raw.T30]+ORG.OPENOFFICE.STYLE(IF([raw.K30]&lt;[raw.U30];&quot;Red&quot;;IF([raw.K30]&gt;[raw.V30];&quot;Blue&quot;;&quot;Green&quot;)))" office:value-type="float" office:value="0.12921411407886" calcext:value-type="float">
            <text:p>0.1292</text:p>
          </table:table-cell>
          <table:table-cell table:style-name="ce30" table:formula="of:=[raw.W30]+ORG.OPENOFFICE.STYLE(IF([raw.K30]&lt;[raw.X30];&quot;Red&quot;;IF([raw.K30]&gt;[raw.Y30];&quot;Blue&quot;;&quot;Green&quot;)))" office:value-type="float" office:value="0.13435390215585" calcext:value-type="float">
            <text:p>0.1344</text:p>
          </table:table-cell>
          <table:table-cell table:style-name="ce15" table:formula="of:=[raw.Z30]+ORG.OPENOFFICE.STYLE(IF([raw.K30]&lt;[raw.AA30];&quot;Red&quot;;IF([raw.K30]&gt;[raw.AB30];&quot;Blue&quot;;&quot;Green&quot;)))" office:value-type="float" office:value="0.0274448809523811" calcext:value-type="float">
            <text:p>0.0274</text:p>
          </table:table-cell>
          <table:table-cell table:style-name="ce61" table:formula="of:=[raw.AC30]+ORG.OPENOFFICE.STYLE(IF([raw.K30]&lt;[raw.AD30];&quot;Red&quot;;IF([raw.K30]&gt;[raw.AE30];&quot;Blue&quot;;&quot;Green&quot;)))" office:value-type="float" office:value="0.0303735119047619" calcext:value-type="float">
            <text:p>0.0304</text:p>
          </table:table-cell>
          <table:table-cell table:style-name="ce61" table:formula="of:=[raw.AF30]+ORG.OPENOFFICE.STYLE(IF([raw.K30]&lt;[raw.AG30];&quot;Red&quot;;IF([raw.K30]&gt;[raw.AH30];&quot;Blue&quot;;&quot;Green&quot;)))" office:value-type="float" office:value="0.0433118362193358" calcext:value-type="float">
            <text:p>0.0433</text:p>
          </table:table-cell>
          <table:table-cell table:style-name="ce29" table:formula="of:=[raw.AI30]+ORG.OPENOFFICE.STYLE(IF([raw.K30]&lt;[raw.AJ30];&quot;Red&quot;;IF([raw.K30]&gt;[raw.AK30];&quot;Blue&quot;;&quot;Green&quot;)))" office:value-type="float" office:value="0.0418215079365075" calcext:value-type="float">
            <text:p>0.0418</text:p>
          </table:table-cell>
          <table:table-cell table:style-name="ce38" table:formula="of:=[raw.AL30]+ORG.OPENOFFICE.STYLE(IF([raw.K30]&lt;[raw.AM30];&quot;Red&quot;;IF([raw.K30]&gt;[raw.AN30];&quot;Blue&quot;;&quot;Green&quot;)))" office:value-type="float" office:value="0.192004880952384" calcext:value-type="float">
            <text:p>0.1920</text:p>
          </table:table-cell>
          <table:table-cell table:style-name="ce62" table:formula="of:=[raw.AO30]+ORG.OPENOFFICE.STYLE(IF([raw.K30]&lt;[raw.AP30];&quot;Red&quot;;IF([raw.K30]&gt;[raw.AQ30];&quot;Blue&quot;;&quot;Green&quot;)))" office:value-type="float" office:value="0.1886291468254" calcext:value-type="float">
            <text:p>0.1886</text:p>
          </table:table-cell>
          <table:table-cell table:style-name="ce62" table:formula="of:=[raw.AR30]+ORG.OPENOFFICE.STYLE(IF([raw.K30]&lt;[raw.AS30];&quot;Red&quot;;IF([raw.K30]&gt;[raw.AT30];&quot;Blue&quot;;&quot;Green&quot;)))" office:value-type="float" office:value="0.197909503968257" calcext:value-type="float">
            <text:p>0.1979</text:p>
          </table:table-cell>
          <table:table-cell table:style-name="ce30" table:formula="of:=[raw.AU30]+ORG.OPENOFFICE.STYLE(IF([raw.K30]&lt;[raw.AV30];&quot;Red&quot;;IF([raw.K30]&gt;[raw.AW30];&quot;Blue&quot;;&quot;Green&quot;)))" office:value-type="float" office:value="0.201575835137088" calcext:value-type="float">
            <text:p>0.2016</text:p>
          </table:table-cell>
        </table:table-row>
        <table:table-row table:style-name="ro1">
          <table:table-cell table:style-name="ce11" table:formula="of:=[$raw.A31]" office:value-type="string" office:string-value="bky_negdep_unbalanced" calcext:value-type="string">
            <text:p>bky_negdep_unbalanced</text:p>
          </table:table-cell>
          <table:table-cell table:style-name="ce21" table:formula="of:=[$raw.B31]" office:value-type="float" office:value="15" calcext:value-type="float">
            <text:p>15</text:p>
          </table:table-cell>
          <table:table-cell table:style-name="ce21" table:formula="of:=[$raw.C31]" office:value-type="float" office:value="0.1" calcext:value-type="float">
            <text:p>0.1</text:p>
          </table:table-cell>
          <table:table-cell table:style-name="ce21" table:formula="of:=[$raw.D31]" office:value-type="float" office:value="0.4" calcext:value-type="float">
            <text:p>0.4</text:p>
          </table:table-cell>
          <table:table-cell table:style-name="ce21" table:formula="of:=[$raw.E31]" office:value-type="float" office:value="-1" calcext:value-type="float">
            <text:p>-1</text:p>
          </table:table-cell>
          <table:table-cell table:style-name="ce21" table:formula="of:=[$raw.F31]" office:value-type="string" office:string-value="BKY2006" calcext:value-type="string">
            <text:p>BKY2006</text:p>
          </table:table-cell>
          <table:table-cell table:style-name="ce48" table:formula="of:=[raw.N31]+ORG.OPENOFFICE.STYLE(IF([raw.K31]&lt;[raw.O31];&quot;Red&quot;;IF([raw.K31]&gt;[raw.P31];&quot;Blue&quot;;&quot;Green&quot;)))" office:value-type="float" office:value="0.128633752081251" calcext:value-type="float">
            <text:p>0.1286</text:p>
          </table:table-cell>
          <table:table-cell table:style-name="ce87" table:formula="of:=[raw.Q31]+ORG.OPENOFFICE.STYLE(IF([raw.K31]&lt;[raw.R31];&quot;Red&quot;;IF([raw.K31]&gt;[raw.S31];&quot;Blue&quot;;&quot;Green&quot;)))" office:value-type="float" office:value="0.117428446275946" calcext:value-type="float">
            <text:p>0.1174</text:p>
          </table:table-cell>
          <table:table-cell table:style-name="ce87" table:formula="of:=[raw.T31]+ORG.OPENOFFICE.STYLE(IF([raw.K31]&lt;[raw.U31];&quot;Red&quot;;IF([raw.K31]&gt;[raw.V31];&quot;Blue&quot;;&quot;Green&quot;)))" office:value-type="float" office:value="0.128873641872832" calcext:value-type="float">
            <text:p>0.1289</text:p>
          </table:table-cell>
          <table:table-cell table:style-name="ce79" table:formula="of:=[raw.W31]+ORG.OPENOFFICE.STYLE(IF([raw.K31]&lt;[raw.X31];&quot;Red&quot;;IF([raw.K31]&gt;[raw.Y31];&quot;Blue&quot;;&quot;Green&quot;)))" office:value-type="float" office:value="0.134907077995533" calcext:value-type="float">
            <text:p>0.1349</text:p>
          </table:table-cell>
          <table:table-cell table:style-name="ce17" table:formula="of:=[raw.Z31]+ORG.OPENOFFICE.STYLE(IF([raw.K31]&lt;[raw.AA31];&quot;Red&quot;;IF([raw.K31]&gt;[raw.AB31];&quot;Blue&quot;;&quot;Green&quot;)))" office:value-type="float" office:value="0.0235216666666666" calcext:value-type="float">
            <text:p>0.0235</text:p>
          </table:table-cell>
          <table:table-cell table:style-name="ce87" table:formula="of:=[raw.AC31]+ORG.OPENOFFICE.STYLE(IF([raw.K31]&lt;[raw.AD31];&quot;Red&quot;;IF([raw.K31]&gt;[raw.AE31];&quot;Blue&quot;;&quot;Green&quot;)))" office:value-type="float" office:value="0.0600641666666667" calcext:value-type="float">
            <text:p>0.0601</text:p>
          </table:table-cell>
          <table:table-cell table:style-name="ce87" table:formula="of:=[raw.AF31]+ORG.OPENOFFICE.STYLE(IF([raw.K31]&lt;[raw.AG31];&quot;Red&quot;;IF([raw.K31]&gt;[raw.AH31];&quot;Blue&quot;;&quot;Green&quot;)))" office:value-type="float" office:value="0.0854797619047613" calcext:value-type="float">
            <text:p>0.0855</text:p>
          </table:table-cell>
          <table:table-cell table:style-name="ce32" table:formula="of:=[raw.AI31]+ORG.OPENOFFICE.STYLE(IF([raw.K31]&lt;[raw.AJ31];&quot;Red&quot;;IF([raw.K31]&gt;[raw.AK31];&quot;Blue&quot;;&quot;Green&quot;)))" office:value-type="float" office:value="0.0461291666666669" calcext:value-type="float">
            <text:p>0.0461</text:p>
          </table:table-cell>
          <table:table-cell table:style-name="ce48" table:formula="of:=[raw.AL31]+ORG.OPENOFFICE.STYLE(IF([raw.K31]&lt;[raw.AM31];&quot;Red&quot;;IF([raw.K31]&gt;[raw.AN31];&quot;Blue&quot;;&quot;Green&quot;)))" office:value-type="float" office:value="0.142851181596177" calcext:value-type="float">
            <text:p>0.1429</text:p>
          </table:table-cell>
          <table:table-cell table:style-name="ce87" table:formula="of:=[raw.AO31]+ORG.OPENOFFICE.STYLE(IF([raw.K31]&lt;[raw.AP31];&quot;Red&quot;;IF([raw.K31]&gt;[raw.AQ31];&quot;Blue&quot;;&quot;Green&quot;)))" office:value-type="float" office:value="0.126770770202019" calcext:value-type="float">
            <text:p>0.1268</text:p>
          </table:table-cell>
          <table:table-cell table:style-name="ce87" table:formula="of:=[raw.AR31]+ORG.OPENOFFICE.STYLE(IF([raw.K31]&lt;[raw.AS31];&quot;Red&quot;;IF([raw.K31]&gt;[raw.AT31];&quot;Blue&quot;;&quot;Green&quot;)))" office:value-type="float" office:value="0.133596320485068" calcext:value-type="float">
            <text:p>0.1336</text:p>
          </table:table-cell>
          <table:table-cell table:style-name="ce79" table:formula="of:=[raw.AU31]+ORG.OPENOFFICE.STYLE(IF([raw.K31]&lt;[raw.AV31];&quot;Red&quot;;IF([raw.K31]&gt;[raw.AW31];&quot;Blue&quot;;&quot;Green&quot;)))" office:value-type="float" office:value="0.145933778860025" calcext:value-type="float">
            <text:p>0.1459</text:p>
          </table:table-cell>
        </table:table-row>
        <table:table-row table:style-name="ro1" table:number-rows-repeated="104854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_sign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946644524882" calcext:value-type="float">
            <text:p>0.0946644524882</text:p>
          </table:table-cell>
          <table:table-cell office:value-type="float" office:value="0.1029355475118" calcext:value-type="float">
            <text:p>0.1029355475118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500895094116847" calcext:value-type="float">
            <text:p>0.0500895094116847</text:p>
          </table:table-cell>
          <table:table-cell office:value-type="float" office:value="0.0563104905883153" calcext:value-type="float">
            <text:p>0.0563104905883153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500895094116847" calcext:value-type="float">
            <text:p>0.0500895094116847</text:p>
          </table:table-cell>
          <table:table-cell office:value-type="float" office:value="0.0563104905883153" calcext:value-type="float">
            <text:p>0.056310490588315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8607282106751" calcext:value-type="float">
            <text:p>0.0948607282106751</text:p>
          </table:table-cell>
          <table:table-cell office:value-type="float" office:value="0.103139271789325" calcext:value-type="float">
            <text:p>0.103139271789325</text:p>
          </table:table-cell>
          <table:table-cell office:value-type="float" office:value="0.05085" calcext:value-type="float">
            <text:p>0.05085</text:p>
          </table:table-cell>
          <table:table-cell office:value-type="float" office:value="0.0478052134290558" calcext:value-type="float">
            <text:p>0.0478052134290558</text:p>
          </table:table-cell>
          <table:table-cell office:value-type="float" office:value="0.0538947865709442" calcext:value-type="float">
            <text:p>0.0538947865709442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253775055674226" calcext:value-type="float">
            <text:p>0.0253775055674226</text:p>
          </table:table-cell>
          <table:table-cell office:value-type="float" office:value="0.0299224944325774" calcext:value-type="float">
            <text:p>0.0299224944325774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253775055674226" calcext:value-type="float">
            <text:p>0.0253775055674226</text:p>
          </table:table-cell>
          <table:table-cell office:value-type="float" office:value="0.0299224944325774" calcext:value-type="float">
            <text:p>0.0299224944325774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73679973815572" calcext:value-type="float">
            <text:p>0.0473679973815572</text:p>
          </table:table-cell>
          <table:table-cell office:value-type="float" office:value="0.0534320026184428" calcext:value-type="float">
            <text:p>0.0534320026184428</text:p>
          </table:table-cell>
          <table:table-cell office:value-type="float" office:value="0.05005" calcext:value-type="float">
            <text:p>0.05005</text:p>
          </table:table-cell>
          <table:table-cell office:value-type="float" office:value="0.0470279867423325" calcext:value-type="float">
            <text:p>0.0470279867423325</text:p>
          </table:table-cell>
          <table:table-cell office:value-type="float" office:value="0.0530720132576675" calcext:value-type="float">
            <text:p>0.053072013257667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55215255802842" calcext:value-type="float">
            <text:p>0.0255215255802842</text:p>
          </table:table-cell>
          <table:table-cell office:value-type="float" office:value="0.0300784744197158" calcext:value-type="float">
            <text:p>0.0300784744197158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55215255802842" calcext:value-type="float">
            <text:p>0.0255215255802842</text:p>
          </table:table-cell>
          <table:table-cell office:value-type="float" office:value="0.0300784744197158" calcext:value-type="float">
            <text:p>0.0300784744197158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477080485594366" calcext:value-type="float">
            <text:p>0.0477080485594366</text:p>
          </table:table-cell>
          <table:table-cell office:value-type="float" office:value="0.0537919514405634" calcext:value-type="float">
            <text:p>0.0537919514405634</text:p>
          </table:table-cell>
          <table:table-cell office:value-type="float" office:value="3.256397625" calcext:value-type="float">
            <text:p>3.256397625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237698412698" calcext:value-type="float">
            <text:p>0.046237698412698</text:p>
          </table:table-cell>
          <table:table-cell office:value-type="float" office:value="0.0448722375040752" calcext:value-type="float">
            <text:p>0.0448722375040752</text:p>
          </table:table-cell>
          <table:table-cell office:value-type="float" office:value="0.0476031593213207" calcext:value-type="float">
            <text:p>0.0476031593213207</text:p>
          </table:table-cell>
          <table:table-cell office:value-type="float" office:value="0.0378386507936507" calcext:value-type="float">
            <text:p>0.0378386507936507</text:p>
          </table:table-cell>
          <table:table-cell office:value-type="float" office:value="0.0365274138325798" calcext:value-type="float">
            <text:p>0.0365274138325798</text:p>
          </table:table-cell>
          <table:table-cell office:value-type="float" office:value="0.0391498877547215" calcext:value-type="float">
            <text:p>0.0391498877547215</text:p>
          </table:table-cell>
          <table:table-cell office:value-type="float" office:value="0.0378386507936507" calcext:value-type="float">
            <text:p>0.0378386507936507</text:p>
          </table:table-cell>
          <table:table-cell office:value-type="float" office:value="0.0365274138325798" calcext:value-type="float">
            <text:p>0.0365274138325798</text:p>
          </table:table-cell>
          <table:table-cell office:value-type="float" office:value="0.0391498877547215" calcext:value-type="float">
            <text:p>0.0391498877547215</text:p>
          </table:table-cell>
          <table:table-cell office:value-type="float" office:value="0.0414454166666664" calcext:value-type="float">
            <text:p>0.0414454166666664</text:p>
          </table:table-cell>
          <table:table-cell office:value-type="float" office:value="0.0401023393881493" calcext:value-type="float">
            <text:p>0.0401023393881493</text:p>
          </table:table-cell>
          <table:table-cell office:value-type="float" office:value="0.0427884939451835" calcext:value-type="float">
            <text:p>0.0427884939451835</text:p>
          </table:table-cell>
          <table:table-cell office:value-type="float" office:value="0.0376665079365077" calcext:value-type="float">
            <text:p>0.0376665079365077</text:p>
          </table:table-cell>
          <table:table-cell office:value-type="float" office:value="0.0364496364491134" calcext:value-type="float">
            <text:p>0.0364496364491134</text:p>
          </table:table-cell>
          <table:table-cell office:value-type="float" office:value="0.038883379423902" calcext:value-type="float">
            <text:p>0.038883379423902</text:p>
          </table:table-cell>
          <table:table-cell office:value-type="float" office:value="0.0193018452380953" calcext:value-type="float">
            <text:p>0.0193018452380953</text:p>
          </table:table-cell>
          <table:table-cell office:value-type="float" office:value="0.0183481821441213" calcext:value-type="float">
            <text:p>0.0183481821441213</text:p>
          </table:table-cell>
          <table:table-cell office:value-type="float" office:value="0.0202555083320693" calcext:value-type="float">
            <text:p>0.0202555083320693</text:p>
          </table:table-cell>
          <table:table-cell office:value-type="float" office:value="0.0193018452380953" calcext:value-type="float">
            <text:p>0.0193018452380953</text:p>
          </table:table-cell>
          <table:table-cell office:value-type="float" office:value="0.0183481821441213" calcext:value-type="float">
            <text:p>0.0183481821441213</text:p>
          </table:table-cell>
          <table:table-cell office:value-type="float" office:value="0.0202555083320693" calcext:value-type="float">
            <text:p>0.0202555083320693</text:p>
          </table:table-cell>
          <table:table-cell office:value-type="float" office:value="0.029516130952381" calcext:value-type="float">
            <text:p>0.029516130952381</text:p>
          </table:table-cell>
          <table:table-cell office:value-type="float" office:value="0.0284129570515214" calcext:value-type="float">
            <text:p>0.0284129570515214</text:p>
          </table:table-cell>
          <table:table-cell office:value-type="float" office:value="0.0306193048532406" calcext:value-type="float">
            <text:p>0.0306193048532406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49635734261995" calcext:value-type="float">
            <text:p>0.0349635734261995</text:p>
          </table:table-cell>
          <table:table-cell office:value-type="float" office:value="0.0402364265738005" calcext:value-type="float">
            <text:p>0.0402364265738005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782953631119957" calcext:value-type="float">
            <text:p>0.0782953631119957</text:p>
          </table:table-cell>
          <table:table-cell office:value-type="float" office:value="0.0859046368880043" calcext:value-type="float">
            <text:p>0.0859046368880043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782953631119957" calcext:value-type="float">
            <text:p>0.0782953631119957</text:p>
          </table:table-cell>
          <table:table-cell office:value-type="float" office:value="0.0859046368880043" calcext:value-type="float">
            <text:p>0.0859046368880043</text:p>
          </table:table-cell>
          <table:table-cell office:value-type="float" office:value="0.04985" calcext:value-type="float">
            <text:p>0.04985</text:p>
          </table:table-cell>
          <table:table-cell office:value-type="float" office:value="0.0468337133044522" calcext:value-type="float">
            <text:p>0.0468337133044522</text:p>
          </table:table-cell>
          <table:table-cell office:value-type="float" office:value="0.0528662866955478" calcext:value-type="float">
            <text:p>0.0528662866955478</text:p>
          </table:table-cell>
          <table:table-cell office:value-type="float" office:value="3.214942875" calcext:value-type="float">
            <text:p>3.214942875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200792839105343" calcext:value-type="float">
            <text:p>0.200792839105343</text:p>
          </table:table-cell>
          <table:table-cell office:value-type="float" office:value="0.199036501613128" calcext:value-type="float">
            <text:p>0.199036501613128</text:p>
          </table:table-cell>
          <table:table-cell office:value-type="float" office:value="0.202549176597558" calcext:value-type="float">
            <text:p>0.202549176597558</text:p>
          </table:table-cell>
          <table:table-cell office:value-type="float" office:value="0.19378545634921" calcext:value-type="float">
            <text:p>0.19378545634921</text:p>
          </table:table-cell>
          <table:table-cell office:value-type="float" office:value="0.19165152608413" calcext:value-type="float">
            <text:p>0.19165152608413</text:p>
          </table:table-cell>
          <table:table-cell office:value-type="float" office:value="0.19591938661429" calcext:value-type="float">
            <text:p>0.19591938661429</text:p>
          </table:table-cell>
          <table:table-cell office:value-type="float" office:value="0.19378545634921" calcext:value-type="float">
            <text:p>0.19378545634921</text:p>
          </table:table-cell>
          <table:table-cell office:value-type="float" office:value="0.19165152608413" calcext:value-type="float">
            <text:p>0.19165152608413</text:p>
          </table:table-cell>
          <table:table-cell office:value-type="float" office:value="0.19591938661429" calcext:value-type="float">
            <text:p>0.19591938661429</text:p>
          </table:table-cell>
          <table:table-cell office:value-type="float" office:value="0.196522242063496" calcext:value-type="float">
            <text:p>0.196522242063496</text:p>
          </table:table-cell>
          <table:table-cell office:value-type="float" office:value="0.194644819156008" calcext:value-type="float">
            <text:p>0.194644819156008</text:p>
          </table:table-cell>
          <table:table-cell office:value-type="float" office:value="0.198399664970983" calcext:value-type="float">
            <text:p>0.198399664970983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312472031894064" calcext:value-type="float">
            <text:p>0.0312472031894064</text:p>
          </table:table-cell>
          <table:table-cell office:value-type="float" office:value="0.0362527968105936" calcext:value-type="float">
            <text:p>0.0362527968105936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834858280589025" calcext:value-type="float">
            <text:p>0.0834858280589025</text:p>
          </table:table-cell>
          <table:table-cell office:value-type="float" office:value="0.0913141719410975" calcext:value-type="float">
            <text:p>0.091314171941097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834858280589025" calcext:value-type="float">
            <text:p>0.0834858280589025</text:p>
          </table:table-cell>
          <table:table-cell office:value-type="float" office:value="0.0913141719410975" calcext:value-type="float">
            <text:p>0.0913141719410975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4746139151882" calcext:value-type="float">
            <text:p>0.044746139151882</text:p>
          </table:table-cell>
          <table:table-cell office:value-type="float" office:value="0.050653860848118" calcext:value-type="float">
            <text:p>0.050653860848118</text:p>
          </table:table-cell>
          <table:table-cell office:value-type="float" office:value="0.195513533549787" calcext:value-type="float">
            <text:p>0.195513533549787</text:p>
          </table:table-cell>
          <table:table-cell office:value-type="float" office:value="0.193790922347846" calcext:value-type="float">
            <text:p>0.193790922347846</text:p>
          </table:table-cell>
          <table:table-cell office:value-type="float" office:value="0.197236144751728" calcext:value-type="float">
            <text:p>0.197236144751728</text:p>
          </table:table-cell>
          <table:table-cell office:value-type="float" office:value="0.179779186507939" calcext:value-type="float">
            <text:p>0.179779186507939</text:p>
          </table:table-cell>
          <table:table-cell office:value-type="float" office:value="0.177729937281682" calcext:value-type="float">
            <text:p>0.177729937281682</text:p>
          </table:table-cell>
          <table:table-cell office:value-type="float" office:value="0.181828435734197" calcext:value-type="float">
            <text:p>0.181828435734197</text:p>
          </table:table-cell>
          <table:table-cell office:value-type="float" office:value="0.179779186507939" calcext:value-type="float">
            <text:p>0.179779186507939</text:p>
          </table:table-cell>
          <table:table-cell office:value-type="float" office:value="0.177729937281682" calcext:value-type="float">
            <text:p>0.177729937281682</text:p>
          </table:table-cell>
          <table:table-cell office:value-type="float" office:value="0.181828435734197" calcext:value-type="float">
            <text:p>0.181828435734197</text:p>
          </table:table-cell>
          <table:table-cell office:value-type="float" office:value="0.188226349206352" calcext:value-type="float">
            <text:p>0.188226349206352</text:p>
          </table:table-cell>
          <table:table-cell office:value-type="float" office:value="0.186411705543847" calcext:value-type="float">
            <text:p>0.186411705543847</text:p>
          </table:table-cell>
          <table:table-cell office:value-type="float" office:value="0.190040992868857" calcext:value-type="float">
            <text:p>0.190040992868857</text:p>
          </table:table-cell>
          <table:table-cell office:value-type="float" office:value="3.193423041" calcext:value-type="float">
            <text:p>3.193423041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16354998751248" calcext:value-type="float">
            <text:p>0.116354998751248</text:p>
          </table:table-cell>
          <table:table-cell office:value-type="float" office:value="0.115363261382627" calcext:value-type="float">
            <text:p>0.115363261382627</text:p>
          </table:table-cell>
          <table:table-cell office:value-type="float" office:value="0.11734673611987" calcext:value-type="float">
            <text:p>0.11734673611987</text:p>
          </table:table-cell>
          <table:table-cell office:value-type="float" office:value="0.11210026057276" calcext:value-type="float">
            <text:p>0.11210026057276</text:p>
          </table:table-cell>
          <table:table-cell office:value-type="float" office:value="0.111118359924224" calcext:value-type="float">
            <text:p>0.111118359924224</text:p>
          </table:table-cell>
          <table:table-cell office:value-type="float" office:value="0.113082161221296" calcext:value-type="float">
            <text:p>0.113082161221296</text:p>
          </table:table-cell>
          <table:table-cell office:value-type="float" office:value="0.11210026057276" calcext:value-type="float">
            <text:p>0.11210026057276</text:p>
          </table:table-cell>
          <table:table-cell office:value-type="float" office:value="0.111118359924224" calcext:value-type="float">
            <text:p>0.111118359924224</text:p>
          </table:table-cell>
          <table:table-cell office:value-type="float" office:value="0.113082161221296" calcext:value-type="float">
            <text:p>0.113082161221296</text:p>
          </table:table-cell>
          <table:table-cell office:value-type="float" office:value="0.114493428515928" calcext:value-type="float">
            <text:p>0.114493428515928</text:p>
          </table:table-cell>
          <table:table-cell office:value-type="float" office:value="0.113507273946151" calcext:value-type="float">
            <text:p>0.113507273946151</text:p>
          </table:table-cell>
          <table:table-cell office:value-type="float" office:value="0.115479583085705" calcext:value-type="float">
            <text:p>0.115479583085705</text:p>
          </table:table-cell>
          <table:table-cell office:value-type="float" office:value="0.0230054960317462" calcext:value-type="float">
            <text:p>0.0230054960317462</text:p>
          </table:table-cell>
          <table:table-cell office:value-type="float" office:value="0.0220426805528972" calcext:value-type="float">
            <text:p>0.0220426805528972</text:p>
          </table:table-cell>
          <table:table-cell office:value-type="float" office:value="0.0239683115105951" calcext:value-type="float">
            <text:p>0.0239683115105951</text:p>
          </table:table-cell>
          <table:table-cell office:value-type="float" office:value="0.0228288095238096" calcext:value-type="float">
            <text:p>0.0228288095238096</text:p>
          </table:table-cell>
          <table:table-cell office:value-type="float" office:value="0.0218579503435863" calcext:value-type="float">
            <text:p>0.0218579503435863</text:p>
          </table:table-cell>
          <table:table-cell office:value-type="float" office:value="0.023799668704033" calcext:value-type="float">
            <text:p>0.023799668704033</text:p>
          </table:table-cell>
          <table:table-cell office:value-type="float" office:value="0.0228288095238096" calcext:value-type="float">
            <text:p>0.0228288095238096</text:p>
          </table:table-cell>
          <table:table-cell office:value-type="float" office:value="0.0218579503435863" calcext:value-type="float">
            <text:p>0.0218579503435863</text:p>
          </table:table-cell>
          <table:table-cell office:value-type="float" office:value="0.023799668704033" calcext:value-type="float">
            <text:p>0.023799668704033</text:p>
          </table:table-cell>
          <table:table-cell office:value-type="float" office:value="0.0237061904761906" calcext:value-type="float">
            <text:p>0.0237061904761906</text:p>
          </table:table-cell>
          <table:table-cell office:value-type="float" office:value="0.0227326830391727" calcext:value-type="float">
            <text:p>0.0227326830391727</text:p>
          </table:table-cell>
          <table:table-cell office:value-type="float" office:value="0.0246796979132085" calcext:value-type="float">
            <text:p>0.0246796979132085</text:p>
          </table:table-cell>
          <table:table-cell office:value-type="float" office:value="0.186497123015876" calcext:value-type="float">
            <text:p>0.186497123015876</text:p>
          </table:table-cell>
          <table:table-cell office:value-type="float" office:value="0.184844275171124" calcext:value-type="float">
            <text:p>0.184844275171124</text:p>
          </table:table-cell>
          <table:table-cell office:value-type="float" office:value="0.188149970860628" calcext:value-type="float">
            <text:p>0.188149970860628</text:p>
          </table:table-cell>
          <table:table-cell office:value-type="float" office:value="0.18390293650794" calcext:value-type="float">
            <text:p>0.18390293650794</text:p>
          </table:table-cell>
          <table:table-cell office:value-type="float" office:value="0.182246155172278" calcext:value-type="float">
            <text:p>0.182246155172278</text:p>
          </table:table-cell>
          <table:table-cell office:value-type="float" office:value="0.185559717843601" calcext:value-type="float">
            <text:p>0.185559717843601</text:p>
          </table:table-cell>
          <table:table-cell office:value-type="float" office:value="0.18390293650794" calcext:value-type="float">
            <text:p>0.18390293650794</text:p>
          </table:table-cell>
          <table:table-cell office:value-type="float" office:value="0.182246155172278" calcext:value-type="float">
            <text:p>0.182246155172278</text:p>
          </table:table-cell>
          <table:table-cell office:value-type="float" office:value="0.185559717843601" calcext:value-type="float">
            <text:p>0.185559717843601</text:p>
          </table:table-cell>
          <table:table-cell office:value-type="float" office:value="0.184537242063495" calcext:value-type="float">
            <text:p>0.184537242063495</text:p>
          </table:table-cell>
          <table:table-cell office:value-type="float" office:value="0.182871379622737" calcext:value-type="float">
            <text:p>0.182871379622737</text:p>
          </table:table-cell>
          <table:table-cell office:value-type="float" office:value="0.186203104504252" calcext:value-type="float">
            <text:p>0.186203104504252</text:p>
          </table:table-cell>
          <table:table-cell office:value-type="float" office:value="3.181007125" calcext:value-type="float">
            <text:p>3.181007125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1764743131868" calcext:value-type="float">
            <text:p>0.11764743131868</text:p>
          </table:table-cell>
          <table:table-cell office:value-type="float" office:value="0.116740965615615" calcext:value-type="float">
            <text:p>0.116740965615615</text:p>
          </table:table-cell>
          <table:table-cell office:value-type="float" office:value="0.118553897021745" calcext:value-type="float">
            <text:p>0.118553897021745</text:p>
          </table:table-cell>
          <table:table-cell office:value-type="float" office:value="0.11101137029637" calcext:value-type="float">
            <text:p>0.11101137029637</text:p>
          </table:table-cell>
          <table:table-cell office:value-type="float" office:value="0.110031884688282" calcext:value-type="float">
            <text:p>0.110031884688282</text:p>
          </table:table-cell>
          <table:table-cell office:value-type="float" office:value="0.111990855904457" calcext:value-type="float">
            <text:p>0.111990855904457</text:p>
          </table:table-cell>
          <table:table-cell office:value-type="float" office:value="0.11101137029637" calcext:value-type="float">
            <text:p>0.11101137029637</text:p>
          </table:table-cell>
          <table:table-cell office:value-type="float" office:value="0.110031884688282" calcext:value-type="float">
            <text:p>0.110031884688282</text:p>
          </table:table-cell>
          <table:table-cell office:value-type="float" office:value="0.111990855904457" calcext:value-type="float">
            <text:p>0.111990855904457</text:p>
          </table:table-cell>
          <table:table-cell office:value-type="float" office:value="0.113143257020756" calcext:value-type="float">
            <text:p>0.113143257020756</text:p>
          </table:table-cell>
          <table:table-cell office:value-type="float" office:value="0.112203195543897" calcext:value-type="float">
            <text:p>0.112203195543897</text:p>
          </table:table-cell>
          <table:table-cell office:value-type="float" office:value="0.114083318497615" calcext:value-type="float">
            <text:p>0.114083318497615</text:p>
          </table:table-cell>
          <table:table-cell office:value-type="float" office:value="0.0217108333333333" calcext:value-type="float">
            <text:p>0.0217108333333333</text:p>
          </table:table-cell>
          <table:table-cell office:value-type="float" office:value="0.020336229815835" calcext:value-type="float">
            <text:p>0.020336229815835</text:p>
          </table:table-cell>
          <table:table-cell office:value-type="float" office:value="0.0230854368508316" calcext:value-type="float">
            <text:p>0.0230854368508316</text:p>
          </table:table-cell>
          <table:table-cell office:value-type="float" office:value="0.0435425000000002" calcext:value-type="float">
            <text:p>0.0435425000000002</text:p>
          </table:table-cell>
          <table:table-cell office:value-type="float" office:value="0.041635685142032" calcext:value-type="float">
            <text:p>0.041635685142032</text:p>
          </table:table-cell>
          <table:table-cell office:value-type="float" office:value="0.0454493148579684" calcext:value-type="float">
            <text:p>0.0454493148579684</text:p>
          </table:table-cell>
          <table:table-cell office:value-type="float" office:value="0.0435425000000002" calcext:value-type="float">
            <text:p>0.0435425000000002</text:p>
          </table:table-cell>
          <table:table-cell office:value-type="float" office:value="0.041635685142032" calcext:value-type="float">
            <text:p>0.041635685142032</text:p>
          </table:table-cell>
          <table:table-cell office:value-type="float" office:value="0.0454493148579684" calcext:value-type="float">
            <text:p>0.0454493148579684</text:p>
          </table:table-cell>
          <table:table-cell office:value-type="float" office:value="0.0325408333333334" calcext:value-type="float">
            <text:p>0.0325408333333334</text:p>
          </table:table-cell>
          <table:table-cell office:value-type="float" office:value="0.0309404779463986" calcext:value-type="float">
            <text:p>0.0309404779463986</text:p>
          </table:table-cell>
          <table:table-cell office:value-type="float" office:value="0.0341411887202681" calcext:value-type="float">
            <text:p>0.0341411887202681</text:p>
          </table:table-cell>
          <table:table-cell office:value-type="float" office:value="0.130982251082249" calcext:value-type="float">
            <text:p>0.130982251082249</text:p>
          </table:table-cell>
          <table:table-cell office:value-type="float" office:value="0.1299847959162" calcext:value-type="float">
            <text:p>0.1299847959162</text:p>
          </table:table-cell>
          <table:table-cell office:value-type="float" office:value="0.131979706248297" calcext:value-type="float">
            <text:p>0.131979706248297</text:p>
          </table:table-cell>
          <table:table-cell office:value-type="float" office:value="0.123025122655122" calcext:value-type="float">
            <text:p>0.123025122655122</text:p>
          </table:table-cell>
          <table:table-cell office:value-type="float" office:value="0.121926385530391" calcext:value-type="float">
            <text:p>0.121926385530391</text:p>
          </table:table-cell>
          <table:table-cell office:value-type="float" office:value="0.124123859779852" calcext:value-type="float">
            <text:p>0.124123859779852</text:p>
          </table:table-cell>
          <table:table-cell office:value-type="float" office:value="0.123025122655122" calcext:value-type="float">
            <text:p>0.123025122655122</text:p>
          </table:table-cell>
          <table:table-cell office:value-type="float" office:value="0.121926385530391" calcext:value-type="float">
            <text:p>0.121926385530391</text:p>
          </table:table-cell>
          <table:table-cell office:value-type="float" office:value="0.124123859779852" calcext:value-type="float">
            <text:p>0.124123859779852</text:p>
          </table:table-cell>
          <table:table-cell office:value-type="float" office:value="0.125559060245309" calcext:value-type="float">
            <text:p>0.125559060245309</text:p>
          </table:table-cell>
          <table:table-cell office:value-type="float" office:value="0.124501772418805" calcext:value-type="float">
            <text:p>0.124501772418805</text:p>
          </table:table-cell>
          <table:table-cell office:value-type="float" office:value="0.126616348071812" calcext:value-type="float">
            <text:p>0.126616348071812</text:p>
          </table:table-cell>
          <table:table-cell office:value-type="float" office:value="3.175928083" calcext:value-type="float">
            <text:p>3.175928083</text:p>
          </table:table-cell>
        </table:table-row>
        <table:table-row table:style-name="ro1">
          <table:table-cell office:value-type="string" calcext:value-type="string">
            <text:p>bh_pos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957440331401541" calcext:value-type="float">
            <text:p>0.0957440331401541</text:p>
          </table:table-cell>
          <table:table-cell office:value-type="float" office:value="0.104055966859846" calcext:value-type="float">
            <text:p>0.104055966859846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0.0480967276079149" calcext:value-type="float">
            <text:p>0.0480967276079149</text:p>
          </table:table-cell>
          <table:table-cell office:value-type="float" office:value="0.0542032723920851" calcext:value-type="float">
            <text:p>0.0542032723920851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0.0480967276079149" calcext:value-type="float">
            <text:p>0.0480967276079149</text:p>
          </table:table-cell>
          <table:table-cell office:value-type="float" office:value="0.0542032723920851" calcext:value-type="float">
            <text:p>0.0542032723920851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891709035601011" calcext:value-type="float">
            <text:p>0.0891709035601011</text:p>
          </table:table-cell>
          <table:table-cell office:value-type="float" office:value="0.0972290964398989" calcext:value-type="float">
            <text:p>0.097229096439898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3966473448677" calcext:value-type="float">
            <text:p>0.0463966473448677</text:p>
          </table:table-cell>
          <table:table-cell office:value-type="float" office:value="0.0524033526551323" calcext:value-type="float">
            <text:p>0.0524033526551323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0277891357876" calcext:value-type="float">
            <text:p>0.0230277891357876</text:p>
          </table:table-cell>
          <table:table-cell office:value-type="float" office:value="0.0273722108642124" calcext:value-type="float">
            <text:p>0.027372210864212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0277891357876" calcext:value-type="float">
            <text:p>0.0230277891357876</text:p>
          </table:table-cell>
          <table:table-cell office:value-type="float" office:value="0.0273722108642124" calcext:value-type="float">
            <text:p>0.0273722108642124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29026804562866" calcext:value-type="float">
            <text:p>0.0429026804562866</text:p>
          </table:table-cell>
          <table:table-cell office:value-type="float" office:value="0.0486973195437134" calcext:value-type="float">
            <text:p>0.0486973195437134</text:p>
          </table:table-cell>
          <table:table-cell office:value-type="float" office:value="0.05225" calcext:value-type="float">
            <text:p>0.05225</text:p>
          </table:table-cell>
          <table:table-cell office:value-type="float" office:value="0.0491658606336188" calcext:value-type="float">
            <text:p>0.0491658606336188</text:p>
          </table:table-cell>
          <table:table-cell office:value-type="float" office:value="0.0553341393663812" calcext:value-type="float">
            <text:p>0.0553341393663812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6175486782761" calcext:value-type="float">
            <text:p>0.0256175486782761</text:p>
          </table:table-cell>
          <table:table-cell office:value-type="float" office:value="0.0301824513217239" calcext:value-type="float">
            <text:p>0.0301824513217239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6175486782761" calcext:value-type="float">
            <text:p>0.0256175486782761</text:p>
          </table:table-cell>
          <table:table-cell office:value-type="float" office:value="0.0301824513217239" calcext:value-type="float">
            <text:p>0.030182451321723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60082021254767" calcext:value-type="float">
            <text:p>0.0460082021254767</text:p>
          </table:table-cell>
          <table:table-cell office:value-type="float" office:value="0.0519917978745233" calcext:value-type="float">
            <text:p>0.0519917978745233</text:p>
          </table:table-cell>
          <table:table-cell office:value-type="float" office:value="3.307148333" calcext:value-type="float">
            <text:p>3.307148333</text:p>
          </table:table-cell>
        </table:table-row>
        <table:table-row table:style-name="ro1">
          <table:table-cell office:value-type="string" calcext:value-type="string">
            <text:p>bh_pos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76140277777773" calcext:value-type="float">
            <text:p>0.0476140277777773</text:p>
          </table:table-cell>
          <table:table-cell office:value-type="float" office:value="0.0461824269046288" calcext:value-type="float">
            <text:p>0.0461824269046288</text:p>
          </table:table-cell>
          <table:table-cell office:value-type="float" office:value="0.0490456286509259" calcext:value-type="float">
            <text:p>0.0490456286509259</text:p>
          </table:table-cell>
          <table:table-cell office:value-type="float" office:value="0.037348234126984" calcext:value-type="float">
            <text:p>0.037348234126984</text:p>
          </table:table-cell>
          <table:table-cell office:value-type="float" office:value="0.0360188531306366" calcext:value-type="float">
            <text:p>0.0360188531306366</text:p>
          </table:table-cell>
          <table:table-cell office:value-type="float" office:value="0.0386776151233314" calcext:value-type="float">
            <text:p>0.0386776151233314</text:p>
          </table:table-cell>
          <table:table-cell office:value-type="float" office:value="0.037348234126984" calcext:value-type="float">
            <text:p>0.037348234126984</text:p>
          </table:table-cell>
          <table:table-cell office:value-type="float" office:value="0.0360188531306366" calcext:value-type="float">
            <text:p>0.0360188531306366</text:p>
          </table:table-cell>
          <table:table-cell office:value-type="float" office:value="0.0386776151233314" calcext:value-type="float">
            <text:p>0.0386776151233314</text:p>
          </table:table-cell>
          <table:table-cell office:value-type="float" office:value="0.0409326785714283" calcext:value-type="float">
            <text:p>0.0409326785714283</text:p>
          </table:table-cell>
          <table:table-cell office:value-type="float" office:value="0.0395519575214392" calcext:value-type="float">
            <text:p>0.0395519575214392</text:p>
          </table:table-cell>
          <table:table-cell office:value-type="float" office:value="0.0423133996214175" calcext:value-type="float">
            <text:p>0.0423133996214175</text:p>
          </table:table-cell>
          <table:table-cell office:value-type="float" office:value="0.037397976190476" calcext:value-type="float">
            <text:p>0.037397976190476</text:p>
          </table:table-cell>
          <table:table-cell office:value-type="float" office:value="0.0361806665614101" calcext:value-type="float">
            <text:p>0.0361806665614101</text:p>
          </table:table-cell>
          <table:table-cell office:value-type="float" office:value="0.038615285819542" calcext:value-type="float">
            <text:p>0.038615285819542</text:p>
          </table:table-cell>
          <table:table-cell office:value-type="float" office:value="0.0185225595238096" calcext:value-type="float">
            <text:p>0.0185225595238096</text:p>
          </table:table-cell>
          <table:table-cell office:value-type="float" office:value="0.0176184080290499" calcext:value-type="float">
            <text:p>0.0176184080290499</text:p>
          </table:table-cell>
          <table:table-cell office:value-type="float" office:value="0.0194267110185693" calcext:value-type="float">
            <text:p>0.0194267110185693</text:p>
          </table:table-cell>
          <table:table-cell office:value-type="float" office:value="0.0185225595238096" calcext:value-type="float">
            <text:p>0.0185225595238096</text:p>
          </table:table-cell>
          <table:table-cell office:value-type="float" office:value="0.0176184080290499" calcext:value-type="float">
            <text:p>0.0176184080290499</text:p>
          </table:table-cell>
          <table:table-cell office:value-type="float" office:value="0.0194267110185693" calcext:value-type="float">
            <text:p>0.0194267110185693</text:p>
          </table:table-cell>
          <table:table-cell office:value-type="float" office:value="0.0282980753968255" calcext:value-type="float">
            <text:p>0.0282980753968255</text:p>
          </table:table-cell>
          <table:table-cell office:value-type="float" office:value="0.0272214824235776" calcext:value-type="float">
            <text:p>0.0272214824235776</text:p>
          </table:table-cell>
          <table:table-cell office:value-type="float" office:value="0.0293746683700733" calcext:value-type="float">
            <text:p>0.029374668370073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59301327871481" calcext:value-type="float">
            <text:p>0.0359301327871481</text:p>
          </table:table-cell>
          <table:table-cell office:value-type="float" office:value="0.0412698672128519" calcext:value-type="float">
            <text:p>0.0412698672128519</text:p>
          </table:table-cell>
          <table:table-cell office:value-type="float" office:value="0.07615" calcext:value-type="float">
            <text:p>0.07615</text:p>
          </table:table-cell>
          <table:table-cell office:value-type="float" office:value="0.0724739650124975" calcext:value-type="float">
            <text:p>0.0724739650124975</text:p>
          </table:table-cell>
          <table:table-cell office:value-type="float" office:value="0.0798260349875024" calcext:value-type="float">
            <text:p>0.0798260349875024</text:p>
          </table:table-cell>
          <table:table-cell office:value-type="float" office:value="0.07615" calcext:value-type="float">
            <text:p>0.07615</text:p>
          </table:table-cell>
          <table:table-cell office:value-type="float" office:value="0.0724739650124975" calcext:value-type="float">
            <text:p>0.0724739650124975</text:p>
          </table:table-cell>
          <table:table-cell office:value-type="float" office:value="0.0798260349875024" calcext:value-type="float">
            <text:p>0.0798260349875024</text:p>
          </table:table-cell>
          <table:table-cell office:value-type="float" office:value="0.04745" calcext:value-type="float">
            <text:p>0.04745</text:p>
          </table:table-cell>
          <table:table-cell office:value-type="float" office:value="0.0445035033620761" calcext:value-type="float">
            <text:p>0.0445035033620761</text:p>
          </table:table-cell>
          <table:table-cell office:value-type="float" office:value="0.0503964966379239" calcext:value-type="float">
            <text:p>0.0503964966379239</text:p>
          </table:table-cell>
          <table:table-cell office:value-type="float" office:value="3.217271125" calcext:value-type="float">
            <text:p>3.217271125</text:p>
          </table:table-cell>
        </table:table-row>
        <table:table-row table:style-name="ro1">
          <table:table-cell office:value-type="string" calcext:value-type="string">
            <text:p>bh_pos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9980557720058" calcext:value-type="float">
            <text:p>0.19980557720058</text:p>
          </table:table-cell>
          <table:table-cell office:value-type="float" office:value="0.197983095608144" calcext:value-type="float">
            <text:p>0.197983095608144</text:p>
          </table:table-cell>
          <table:table-cell office:value-type="float" office:value="0.201628058793017" calcext:value-type="float">
            <text:p>0.201628058793017</text:p>
          </table:table-cell>
          <table:table-cell office:value-type="float" office:value="0.192684563492067" calcext:value-type="float">
            <text:p>0.192684563492067</text:p>
          </table:table-cell>
          <table:table-cell office:value-type="float" office:value="0.190504008855358" calcext:value-type="float">
            <text:p>0.190504008855358</text:p>
          </table:table-cell>
          <table:table-cell office:value-type="float" office:value="0.194865118128776" calcext:value-type="float">
            <text:p>0.194865118128776</text:p>
          </table:table-cell>
          <table:table-cell office:value-type="float" office:value="0.192684563492067" calcext:value-type="float">
            <text:p>0.192684563492067</text:p>
          </table:table-cell>
          <table:table-cell office:value-type="float" office:value="0.190504008855358" calcext:value-type="float">
            <text:p>0.190504008855358</text:p>
          </table:table-cell>
          <table:table-cell office:value-type="float" office:value="0.194865118128776" calcext:value-type="float">
            <text:p>0.194865118128776</text:p>
          </table:table-cell>
          <table:table-cell office:value-type="float" office:value="0.193879880952384" calcext:value-type="float">
            <text:p>0.193879880952384</text:p>
          </table:table-cell>
          <table:table-cell office:value-type="float" office:value="0.191963527060038" calcext:value-type="float">
            <text:p>0.191963527060038</text:p>
          </table:table-cell>
          <table:table-cell office:value-type="float" office:value="0.195796234844731" calcext:value-type="float">
            <text:p>0.195796234844731</text:p>
          </table:table-cell>
          <table:table-cell office:value-type="float" office:value="0.03565" calcext:value-type="float">
            <text:p>0.03565</text:p>
          </table:table-cell>
          <table:table-cell office:value-type="float" office:value="0.033080248901835" calcext:value-type="float">
            <text:p>0.033080248901835</text:p>
          </table:table-cell>
          <table:table-cell office:value-type="float" office:value="0.038219751098165" calcext:value-type="float">
            <text:p>0.03821975109816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826041136396228" calcext:value-type="float">
            <text:p>0.0826041136396228</text:p>
          </table:table-cell>
          <table:table-cell office:value-type="float" office:value="0.0903958863603772" calcext:value-type="float">
            <text:p>0.0903958863603772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826041136396228" calcext:value-type="float">
            <text:p>0.0826041136396228</text:p>
          </table:table-cell>
          <table:table-cell office:value-type="float" office:value="0.0903958863603772" calcext:value-type="float">
            <text:p>0.0903958863603772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51344028721053" calcext:value-type="float">
            <text:p>0.0451344028721053</text:p>
          </table:table-cell>
          <table:table-cell office:value-type="float" office:value="0.0510655971278947" calcext:value-type="float">
            <text:p>0.0510655971278947</text:p>
          </table:table-cell>
          <table:table-cell office:value-type="float" office:value="0.193408017676771" calcext:value-type="float">
            <text:p>0.193408017676771</text:p>
          </table:table-cell>
          <table:table-cell office:value-type="float" office:value="0.191634984493948" calcext:value-type="float">
            <text:p>0.191634984493948</text:p>
          </table:table-cell>
          <table:table-cell office:value-type="float" office:value="0.195181050859594" calcext:value-type="float">
            <text:p>0.195181050859594</text:p>
          </table:table-cell>
          <table:table-cell office:value-type="float" office:value="0.177476726190479" calcext:value-type="float">
            <text:p>0.177476726190479</text:p>
          </table:table-cell>
          <table:table-cell office:value-type="float" office:value="0.17540089941924" calcext:value-type="float">
            <text:p>0.17540089941924</text:p>
          </table:table-cell>
          <table:table-cell office:value-type="float" office:value="0.179552552961718" calcext:value-type="float">
            <text:p>0.179552552961718</text:p>
          </table:table-cell>
          <table:table-cell office:value-type="float" office:value="0.177476726190479" calcext:value-type="float">
            <text:p>0.177476726190479</text:p>
          </table:table-cell>
          <table:table-cell office:value-type="float" office:value="0.17540089941924" calcext:value-type="float">
            <text:p>0.17540089941924</text:p>
          </table:table-cell>
          <table:table-cell office:value-type="float" office:value="0.179552552961718" calcext:value-type="float">
            <text:p>0.179552552961718</text:p>
          </table:table-cell>
          <table:table-cell office:value-type="float" office:value="0.185058710317463" calcext:value-type="float">
            <text:p>0.185058710317463</text:p>
          </table:table-cell>
          <table:table-cell office:value-type="float" office:value="0.183215884655122" calcext:value-type="float">
            <text:p>0.183215884655122</text:p>
          </table:table-cell>
          <table:table-cell office:value-type="float" office:value="0.186901535979805" calcext:value-type="float">
            <text:p>0.186901535979805</text:p>
          </table:table-cell>
          <table:table-cell office:value-type="float" office:value="3.205723542" calcext:value-type="float">
            <text:p>3.205723542</text:p>
          </table:table-cell>
        </table:table-row>
        <table:table-row table:style-name="ro1">
          <table:table-cell office:value-type="string" calcext:value-type="string">
            <text:p>bh_pos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17069595543345" calcext:value-type="float">
            <text:p>0.117069595543345</text:p>
          </table:table-cell>
          <table:table-cell office:value-type="float" office:value="0.116060841847942" calcext:value-type="float">
            <text:p>0.116060841847942</text:p>
          </table:table-cell>
          <table:table-cell office:value-type="float" office:value="0.118078349238747" calcext:value-type="float">
            <text:p>0.118078349238747</text:p>
          </table:table-cell>
          <table:table-cell office:value-type="float" office:value="0.11174257034632" calcext:value-type="float">
            <text:p>0.11174257034632</text:p>
          </table:table-cell>
          <table:table-cell office:value-type="float" office:value="0.110765310355547" calcext:value-type="float">
            <text:p>0.110765310355547</text:p>
          </table:table-cell>
          <table:table-cell office:value-type="float" office:value="0.112719830337092" calcext:value-type="float">
            <text:p>0.112719830337092</text:p>
          </table:table-cell>
          <table:table-cell office:value-type="float" office:value="0.11174257034632" calcext:value-type="float">
            <text:p>0.11174257034632</text:p>
          </table:table-cell>
          <table:table-cell office:value-type="float" office:value="0.110765310355547" calcext:value-type="float">
            <text:p>0.110765310355547</text:p>
          </table:table-cell>
          <table:table-cell office:value-type="float" office:value="0.112719830337092" calcext:value-type="float">
            <text:p>0.112719830337092</text:p>
          </table:table-cell>
          <table:table-cell office:value-type="float" office:value="0.114252269258518" calcext:value-type="float">
            <text:p>0.114252269258518</text:p>
          </table:table-cell>
          <table:table-cell office:value-type="float" office:value="0.113271711515009" calcext:value-type="float">
            <text:p>0.113271711515009</text:p>
          </table:table-cell>
          <table:table-cell office:value-type="float" office:value="0.115232827002028" calcext:value-type="float">
            <text:p>0.115232827002028</text:p>
          </table:table-cell>
          <table:table-cell office:value-type="float" office:value="0.0232866269841271" calcext:value-type="float">
            <text:p>0.0232866269841271</text:p>
          </table:table-cell>
          <table:table-cell office:value-type="float" office:value="0.0223366561553154" calcext:value-type="float">
            <text:p>0.0223366561553154</text:p>
          </table:table-cell>
          <table:table-cell office:value-type="float" office:value="0.0242365978129389" calcext:value-type="float">
            <text:p>0.0242365978129389</text:p>
          </table:table-cell>
          <table:table-cell office:value-type="float" office:value="0.0223660912698414" calcext:value-type="float">
            <text:p>0.0223660912698414</text:p>
          </table:table-cell>
          <table:table-cell office:value-type="float" office:value="0.0214260598609501" calcext:value-type="float">
            <text:p>0.0214260598609501</text:p>
          </table:table-cell>
          <table:table-cell office:value-type="float" office:value="0.0233061226787326" calcext:value-type="float">
            <text:p>0.0233061226787326</text:p>
          </table:table-cell>
          <table:table-cell office:value-type="float" office:value="0.0223660912698414" calcext:value-type="float">
            <text:p>0.0223660912698414</text:p>
          </table:table-cell>
          <table:table-cell office:value-type="float" office:value="0.0214260598609501" calcext:value-type="float">
            <text:p>0.0214260598609501</text:p>
          </table:table-cell>
          <table:table-cell office:value-type="float" office:value="0.0233061226787326" calcext:value-type="float">
            <text:p>0.0233061226787326</text:p>
          </table:table-cell>
          <table:table-cell office:value-type="float" office:value="0.0228082341269843" calcext:value-type="float">
            <text:p>0.0228082341269843</text:p>
          </table:table-cell>
          <table:table-cell office:value-type="float" office:value="0.0218726378472894" calcext:value-type="float">
            <text:p>0.0218726378472894</text:p>
          </table:table-cell>
          <table:table-cell office:value-type="float" office:value="0.0237438304066791" calcext:value-type="float">
            <text:p>0.0237438304066791</text:p>
          </table:table-cell>
          <table:table-cell office:value-type="float" office:value="0.18463163780664" calcext:value-type="float">
            <text:p>0.18463163780664</text:p>
          </table:table-cell>
          <table:table-cell office:value-type="float" office:value="0.18291365793942" calcext:value-type="float">
            <text:p>0.18291365793942</text:p>
          </table:table-cell>
          <table:table-cell office:value-type="float" office:value="0.186349617673861" calcext:value-type="float">
            <text:p>0.186349617673861</text:p>
          </table:table-cell>
          <table:table-cell office:value-type="float" office:value="0.181925189393942" calcext:value-type="float">
            <text:p>0.181925189393942</text:p>
          </table:table-cell>
          <table:table-cell office:value-type="float" office:value="0.180232600836085" calcext:value-type="float">
            <text:p>0.180232600836085</text:p>
          </table:table-cell>
          <table:table-cell office:value-type="float" office:value="0.183617777951799" calcext:value-type="float">
            <text:p>0.183617777951799</text:p>
          </table:table-cell>
          <table:table-cell office:value-type="float" office:value="0.181925189393942" calcext:value-type="float">
            <text:p>0.181925189393942</text:p>
          </table:table-cell>
          <table:table-cell office:value-type="float" office:value="0.180232600836085" calcext:value-type="float">
            <text:p>0.180232600836085</text:p>
          </table:table-cell>
          <table:table-cell office:value-type="float" office:value="0.183617777951799" calcext:value-type="float">
            <text:p>0.183617777951799</text:p>
          </table:table-cell>
          <table:table-cell office:value-type="float" office:value="0.182782213203466" calcext:value-type="float">
            <text:p>0.182782213203466</text:p>
          </table:table-cell>
          <table:table-cell office:value-type="float" office:value="0.181071678010398" calcext:value-type="float">
            <text:p>0.181071678010398</text:p>
          </table:table-cell>
          <table:table-cell office:value-type="float" office:value="0.184492748396533" calcext:value-type="float">
            <text:p>0.184492748396533</text:p>
          </table:table-cell>
          <table:table-cell office:value-type="float" office:value="3.177930542" calcext:value-type="float">
            <text:p>3.177930542</text:p>
          </table:table-cell>
        </table:table-row>
        <table:table-row table:style-name="ro1">
          <table:table-cell office:value-type="string" calcext:value-type="string">
            <text:p>bh_pos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18432903346652" calcext:value-type="float">
            <text:p>0.118432903346652</text:p>
          </table:table-cell>
          <table:table-cell office:value-type="float" office:value="0.117497607037408" calcext:value-type="float">
            <text:p>0.117497607037408</text:p>
          </table:table-cell>
          <table:table-cell office:value-type="float" office:value="0.119368199655897" calcext:value-type="float">
            <text:p>0.119368199655897</text:p>
          </table:table-cell>
          <table:table-cell office:value-type="float" office:value="0.111333895548895" calcext:value-type="float">
            <text:p>0.111333895548895</text:p>
          </table:table-cell>
          <table:table-cell office:value-type="float" office:value="0.110328064469198" calcext:value-type="float">
            <text:p>0.110328064469198</text:p>
          </table:table-cell>
          <table:table-cell office:value-type="float" office:value="0.112339726628592" calcext:value-type="float">
            <text:p>0.112339726628592</text:p>
          </table:table-cell>
          <table:table-cell office:value-type="float" office:value="0.111333895548895" calcext:value-type="float">
            <text:p>0.111333895548895</text:p>
          </table:table-cell>
          <table:table-cell office:value-type="float" office:value="0.110328064469198" calcext:value-type="float">
            <text:p>0.110328064469198</text:p>
          </table:table-cell>
          <table:table-cell office:value-type="float" office:value="0.112339726628592" calcext:value-type="float">
            <text:p>0.112339726628592</text:p>
          </table:table-cell>
          <table:table-cell office:value-type="float" office:value="0.113355537518037" calcext:value-type="float">
            <text:p>0.113355537518037</text:p>
          </table:table-cell>
          <table:table-cell office:value-type="float" office:value="0.112400453995092" calcext:value-type="float">
            <text:p>0.112400453995092</text:p>
          </table:table-cell>
          <table:table-cell office:value-type="float" office:value="0.114310621040982" calcext:value-type="float">
            <text:p>0.114310621040982</text:p>
          </table:table-cell>
          <table:table-cell office:value-type="float" office:value="0.0228583333333333" calcext:value-type="float">
            <text:p>0.0228583333333333</text:p>
          </table:table-cell>
          <table:table-cell office:value-type="float" office:value="0.021468972972326" calcext:value-type="float">
            <text:p>0.021468972972326</text:p>
          </table:table-cell>
          <table:table-cell office:value-type="float" office:value="0.0242476936943406" calcext:value-type="float">
            <text:p>0.0242476936943406</text:p>
          </table:table-cell>
          <table:table-cell office:value-type="float" office:value="0.0413966666666668" calcext:value-type="float">
            <text:p>0.0413966666666668</text:p>
          </table:table-cell>
          <table:table-cell office:value-type="float" office:value="0.0395710140007802" calcext:value-type="float">
            <text:p>0.0395710140007802</text:p>
          </table:table-cell>
          <table:table-cell office:value-type="float" office:value="0.0432223193325534" calcext:value-type="float">
            <text:p>0.0432223193325534</text:p>
          </table:table-cell>
          <table:table-cell office:value-type="float" office:value="0.0413966666666668" calcext:value-type="float">
            <text:p>0.0413966666666668</text:p>
          </table:table-cell>
          <table:table-cell office:value-type="float" office:value="0.0395710140007802" calcext:value-type="float">
            <text:p>0.0395710140007802</text:p>
          </table:table-cell>
          <table:table-cell office:value-type="float" office:value="0.0432223193325534" calcext:value-type="float">
            <text:p>0.0432223193325534</text:p>
          </table:table-cell>
          <table:table-cell office:value-type="float" office:value="0.0319983333333333" calcext:value-type="float">
            <text:p>0.0319983333333333</text:p>
          </table:table-cell>
          <table:table-cell office:value-type="float" office:value="0.0304112575398589" calcext:value-type="float">
            <text:p>0.0304112575398589</text:p>
          </table:table-cell>
          <table:table-cell office:value-type="float" office:value="0.0335854091268078" calcext:value-type="float">
            <text:p>0.0335854091268078</text:p>
          </table:table-cell>
          <table:table-cell office:value-type="float" office:value="0.131090452186699" calcext:value-type="float">
            <text:p>0.131090452186699</text:p>
          </table:table-cell>
          <table:table-cell office:value-type="float" office:value="0.130051546804766" calcext:value-type="float">
            <text:p>0.130051546804766</text:p>
          </table:table-cell>
          <table:table-cell office:value-type="float" office:value="0.132129357568633" calcext:value-type="float">
            <text:p>0.132129357568633</text:p>
          </table:table-cell>
          <table:table-cell office:value-type="float" office:value="0.123210665584414" calcext:value-type="float">
            <text:p>0.123210665584414</text:p>
          </table:table-cell>
          <table:table-cell office:value-type="float" office:value="0.122067317794299" calcext:value-type="float">
            <text:p>0.122067317794299</text:p>
          </table:table-cell>
          <table:table-cell office:value-type="float" office:value="0.12435401337453" calcext:value-type="float">
            <text:p>0.12435401337453</text:p>
          </table:table-cell>
          <table:table-cell office:value-type="float" office:value="0.123210665584414" calcext:value-type="float">
            <text:p>0.123210665584414</text:p>
          </table:table-cell>
          <table:table-cell office:value-type="float" office:value="0.122067317794299" calcext:value-type="float">
            <text:p>0.122067317794299</text:p>
          </table:table-cell>
          <table:table-cell office:value-type="float" office:value="0.12435401337453" calcext:value-type="float">
            <text:p>0.12435401337453</text:p>
          </table:table-cell>
          <table:table-cell office:value-type="float" office:value="0.125371296897545" calcext:value-type="float">
            <text:p>0.125371296897545</text:p>
          </table:table-cell>
          <table:table-cell office:value-type="float" office:value="0.124291441800186" calcext:value-type="float">
            <text:p>0.124291441800186</text:p>
          </table:table-cell>
          <table:table-cell office:value-type="float" office:value="0.126451151994904" calcext:value-type="float">
            <text:p>0.126451151994904</text:p>
          </table:table-cell>
          <table:table-cell office:value-type="float" office:value="3.179653792" calcext:value-type="float">
            <text:p>3.179653792</text:p>
          </table:table-cell>
        </table:table-row>
        <table:table-row table:style-name="ro1">
          <table:table-cell office:value-type="string" calcext:value-type="string">
            <text:p>bh_negdep_nul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933887880791248" calcext:value-type="float">
            <text:p>0.0933887880791248</text:p>
          </table:table-cell>
          <table:table-cell office:value-type="float" office:value="0.101611211920875" calcext:value-type="float">
            <text:p>0.101611211920875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727084733053" calcext:value-type="float">
            <text:p>0.04727084733053</text:p>
          </table:table-cell>
          <table:table-cell office:value-type="float" office:value="0.05332915266947" calcext:value-type="float">
            <text:p>0.05332915266947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727084733053" calcext:value-type="float">
            <text:p>0.04727084733053</text:p>
          </table:table-cell>
          <table:table-cell office:value-type="float" office:value="0.05332915266947" calcext:value-type="float">
            <text:p>0.05332915266947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100260302303746" calcext:value-type="float">
            <text:p>0.100260302303746</text:p>
          </table:table-cell>
          <table:table-cell office:value-type="float" office:value="0.108739697696254" calcext:value-type="float">
            <text:p>0.108739697696254</text:p>
          </table:table-cell>
          <table:table-cell office:value-type="float" office:value="0.05085" calcext:value-type="float">
            <text:p>0.05085</text:p>
          </table:table-cell>
          <table:table-cell office:value-type="float" office:value="0.0478052134290558" calcext:value-type="float">
            <text:p>0.0478052134290558</text:p>
          </table:table-cell>
          <table:table-cell office:value-type="float" office:value="0.0538947865709442" calcext:value-type="float">
            <text:p>0.0538947865709442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24130088327871" calcext:value-type="float">
            <text:p>0.024130088327871</text:p>
          </table:table-cell>
          <table:table-cell office:value-type="float" office:value="0.0285699116721289" calcext:value-type="float">
            <text:p>0.0285699116721289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24130088327871" calcext:value-type="float">
            <text:p>0.024130088327871</text:p>
          </table:table-cell>
          <table:table-cell office:value-type="float" office:value="0.0285699116721289" calcext:value-type="float">
            <text:p>0.0285699116721289</text:p>
          </table:table-cell>
          <table:table-cell office:value-type="float" office:value="0.05405" calcext:value-type="float">
            <text:p>0.05405</text:p>
          </table:table-cell>
          <table:table-cell office:value-type="float" office:value="0.0509161667022062" calcext:value-type="float">
            <text:p>0.0509161667022062</text:p>
          </table:table-cell>
          <table:table-cell office:value-type="float" office:value="0.0571838332977938" calcext:value-type="float">
            <text:p>0.0571838332977938</text:p>
          </table:table-cell>
          <table:table-cell office:value-type="float" office:value="0.05015" calcext:value-type="float">
            <text:p>0.05015</text:p>
          </table:table-cell>
          <table:table-cell office:value-type="float" office:value="0.0471251284792683" calcext:value-type="float">
            <text:p>0.0471251284792683</text:p>
          </table:table-cell>
          <table:table-cell office:value-type="float" office:value="0.0531748715207317" calcext:value-type="float">
            <text:p>0.0531748715207317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251855064171629" calcext:value-type="float">
            <text:p>0.0251855064171629</text:p>
          </table:table-cell>
          <table:table-cell office:value-type="float" office:value="0.0297144935828371" calcext:value-type="float">
            <text:p>0.0297144935828371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251855064171629" calcext:value-type="float">
            <text:p>0.0251855064171629</text:p>
          </table:table-cell>
          <table:table-cell office:value-type="float" office:value="0.0297144935828371" calcext:value-type="float">
            <text:p>0.0297144935828371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05757519047713" calcext:value-type="float">
            <text:p>0.0505757519047713</text:p>
          </table:table-cell>
          <table:table-cell office:value-type="float" office:value="0.0568242480952287" calcext:value-type="float">
            <text:p>0.0568242480952287</text:p>
          </table:table-cell>
          <table:table-cell office:value-type="float" office:value="3.283923459" calcext:value-type="float">
            <text:p>3.283923459</text:p>
          </table:table-cell>
        </table:table-row>
        <table:table-row table:style-name="ro1">
          <table:table-cell office:value-type="string" calcext:value-type="string">
            <text:p>bh_negdep_posonly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44862301587298" calcext:value-type="float">
            <text:p>0.0444862301587298</text:p>
          </table:table-cell>
          <table:table-cell office:value-type="float" office:value="0.0431502483618091" calcext:value-type="float">
            <text:p>0.0431502483618091</text:p>
          </table:table-cell>
          <table:table-cell office:value-type="float" office:value="0.0458222119556505" calcext:value-type="float">
            <text:p>0.0458222119556505</text:p>
          </table:table-cell>
          <table:table-cell office:value-type="float" office:value="0.0372444642857142" calcext:value-type="float">
            <text:p>0.0372444642857142</text:p>
          </table:table-cell>
          <table:table-cell office:value-type="float" office:value="0.0359326238004909" calcext:value-type="float">
            <text:p>0.0359326238004909</text:p>
          </table:table-cell>
          <table:table-cell office:value-type="float" office:value="0.0385563047709375" calcext:value-type="float">
            <text:p>0.0385563047709375</text:p>
          </table:table-cell>
          <table:table-cell office:value-type="float" office:value="0.0372444642857142" calcext:value-type="float">
            <text:p>0.0372444642857142</text:p>
          </table:table-cell>
          <table:table-cell office:value-type="float" office:value="0.0359326238004909" calcext:value-type="float">
            <text:p>0.0359326238004909</text:p>
          </table:table-cell>
          <table:table-cell office:value-type="float" office:value="0.0385563047709375" calcext:value-type="float">
            <text:p>0.0385563047709375</text:p>
          </table:table-cell>
          <table:table-cell office:value-type="float" office:value="0.0420078571428569" calcext:value-type="float">
            <text:p>0.0420078571428569</text:p>
          </table:table-cell>
          <table:table-cell office:value-type="float" office:value="0.0406664127751039" calcext:value-type="float">
            <text:p>0.0406664127751039</text:p>
          </table:table-cell>
          <table:table-cell office:value-type="float" office:value="0.0433493015106098" calcext:value-type="float">
            <text:p>0.0433493015106098</text:p>
          </table:table-cell>
          <table:table-cell office:value-type="float" office:value="0.0367077380952379" calcext:value-type="float">
            <text:p>0.0367077380952379</text:p>
          </table:table-cell>
          <table:table-cell office:value-type="float" office:value="0.0354860399719592" calcext:value-type="float">
            <text:p>0.0354860399719592</text:p>
          </table:table-cell>
          <table:table-cell office:value-type="float" office:value="0.0379294362185167" calcext:value-type="float">
            <text:p>0.0379294362185167</text:p>
          </table:table-cell>
          <table:table-cell office:value-type="float" office:value="0.0191161904761905" calcext:value-type="float">
            <text:p>0.0191161904761905</text:p>
          </table:table-cell>
          <table:table-cell office:value-type="float" office:value="0.0181289884237083" calcext:value-type="float">
            <text:p>0.0181289884237083</text:p>
          </table:table-cell>
          <table:table-cell office:value-type="float" office:value="0.0201033925286727" calcext:value-type="float">
            <text:p>0.0201033925286727</text:p>
          </table:table-cell>
          <table:table-cell office:value-type="float" office:value="0.0191161904761905" calcext:value-type="float">
            <text:p>0.0191161904761905</text:p>
          </table:table-cell>
          <table:table-cell office:value-type="float" office:value="0.0181289884237083" calcext:value-type="float">
            <text:p>0.0181289884237083</text:p>
          </table:table-cell>
          <table:table-cell office:value-type="float" office:value="0.0201033925286727" calcext:value-type="float">
            <text:p>0.0201033925286727</text:p>
          </table:table-cell>
          <table:table-cell office:value-type="float" office:value="0.0301489880952381" calcext:value-type="float">
            <text:p>0.0301489880952381</text:p>
          </table:table-cell>
          <table:table-cell office:value-type="float" office:value="0.0290117034063913" calcext:value-type="float">
            <text:p>0.0290117034063913</text:p>
          </table:table-cell>
          <table:table-cell office:value-type="float" office:value="0.0312862727840849" calcext:value-type="float">
            <text:p>0.031286272784084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366070138406061" calcext:value-type="float">
            <text:p>0.0366070138406061</text:p>
          </table:table-cell>
          <table:table-cell office:value-type="float" office:value="0.0419929861593939" calcext:value-type="float">
            <text:p>0.0419929861593939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837797606384397" calcext:value-type="float">
            <text:p>0.0837797606384397</text:p>
          </table:table-cell>
          <table:table-cell office:value-type="float" office:value="0.0916202393615603" calcext:value-type="float">
            <text:p>0.0916202393615603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837797606384397" calcext:value-type="float">
            <text:p>0.0837797606384397</text:p>
          </table:table-cell>
          <table:table-cell office:value-type="float" office:value="0.0916202393615603" calcext:value-type="float">
            <text:p>0.0916202393615603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509648003924381" calcext:value-type="float">
            <text:p>0.0509648003924381</text:p>
          </table:table-cell>
          <table:table-cell office:value-type="float" office:value="0.0572351996075619" calcext:value-type="float">
            <text:p>0.0572351996075619</text:p>
          </table:table-cell>
          <table:table-cell office:value-type="float" office:value="3.208995042" calcext:value-type="float">
            <text:p>3.208995042</text:p>
          </table:table-cell>
        </table:table-row>
        <table:table-row table:style-name="ro1">
          <table:table-cell office:value-type="string" calcext:value-type="string">
            <text:p>bh_negdep_negonl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200332023809528" calcext:value-type="float">
            <text:p>0.200332023809528</text:p>
          </table:table-cell>
          <table:table-cell office:value-type="float" office:value="0.198637481980519" calcext:value-type="float">
            <text:p>0.198637481980519</text:p>
          </table:table-cell>
          <table:table-cell office:value-type="float" office:value="0.202026565638536" calcext:value-type="float">
            <text:p>0.202026565638536</text:p>
          </table:table-cell>
          <table:table-cell office:value-type="float" office:value="0.195506507936512" calcext:value-type="float">
            <text:p>0.195506507936512</text:p>
          </table:table-cell>
          <table:table-cell office:value-type="float" office:value="0.193401666795866" calcext:value-type="float">
            <text:p>0.193401666795866</text:p>
          </table:table-cell>
          <table:table-cell office:value-type="float" office:value="0.197611349077158" calcext:value-type="float">
            <text:p>0.197611349077158</text:p>
          </table:table-cell>
          <table:table-cell office:value-type="float" office:value="0.195506507936512" calcext:value-type="float">
            <text:p>0.195506507936512</text:p>
          </table:table-cell>
          <table:table-cell office:value-type="float" office:value="0.193401666795866" calcext:value-type="float">
            <text:p>0.193401666795866</text:p>
          </table:table-cell>
          <table:table-cell office:value-type="float" office:value="0.197611349077158" calcext:value-type="float">
            <text:p>0.197611349077158</text:p>
          </table:table-cell>
          <table:table-cell office:value-type="float" office:value="0.197758273809527" calcext:value-type="float">
            <text:p>0.197758273809527</text:p>
          </table:table-cell>
          <table:table-cell office:value-type="float" office:value="0.19587837063848" calcext:value-type="float">
            <text:p>0.19587837063848</text:p>
          </table:table-cell>
          <table:table-cell office:value-type="float" office:value="0.199638176980575" calcext:value-type="float">
            <text:p>0.199638176980575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0324046796578252" calcext:value-type="float">
            <text:p>0.0324046796578252</text:p>
          </table:table-cell>
          <table:table-cell office:value-type="float" office:value="0.0374953203421748" calcext:value-type="float">
            <text:p>0.0374953203421748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933887880791248" calcext:value-type="float">
            <text:p>0.0933887880791248</text:p>
          </table:table-cell>
          <table:table-cell office:value-type="float" office:value="0.101611211920875" calcext:value-type="float">
            <text:p>0.10161121192087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933887880791248" calcext:value-type="float">
            <text:p>0.0933887880791248</text:p>
          </table:table-cell>
          <table:table-cell office:value-type="float" office:value="0.101611211920875" calcext:value-type="float">
            <text:p>0.101611211920875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501867518127514" calcext:value-type="float">
            <text:p>0.0501867518127514</text:p>
          </table:table-cell>
          <table:table-cell office:value-type="float" office:value="0.0564132481872486" calcext:value-type="float">
            <text:p>0.0564132481872486</text:p>
          </table:table-cell>
          <table:table-cell office:value-type="float" office:value="0.195613869047622" calcext:value-type="float">
            <text:p>0.195613869047622</text:p>
          </table:table-cell>
          <table:table-cell office:value-type="float" office:value="0.193957654780847" calcext:value-type="float">
            <text:p>0.193957654780847</text:p>
          </table:table-cell>
          <table:table-cell office:value-type="float" office:value="0.197270083314398" calcext:value-type="float">
            <text:p>0.197270083314398</text:p>
          </table:table-cell>
          <table:table-cell office:value-type="float" office:value="0.181211111111114" calcext:value-type="float">
            <text:p>0.181211111111114</text:p>
          </table:table-cell>
          <table:table-cell office:value-type="float" office:value="0.179195156601603" calcext:value-type="float">
            <text:p>0.179195156601603</text:p>
          </table:table-cell>
          <table:table-cell office:value-type="float" office:value="0.183227065620626" calcext:value-type="float">
            <text:p>0.183227065620626</text:p>
          </table:table-cell>
          <table:table-cell office:value-type="float" office:value="0.181211111111114" calcext:value-type="float">
            <text:p>0.181211111111114</text:p>
          </table:table-cell>
          <table:table-cell office:value-type="float" office:value="0.179195156601603" calcext:value-type="float">
            <text:p>0.179195156601603</text:p>
          </table:table-cell>
          <table:table-cell office:value-type="float" office:value="0.183227065620626" calcext:value-type="float">
            <text:p>0.183227065620626</text:p>
          </table:table-cell>
          <table:table-cell office:value-type="float" office:value="0.189507599206352" calcext:value-type="float">
            <text:p>0.189507599206352</text:p>
          </table:table-cell>
          <table:table-cell office:value-type="float" office:value="0.18768715132388" calcext:value-type="float">
            <text:p>0.18768715132388</text:p>
          </table:table-cell>
          <table:table-cell office:value-type="float" office:value="0.191328047088825" calcext:value-type="float">
            <text:p>0.191328047088825</text:p>
          </table:table-cell>
          <table:table-cell office:value-type="float" office:value="3.193252334" calcext:value-type="float">
            <text:p>3.193252334</text:p>
          </table:table-cell>
        </table:table-row>
        <table:table-row table:style-name="ro1">
          <table:table-cell office:value-type="string" calcext:value-type="string">
            <text:p>bh_negdep_balance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1491398046398" calcext:value-type="float">
            <text:p>0.11491398046398</text:p>
          </table:table-cell>
          <table:table-cell office:value-type="float" office:value="0.113940281915647" calcext:value-type="float">
            <text:p>0.113940281915647</text:p>
          </table:table-cell>
          <table:table-cell office:value-type="float" office:value="0.115887679012312" calcext:value-type="float">
            <text:p>0.115887679012312</text:p>
          </table:table-cell>
          <table:table-cell office:value-type="float" office:value="0.111989811161061" calcext:value-type="float">
            <text:p>0.111989811161061</text:p>
          </table:table-cell>
          <table:table-cell office:value-type="float" office:value="0.111006095391497" calcext:value-type="float">
            <text:p>0.111006095391497</text:p>
          </table:table-cell>
          <table:table-cell office:value-type="float" office:value="0.112973526930624" calcext:value-type="float">
            <text:p>0.112973526930624</text:p>
          </table:table-cell>
          <table:table-cell office:value-type="float" office:value="0.111989811161061" calcext:value-type="float">
            <text:p>0.111989811161061</text:p>
          </table:table-cell>
          <table:table-cell office:value-type="float" office:value="0.111006095391497" calcext:value-type="float">
            <text:p>0.111006095391497</text:p>
          </table:table-cell>
          <table:table-cell office:value-type="float" office:value="0.112973526930624" calcext:value-type="float">
            <text:p>0.112973526930624</text:p>
          </table:table-cell>
          <table:table-cell office:value-type="float" office:value="0.114136114579864" calcext:value-type="float">
            <text:p>0.114136114579864</text:p>
          </table:table-cell>
          <table:table-cell office:value-type="float" office:value="0.11315731291256" calcext:value-type="float">
            <text:p>0.11315731291256</text:p>
          </table:table-cell>
          <table:table-cell office:value-type="float" office:value="0.115114916247168" calcext:value-type="float">
            <text:p>0.115114916247168</text:p>
          </table:table-cell>
          <table:table-cell office:value-type="float" office:value="0.0233860714285715" calcext:value-type="float">
            <text:p>0.0233860714285715</text:p>
          </table:table-cell>
          <table:table-cell office:value-type="float" office:value="0.0223946962358387" calcext:value-type="float">
            <text:p>0.0223946962358387</text:p>
          </table:table-cell>
          <table:table-cell office:value-type="float" office:value="0.0243774466213044" calcext:value-type="float">
            <text:p>0.0243774466213044</text:p>
          </table:table-cell>
          <table:table-cell office:value-type="float" office:value="0.0241628571428573" calcext:value-type="float">
            <text:p>0.0241628571428573</text:p>
          </table:table-cell>
          <table:table-cell office:value-type="float" office:value="0.0231490301275478" calcext:value-type="float">
            <text:p>0.0231490301275478</text:p>
          </table:table-cell>
          <table:table-cell office:value-type="float" office:value="0.0251766841581667" calcext:value-type="float">
            <text:p>0.0251766841581667</text:p>
          </table:table-cell>
          <table:table-cell office:value-type="float" office:value="0.0241628571428573" calcext:value-type="float">
            <text:p>0.0241628571428573</text:p>
          </table:table-cell>
          <table:table-cell office:value-type="float" office:value="0.0231490301275478" calcext:value-type="float">
            <text:p>0.0231490301275478</text:p>
          </table:table-cell>
          <table:table-cell office:value-type="float" office:value="0.0251766841581667" calcext:value-type="float">
            <text:p>0.0251766841581667</text:p>
          </table:table-cell>
          <table:table-cell office:value-type="float" office:value="0.0247499404761906" calcext:value-type="float">
            <text:p>0.0247499404761906</text:p>
          </table:table-cell>
          <table:table-cell office:value-type="float" office:value="0.023741305444045" calcext:value-type="float">
            <text:p>0.023741305444045</text:p>
          </table:table-cell>
          <table:table-cell office:value-type="float" office:value="0.0257585755083363" calcext:value-type="float">
            <text:p>0.0257585755083363</text:p>
          </table:table-cell>
          <table:table-cell office:value-type="float" office:value="0.185753988095242" calcext:value-type="float">
            <text:p>0.185753988095242</text:p>
          </table:table-cell>
          <table:table-cell office:value-type="float" office:value="0.184168895301831" calcext:value-type="float">
            <text:p>0.184168895301831</text:p>
          </table:table-cell>
          <table:table-cell office:value-type="float" office:value="0.187339080888652" calcext:value-type="float">
            <text:p>0.187339080888652</text:p>
          </table:table-cell>
          <table:table-cell office:value-type="float" office:value="0.183553214285718" calcext:value-type="float">
            <text:p>0.183553214285718</text:p>
          </table:table-cell>
          <table:table-cell office:value-type="float" office:value="0.181933811488976" calcext:value-type="float">
            <text:p>0.181933811488976</text:p>
          </table:table-cell>
          <table:table-cell office:value-type="float" office:value="0.18517261708246" calcext:value-type="float">
            <text:p>0.18517261708246</text:p>
          </table:table-cell>
          <table:table-cell office:value-type="float" office:value="0.183553214285718" calcext:value-type="float">
            <text:p>0.183553214285718</text:p>
          </table:table-cell>
          <table:table-cell office:value-type="float" office:value="0.181933811488976" calcext:value-type="float">
            <text:p>0.181933811488976</text:p>
          </table:table-cell>
          <table:table-cell office:value-type="float" office:value="0.18517261708246" calcext:value-type="float">
            <text:p>0.18517261708246</text:p>
          </table:table-cell>
          <table:table-cell office:value-type="float" office:value="0.184400059523813" calcext:value-type="float">
            <text:p>0.184400059523813</text:p>
          </table:table-cell>
          <table:table-cell office:value-type="float" office:value="0.182784901909775" calcext:value-type="float">
            <text:p>0.182784901909775</text:p>
          </table:table-cell>
          <table:table-cell office:value-type="float" office:value="0.186015217137851" calcext:value-type="float">
            <text:p>0.186015217137851</text:p>
          </table:table-cell>
          <table:table-cell office:value-type="float" office:value="3.12573575" calcext:value-type="float">
            <text:p>3.12573575</text:p>
          </table:table-cell>
        </table:table-row>
        <table:table-row table:style-name="ro1">
          <table:table-cell office:value-type="string" calcext:value-type="string">
            <text:p>bh_negdep_unbalanced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17811153429903" calcext:value-type="float">
            <text:p>0.117811153429903</text:p>
          </table:table-cell>
          <table:table-cell office:value-type="float" office:value="0.116917306347872" calcext:value-type="float">
            <text:p>0.116917306347872</text:p>
          </table:table-cell>
          <table:table-cell office:value-type="float" office:value="0.118705000511933" calcext:value-type="float">
            <text:p>0.118705000511933</text:p>
          </table:table-cell>
          <table:table-cell office:value-type="float" office:value="0.11252238095238" calcext:value-type="float">
            <text:p>0.11252238095238</text:p>
          </table:table-cell>
          <table:table-cell office:value-type="float" office:value="0.111538239248381" calcext:value-type="float">
            <text:p>0.111538239248381</text:p>
          </table:table-cell>
          <table:table-cell office:value-type="float" office:value="0.113506522656379" calcext:value-type="float">
            <text:p>0.113506522656379</text:p>
          </table:table-cell>
          <table:table-cell office:value-type="float" office:value="0.11252238095238" calcext:value-type="float">
            <text:p>0.11252238095238</text:p>
          </table:table-cell>
          <table:table-cell office:value-type="float" office:value="0.111538239248381" calcext:value-type="float">
            <text:p>0.111538239248381</text:p>
          </table:table-cell>
          <table:table-cell office:value-type="float" office:value="0.113506522656379" calcext:value-type="float">
            <text:p>0.113506522656379</text:p>
          </table:table-cell>
          <table:table-cell office:value-type="float" office:value="0.114263985181485" calcext:value-type="float">
            <text:p>0.114263985181485</text:p>
          </table:table-cell>
          <table:table-cell office:value-type="float" office:value="0.113326518804492" calcext:value-type="float">
            <text:p>0.113326518804492</text:p>
          </table:table-cell>
          <table:table-cell office:value-type="float" office:value="0.115201451558477" calcext:value-type="float">
            <text:p>0.115201451558477</text:p>
          </table:table-cell>
          <table:table-cell office:value-type="float" office:value="0.0230833333333333" calcext:value-type="float">
            <text:p>0.0230833333333333</text:p>
          </table:table-cell>
          <table:table-cell office:value-type="float" office:value="0.021606411290636" calcext:value-type="float">
            <text:p>0.021606411290636</text:p>
          </table:table-cell>
          <table:table-cell office:value-type="float" office:value="0.0245602553760306" calcext:value-type="float">
            <text:p>0.0245602553760306</text:p>
          </table:table-cell>
          <table:table-cell office:value-type="float" office:value="0.0490683333333335" calcext:value-type="float">
            <text:p>0.0490683333333335</text:p>
          </table:table-cell>
          <table:table-cell office:value-type="float" office:value="0.047016234484877" calcext:value-type="float">
            <text:p>0.047016234484877</text:p>
          </table:table-cell>
          <table:table-cell office:value-type="float" office:value="0.0511204321817901" calcext:value-type="float">
            <text:p>0.0511204321817901</text:p>
          </table:table-cell>
          <table:table-cell office:value-type="float" office:value="0.0490683333333335" calcext:value-type="float">
            <text:p>0.0490683333333335</text:p>
          </table:table-cell>
          <table:table-cell office:value-type="float" office:value="0.047016234484877" calcext:value-type="float">
            <text:p>0.047016234484877</text:p>
          </table:table-cell>
          <table:table-cell office:value-type="float" office:value="0.0511204321817901" calcext:value-type="float">
            <text:p>0.0511204321817901</text:p>
          </table:table-cell>
          <table:table-cell office:value-type="float" office:value="0.0364950000000001" calcext:value-type="float">
            <text:p>0.0364950000000001</text:p>
          </table:table-cell>
          <table:table-cell office:value-type="float" office:value="0.0347501829999686" calcext:value-type="float">
            <text:p>0.0347501829999686</text:p>
          </table:table-cell>
          <table:table-cell office:value-type="float" office:value="0.0382398170000316" calcext:value-type="float">
            <text:p>0.0382398170000316</text:p>
          </table:table-cell>
          <table:table-cell office:value-type="float" office:value="0.13152204184704" calcext:value-type="float">
            <text:p>0.13152204184704</text:p>
          </table:table-cell>
          <table:table-cell office:value-type="float" office:value="0.130543564261768" calcext:value-type="float">
            <text:p>0.130543564261768</text:p>
          </table:table-cell>
          <table:table-cell office:value-type="float" office:value="0.132500519432311" calcext:value-type="float">
            <text:p>0.132500519432311</text:p>
          </table:table-cell>
          <table:table-cell office:value-type="float" office:value="0.123875757575757" calcext:value-type="float">
            <text:p>0.123875757575757</text:p>
          </table:table-cell>
          <table:table-cell office:value-type="float" office:value="0.122806294308747" calcext:value-type="float">
            <text:p>0.122806294308747</text:p>
          </table:table-cell>
          <table:table-cell office:value-type="float" office:value="0.124945220842767" calcext:value-type="float">
            <text:p>0.124945220842767</text:p>
          </table:table-cell>
          <table:table-cell office:value-type="float" office:value="0.123875757575757" calcext:value-type="float">
            <text:p>0.123875757575757</text:p>
          </table:table-cell>
          <table:table-cell office:value-type="float" office:value="0.122806294308747" calcext:value-type="float">
            <text:p>0.122806294308747</text:p>
          </table:table-cell>
          <table:table-cell office:value-type="float" office:value="0.124945220842767" calcext:value-type="float">
            <text:p>0.124945220842767</text:p>
          </table:table-cell>
          <table:table-cell office:value-type="float" office:value="0.126359276695526" calcext:value-type="float">
            <text:p>0.126359276695526</text:p>
          </table:table-cell>
          <table:table-cell office:value-type="float" office:value="0.12532826142389" calcext:value-type="float">
            <text:p>0.12532826142389</text:p>
          </table:table-cell>
          <table:table-cell office:value-type="float" office:value="0.127390291967161" calcext:value-type="float">
            <text:p>0.127390291967161</text:p>
          </table:table-cell>
          <table:table-cell office:value-type="float" office:value="3.173628" calcext:value-type="float">
            <text:p>3.173628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935" calcext:value-type="float">
            <text:p>0.09935</text:p>
          </table:table-cell>
          <table:table-cell office:value-type="float" office:value="0.0952042232348789" calcext:value-type="float">
            <text:p>0.0952042232348789</text:p>
          </table:table-cell>
          <table:table-cell office:value-type="float" office:value="0.103495776765121" calcext:value-type="float">
            <text:p>0.103495776765121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486312458438746" calcext:value-type="float">
            <text:p>0.0486312458438746</text:p>
          </table:table-cell>
          <table:table-cell office:value-type="float" office:value="0.0547687541561254" calcext:value-type="float">
            <text:p>0.0547687541561254</text:p>
          </table:table-cell>
          <table:table-cell office:value-type="float" office:value="0.05155" calcext:value-type="float">
            <text:p>0.05155</text:p>
          </table:table-cell>
          <table:table-cell office:value-type="float" office:value="0.0484854585061742" calcext:value-type="float">
            <text:p>0.0484854585061742</text:p>
          </table:table-cell>
          <table:table-cell office:value-type="float" office:value="0.0546145414938258" calcext:value-type="float">
            <text:p>0.0546145414938258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944681819822013" calcext:value-type="float">
            <text:p>0.0944681819822013</text:p>
          </table:table-cell>
          <table:table-cell office:value-type="float" office:value="0.102731818017799" calcext:value-type="float">
            <text:p>0.102731818017799</text:p>
          </table:table-cell>
          <table:table-cell office:value-type="float" office:value="0.05105" calcext:value-type="float">
            <text:p>0.05105</text:p>
          </table:table-cell>
          <table:table-cell office:value-type="float" office:value="0.0479995529623732" calcext:value-type="float">
            <text:p>0.0479995529623732</text:p>
          </table:table-cell>
          <table:table-cell office:value-type="float" office:value="0.0541004470376268" calcext:value-type="float">
            <text:p>0.0541004470376268</text:p>
          </table:table-cell>
          <table:table-cell office:value-type="float" office:value="0.02665" calcext:value-type="float">
            <text:p>0.02665</text:p>
          </table:table-cell>
          <table:table-cell office:value-type="float" office:value="0.0244178309913595" calcext:value-type="float">
            <text:p>0.0244178309913595</text:p>
          </table:table-cell>
          <table:table-cell office:value-type="float" office:value="0.0288821690086405" calcext:value-type="float">
            <text:p>0.028882169008640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242739502522512" calcext:value-type="float">
            <text:p>0.0242739502522512</text:p>
          </table:table-cell>
          <table:table-cell office:value-type="float" office:value="0.0287260497477488" calcext:value-type="float">
            <text:p>0.0287260497477488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78537970898327" calcext:value-type="float">
            <text:p>0.0478537970898327</text:p>
          </table:table-cell>
          <table:table-cell office:value-type="float" office:value="0.0539462029101673" calcext:value-type="float">
            <text:p>0.0539462029101673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74651507418191" calcext:value-type="float">
            <text:p>0.0474651507418191</text:p>
          </table:table-cell>
          <table:table-cell office:value-type="float" office:value="0.0535348492581809" calcext:value-type="float">
            <text:p>0.05353484925818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5233503239099" calcext:value-type="float">
            <text:p>0.025233503239099</text:p>
          </table:table-cell>
          <table:table-cell office:value-type="float" office:value="0.029766496760901" calcext:value-type="float">
            <text:p>0.029766496760901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251855064171629" calcext:value-type="float">
            <text:p>0.0251855064171629</text:p>
          </table:table-cell>
          <table:table-cell office:value-type="float" office:value="0.0297144935828371" calcext:value-type="float">
            <text:p>0.0297144935828371</text:p>
          </table:table-cell>
          <table:table-cell office:value-type="float" office:value="0.04955" calcext:value-type="float">
            <text:p>0.04955</text:p>
          </table:table-cell>
          <table:table-cell office:value-type="float" office:value="0.0465423283810086" calcext:value-type="float">
            <text:p>0.0465423283810086</text:p>
          </table:table-cell>
          <table:table-cell office:value-type="float" office:value="0.0525576716189914" calcext:value-type="float">
            <text:p>0.0525576716189914</text:p>
          </table:table-cell>
          <table:table-cell office:value-type="float" office:value="5.670673541" calcext:value-type="float">
            <text:p>5.670673541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41971428571423" calcext:value-type="float">
            <text:p>0.0541971428571423</text:p>
          </table:table-cell>
          <table:table-cell office:value-type="float" office:value="0.0527455369198397" calcext:value-type="float">
            <text:p>0.0527455369198397</text:p>
          </table:table-cell>
          <table:table-cell office:value-type="float" office:value="0.055648748794445" calcext:value-type="float">
            <text:p>0.055648748794445</text:p>
          </table:table-cell>
          <table:table-cell office:value-type="float" office:value="0.0394504365079364" calcext:value-type="float">
            <text:p>0.0394504365079364</text:p>
          </table:table-cell>
          <table:table-cell office:value-type="float" office:value="0.0381226361160383" calcext:value-type="float">
            <text:p>0.0381226361160383</text:p>
          </table:table-cell>
          <table:table-cell office:value-type="float" office:value="0.0407782368998344" calcext:value-type="float">
            <text:p>0.0407782368998344</text:p>
          </table:table-cell>
          <table:table-cell office:value-type="float" office:value="0.0437490476190474" calcext:value-type="float">
            <text:p>0.0437490476190474</text:p>
          </table:table-cell>
          <table:table-cell office:value-type="float" office:value="0.0423647586891444" calcext:value-type="float">
            <text:p>0.0423647586891444</text:p>
          </table:table-cell>
          <table:table-cell office:value-type="float" office:value="0.0451333365489504" calcext:value-type="float">
            <text:p>0.0451333365489504</text:p>
          </table:table-cell>
          <table:table-cell office:value-type="float" office:value="0.0536294246031741" calcext:value-type="float">
            <text:p>0.0536294246031741</text:p>
          </table:table-cell>
          <table:table-cell office:value-type="float" office:value="0.0521563072948913" calcext:value-type="float">
            <text:p>0.0521563072948913</text:p>
          </table:table-cell>
          <table:table-cell office:value-type="float" office:value="0.0551025419114569" calcext:value-type="float">
            <text:p>0.0551025419114569</text:p>
          </table:table-cell>
          <table:table-cell office:value-type="float" office:value="0.04661369047619" calcext:value-type="float">
            <text:p>0.04661369047619</text:p>
          </table:table-cell>
          <table:table-cell office:value-type="float" office:value="0.0452744220572244" calcext:value-type="float">
            <text:p>0.0452744220572244</text:p>
          </table:table-cell>
          <table:table-cell office:value-type="float" office:value="0.0479529588951556" calcext:value-type="float">
            <text:p>0.0479529588951556</text:p>
          </table:table-cell>
          <table:table-cell office:value-type="float" office:value="0.0206679761904763" calcext:value-type="float">
            <text:p>0.0206679761904763</text:p>
          </table:table-cell>
          <table:table-cell office:value-type="float" office:value="0.0196868092511567" calcext:value-type="float">
            <text:p>0.0196868092511567</text:p>
          </table:table-cell>
          <table:table-cell office:value-type="float" office:value="0.0216491431297959" calcext:value-type="float">
            <text:p>0.0216491431297959</text:p>
          </table:table-cell>
          <table:table-cell office:value-type="float" office:value="0.0228812698412699" calcext:value-type="float">
            <text:p>0.0228812698412699</text:p>
          </table:table-cell>
          <table:table-cell office:value-type="float" office:value="0.021865042297391" calcext:value-type="float">
            <text:p>0.021865042297391</text:p>
          </table:table-cell>
          <table:table-cell office:value-type="float" office:value="0.0238974973851489" calcext:value-type="float">
            <text:p>0.0238974973851489</text:p>
          </table:table-cell>
          <table:table-cell office:value-type="float" office:value="0.0427826587301584" calcext:value-type="float">
            <text:p>0.0427826587301584</text:p>
          </table:table-cell>
          <table:table-cell office:value-type="float" office:value="0.0414855779101822" calcext:value-type="float">
            <text:p>0.0414855779101822</text:p>
          </table:table-cell>
          <table:table-cell office:value-type="float" office:value="0.0440797395501346" calcext:value-type="float">
            <text:p>0.0440797395501346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0324046796578253" calcext:value-type="float">
            <text:p>0.0324046796578253</text:p>
          </table:table-cell>
          <table:table-cell office:value-type="float" office:value="0.0374953203421748" calcext:value-type="float">
            <text:p>0.0374953203421748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816245792247065" calcext:value-type="float">
            <text:p>0.0816245792247065</text:p>
          </table:table-cell>
          <table:table-cell office:value-type="float" office:value="0.0893754207752935" calcext:value-type="float">
            <text:p>0.0893754207752935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.093241610392239" calcext:value-type="float">
            <text:p>0.093241610392239</text:p>
          </table:table-cell>
          <table:table-cell office:value-type="float" office:value="0.101458389607761" calcext:value-type="float">
            <text:p>0.101458389607761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440182995615434" calcext:value-type="float">
            <text:p>0.0440182995615434</text:p>
          </table:table-cell>
          <table:table-cell office:value-type="float" office:value="0.0498817004384566" calcext:value-type="float">
            <text:p>0.0498817004384566</text:p>
          </table:table-cell>
          <table:table-cell office:value-type="float" office:value="5.530414833" calcext:value-type="float">
            <text:p>5.530414833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211128952020206" calcext:value-type="float">
            <text:p>0.211128952020206</text:p>
          </table:table-cell>
          <table:table-cell office:value-type="float" office:value="0.209366023148802" calcext:value-type="float">
            <text:p>0.209366023148802</text:p>
          </table:table-cell>
          <table:table-cell office:value-type="float" office:value="0.21289188089161" calcext:value-type="float">
            <text:p>0.21289188089161</text:p>
          </table:table-cell>
          <table:table-cell office:value-type="float" office:value="0.198078849206353" calcext:value-type="float">
            <text:p>0.198078849206353</text:p>
          </table:table-cell>
          <table:table-cell office:value-type="float" office:value="0.195927450527448" calcext:value-type="float">
            <text:p>0.195927450527448</text:p>
          </table:table-cell>
          <table:table-cell office:value-type="float" office:value="0.200230247885259" calcext:value-type="float">
            <text:p>0.200230247885259</text:p>
          </table:table-cell>
          <table:table-cell office:value-type="float" office:value="0.202398941197695" calcext:value-type="float">
            <text:p>0.202398941197695</text:p>
          </table:table-cell>
          <table:table-cell office:value-type="float" office:value="0.200265534690621" calcext:value-type="float">
            <text:p>0.200265534690621</text:p>
          </table:table-cell>
          <table:table-cell office:value-type="float" office:value="0.20453234770477" calcext:value-type="float">
            <text:p>0.20453234770477</text:p>
          </table:table-cell>
          <table:table-cell office:value-type="float" office:value="0.209675032467537" calcext:value-type="float">
            <text:p>0.209675032467537</text:p>
          </table:table-cell>
          <table:table-cell office:value-type="float" office:value="0.207825014703897" calcext:value-type="float">
            <text:p>0.207825014703897</text:p>
          </table:table-cell>
          <table:table-cell office:value-type="float" office:value="0.211525050231176" calcext:value-type="float">
            <text:p>0.211525050231176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28389431992947" calcext:value-type="float">
            <text:p>0.0328389431992947</text:p>
          </table:table-cell>
          <table:table-cell office:value-type="float" office:value="0.0379610568007053" calcext:value-type="float">
            <text:p>0.0379610568007053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0959894141460439" calcext:value-type="float">
            <text:p>0.0959894141460439</text:p>
          </table:table-cell>
          <table:table-cell office:value-type="float" office:value="0.104310585853956" calcext:value-type="float">
            <text:p>0.104310585853956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12053582994388" calcext:value-type="float">
            <text:p>0.112053582994388</text:p>
          </table:table-cell>
          <table:table-cell office:value-type="float" office:value="0.120946417005612" calcext:value-type="float">
            <text:p>0.120946417005612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3966473448677" calcext:value-type="float">
            <text:p>0.0463966473448677</text:p>
          </table:table-cell>
          <table:table-cell office:value-type="float" office:value="0.0524033526551323" calcext:value-type="float">
            <text:p>0.0524033526551323</text:p>
          </table:table-cell>
          <table:table-cell office:value-type="float" office:value="0.205921699134203" calcext:value-type="float">
            <text:p>0.205921699134203</text:p>
          </table:table-cell>
          <table:table-cell office:value-type="float" office:value="0.204186448750845" calcext:value-type="float">
            <text:p>0.204186448750845</text:p>
          </table:table-cell>
          <table:table-cell office:value-type="float" office:value="0.207656949517561" calcext:value-type="float">
            <text:p>0.207656949517561</text:p>
          </table:table-cell>
          <table:table-cell office:value-type="float" office:value="0.182667996031749" calcext:value-type="float">
            <text:p>0.182667996031749</text:p>
          </table:table-cell>
          <table:table-cell office:value-type="float" office:value="0.180606042404153" calcext:value-type="float">
            <text:p>0.180606042404153</text:p>
          </table:table-cell>
          <table:table-cell office:value-type="float" office:value="0.184729949659346" calcext:value-type="float">
            <text:p>0.184729949659346</text:p>
          </table:table-cell>
          <table:table-cell office:value-type="float" office:value="0.184883968253972" calcext:value-type="float">
            <text:p>0.184883968253972</text:p>
          </table:table-cell>
          <table:table-cell office:value-type="float" office:value="0.182854994997088" calcext:value-type="float">
            <text:p>0.182854994997088</text:p>
          </table:table-cell>
          <table:table-cell office:value-type="float" office:value="0.186912941510855" calcext:value-type="float">
            <text:p>0.186912941510855</text:p>
          </table:table-cell>
          <table:table-cell office:value-type="float" office:value="0.201885151515155" calcext:value-type="float">
            <text:p>0.201885151515155</text:p>
          </table:table-cell>
          <table:table-cell office:value-type="float" office:value="0.200087221747248" calcext:value-type="float">
            <text:p>0.200087221747248</text:p>
          </table:table-cell>
          <table:table-cell office:value-type="float" office:value="0.203683081283062" calcext:value-type="float">
            <text:p>0.203683081283062</text:p>
          </table:table-cell>
          <table:table-cell office:value-type="float" office:value="5.54381025" calcext:value-type="float">
            <text:p>5.54381025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21399852786102" calcext:value-type="float">
            <text:p>0.121399852786102</text:p>
          </table:table-cell>
          <table:table-cell office:value-type="float" office:value="0.120394902503585" calcext:value-type="float">
            <text:p>0.120394902503585</text:p>
          </table:table-cell>
          <table:table-cell office:value-type="float" office:value="0.122404803068619" calcext:value-type="float">
            <text:p>0.122404803068619</text:p>
          </table:table-cell>
          <table:table-cell office:value-type="float" office:value="0.116169702658452" calcext:value-type="float">
            <text:p>0.116169702658452</text:p>
          </table:table-cell>
          <table:table-cell office:value-type="float" office:value="0.115177962289887" calcext:value-type="float">
            <text:p>0.115177962289887</text:p>
          </table:table-cell>
          <table:table-cell office:value-type="float" office:value="0.117161443027018" calcext:value-type="float">
            <text:p>0.117161443027018</text:p>
          </table:table-cell>
          <table:table-cell office:value-type="float" office:value="0.127988876499317" calcext:value-type="float">
            <text:p>0.127988876499317</text:p>
          </table:table-cell>
          <table:table-cell office:value-type="float" office:value="0.126953790101335" calcext:value-type="float">
            <text:p>0.126953790101335</text:p>
          </table:table-cell>
          <table:table-cell office:value-type="float" office:value="0.129023962897299" calcext:value-type="float">
            <text:p>0.129023962897299</text:p>
          </table:table-cell>
          <table:table-cell office:value-type="float" office:value="0.133644721324426" calcext:value-type="float">
            <text:p>0.133644721324426</text:p>
          </table:table-cell>
          <table:table-cell office:value-type="float" office:value="0.13257809333682" calcext:value-type="float">
            <text:p>0.13257809333682</text:p>
          </table:table-cell>
          <table:table-cell office:value-type="float" office:value="0.134711349312033" calcext:value-type="float">
            <text:p>0.134711349312033</text:p>
          </table:table-cell>
          <table:table-cell office:value-type="float" office:value="0.0273231547619049" calcext:value-type="float">
            <text:p>0.0273231547619049</text:p>
          </table:table-cell>
          <table:table-cell office:value-type="float" office:value="0.0262829752719779" calcext:value-type="float">
            <text:p>0.0262829752719779</text:p>
          </table:table-cell>
          <table:table-cell office:value-type="float" office:value="0.0283633342518319" calcext:value-type="float">
            <text:p>0.0283633342518319</text:p>
          </table:table-cell>
          <table:table-cell office:value-type="float" office:value="0.0277611904761906" calcext:value-type="float">
            <text:p>0.0277611904761906</text:p>
          </table:table-cell>
          <table:table-cell office:value-type="float" office:value="0.0267140465941488" calcext:value-type="float">
            <text:p>0.0267140465941488</text:p>
          </table:table-cell>
          <table:table-cell office:value-type="float" office:value="0.0288083343582324" calcext:value-type="float">
            <text:p>0.0288083343582324</text:p>
          </table:table-cell>
          <table:table-cell office:value-type="float" office:value="0.0410963888888885" calcext:value-type="float">
            <text:p>0.0410963888888885</text:p>
          </table:table-cell>
          <table:table-cell office:value-type="float" office:value="0.0398714999963026" calcext:value-type="float">
            <text:p>0.0398714999963026</text:p>
          </table:table-cell>
          <table:table-cell office:value-type="float" office:value="0.0423212777814744" calcext:value-type="float">
            <text:p>0.0423212777814744</text:p>
          </table:table-cell>
          <table:table-cell office:value-type="float" office:value="0.0406753769841266" calcext:value-type="float">
            <text:p>0.0406753769841266</text:p>
          </table:table-cell>
          <table:table-cell office:value-type="float" office:value="0.0394447551811881" calcext:value-type="float">
            <text:p>0.0394447551811881</text:p>
          </table:table-cell>
          <table:table-cell office:value-type="float" office:value="0.0419059987870652" calcext:value-type="float">
            <text:p>0.0419059987870652</text:p>
          </table:table-cell>
          <table:table-cell office:value-type="float" office:value="0.190176448412701" calcext:value-type="float">
            <text:p>0.190176448412701</text:p>
          </table:table-cell>
          <table:table-cell office:value-type="float" office:value="0.188550545998118" calcext:value-type="float">
            <text:p>0.188550545998118</text:p>
          </table:table-cell>
          <table:table-cell office:value-type="float" office:value="0.191802350827284" calcext:value-type="float">
            <text:p>0.191802350827284</text:p>
          </table:table-cell>
          <table:table-cell office:value-type="float" office:value="0.186887142857146" calcext:value-type="float">
            <text:p>0.186887142857146</text:p>
          </table:table-cell>
          <table:table-cell office:value-type="float" office:value="0.185280039156555" calcext:value-type="float">
            <text:p>0.185280039156555</text:p>
          </table:table-cell>
          <table:table-cell office:value-type="float" office:value="0.188494246557736" calcext:value-type="float">
            <text:p>0.188494246557736</text:p>
          </table:table-cell>
          <table:table-cell office:value-type="float" office:value="0.195995963203466" calcext:value-type="float">
            <text:p>0.195995963203466</text:p>
          </table:table-cell>
          <table:table-cell office:value-type="float" office:value="0.194454069261709" calcext:value-type="float">
            <text:p>0.194454069261709</text:p>
          </table:table-cell>
          <table:table-cell office:value-type="float" office:value="0.197537857145223" calcext:value-type="float">
            <text:p>0.197537857145223</text:p>
          </table:table-cell>
          <table:table-cell office:value-type="float" office:value="0.199566522366525" calcext:value-type="float">
            <text:p>0.199566522366525</text:p>
          </table:table-cell>
          <table:table-cell office:value-type="float" office:value="0.197938047442952" calcext:value-type="float">
            <text:p>0.197938047442952</text:p>
          </table:table-cell>
          <table:table-cell office:value-type="float" office:value="0.201194997290099" calcext:value-type="float">
            <text:p>0.201194997290099</text:p>
          </table:table-cell>
          <table:table-cell office:value-type="float" office:value="5.782773167" calcext:value-type="float">
            <text:p>5.782773167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29495961424196" calcext:value-type="float">
            <text:p>0.129495961424196</text:p>
          </table:table-cell>
          <table:table-cell office:value-type="float" office:value="0.128563988211727" calcext:value-type="float">
            <text:p>0.128563988211727</text:p>
          </table:table-cell>
          <table:table-cell office:value-type="float" office:value="0.130427934636665" calcext:value-type="float">
            <text:p>0.130427934636665</text:p>
          </table:table-cell>
          <table:table-cell office:value-type="float" office:value="0.116000091991341" calcext:value-type="float">
            <text:p>0.116000091991341</text:p>
          </table:table-cell>
          <table:table-cell office:value-type="float" office:value="0.11503422543026" calcext:value-type="float">
            <text:p>0.11503422543026</text:p>
          </table:table-cell>
          <table:table-cell office:value-type="float" office:value="0.116965958552422" calcext:value-type="float">
            <text:p>0.116965958552422</text:p>
          </table:table-cell>
          <table:table-cell office:value-type="float" office:value="0.127733554443921" calcext:value-type="float">
            <text:p>0.127733554443921</text:p>
          </table:table-cell>
          <table:table-cell office:value-type="float" office:value="0.126727439640456" calcext:value-type="float">
            <text:p>0.126727439640456</text:p>
          </table:table-cell>
          <table:table-cell office:value-type="float" office:value="0.128739669247387" calcext:value-type="float">
            <text:p>0.128739669247387</text:p>
          </table:table-cell>
          <table:table-cell office:value-type="float" office:value="0.134900961677211" calcext:value-type="float">
            <text:p>0.134900961677211</text:p>
          </table:table-cell>
          <table:table-cell office:value-type="float" office:value="0.133910713878197" calcext:value-type="float">
            <text:p>0.133910713878197</text:p>
          </table:table-cell>
          <table:table-cell office:value-type="float" office:value="0.135891209476224" calcext:value-type="float">
            <text:p>0.135891209476224</text:p>
          </table:table-cell>
          <table:table-cell office:value-type="float" office:value="0.0224883333333333" calcext:value-type="float">
            <text:p>0.0224883333333333</text:p>
          </table:table-cell>
          <table:table-cell office:value-type="float" office:value="0.0211112936366899" calcext:value-type="float">
            <text:p>0.0211112936366899</text:p>
          </table:table-cell>
          <table:table-cell office:value-type="float" office:value="0.0238653730299766" calcext:value-type="float">
            <text:p>0.0238653730299766</text:p>
          </table:table-cell>
          <table:table-cell office:value-type="float" office:value="0.0547708333333335" calcext:value-type="float">
            <text:p>0.0547708333333335</text:p>
          </table:table-cell>
          <table:table-cell office:value-type="float" office:value="0.0527203545109905" calcext:value-type="float">
            <text:p>0.0527203545109905</text:p>
          </table:table-cell>
          <table:table-cell office:value-type="float" office:value="0.0568213121556765" calcext:value-type="float">
            <text:p>0.0568213121556765</text:p>
          </table:table-cell>
          <table:table-cell office:value-type="float" office:value="0.0791716666666661" calcext:value-type="float">
            <text:p>0.0791716666666661</text:p>
          </table:table-cell>
          <table:table-cell office:value-type="float" office:value="0.0768342496000723" calcext:value-type="float">
            <text:p>0.0768342496000723</text:p>
          </table:table-cell>
          <table:table-cell office:value-type="float" office:value="0.0815090837332599" calcext:value-type="float">
            <text:p>0.0815090837332599</text:p>
          </table:table-cell>
          <table:table-cell office:value-type="float" office:value="0.0426508333333335" calcext:value-type="float">
            <text:p>0.0426508333333335</text:p>
          </table:table-cell>
          <table:table-cell office:value-type="float" office:value="0.0408690530423687" calcext:value-type="float">
            <text:p>0.0408690530423687</text:p>
          </table:table-cell>
          <table:table-cell office:value-type="float" office:value="0.0444326136242984" calcext:value-type="float">
            <text:p>0.0444326136242984</text:p>
          </table:table-cell>
          <table:table-cell office:value-type="float" office:value="0.143126241536237" calcext:value-type="float">
            <text:p>0.143126241536237</text:p>
          </table:table-cell>
          <table:table-cell office:value-type="float" office:value="0.142113528068503" calcext:value-type="float">
            <text:p>0.142113528068503</text:p>
          </table:table-cell>
          <table:table-cell office:value-type="float" office:value="0.144138955003972" calcext:value-type="float">
            <text:p>0.144138955003972</text:p>
          </table:table-cell>
          <table:table-cell office:value-type="float" office:value="0.125528816877565" calcext:value-type="float">
            <text:p>0.125528816877565</text:p>
          </table:table-cell>
          <table:table-cell office:value-type="float" office:value="0.124487031131767" calcext:value-type="float">
            <text:p>0.124487031131767</text:p>
          </table:table-cell>
          <table:table-cell office:value-type="float" office:value="0.126570602623364" calcext:value-type="float">
            <text:p>0.126570602623364</text:p>
          </table:table-cell>
          <table:table-cell office:value-type="float" office:value="0.132659847929845" calcext:value-type="float">
            <text:p>0.132659847929845</text:p>
          </table:table-cell>
          <table:table-cell office:value-type="float" office:value="0.13163783949893" calcext:value-type="float">
            <text:p>0.13163783949893</text:p>
          </table:table-cell>
          <table:table-cell office:value-type="float" office:value="0.13368185636076" calcext:value-type="float">
            <text:p>0.13368185636076</text:p>
          </table:table-cell>
          <table:table-cell office:value-type="float" office:value="0.145847744755241" calcext:value-type="float">
            <text:p>0.145847744755241</text:p>
          </table:table-cell>
          <table:table-cell office:value-type="float" office:value="0.144785843294256" calcext:value-type="float">
            <text:p>0.144785843294256</text:p>
          </table:table-cell>
          <table:table-cell office:value-type="float" office:value="0.146909646216225" calcext:value-type="float">
            <text:p>0.146909646216225</text:p>
          </table:table-cell>
          <table:table-cell office:value-type="float" office:value="5.884692709" calcext:value-type="float">
            <text:p>5.884692709</text:p>
          </table:table-cell>
        </table:table-row>
        <table:table-row table:style-name="ro1">
          <table:table-cell office:value-type="string" calcext:value-type="string">
            <text:p>bky_pos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971182694620477" calcext:value-type="float">
            <text:p>0.0971182694620477</text:p>
          </table:table-cell>
          <table:table-cell office:value-type="float" office:value="0.105481730537952" calcext:value-type="float">
            <text:p>0.105481730537952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0475137286600042" calcext:value-type="float">
            <text:p>0.0475137286600042</text:p>
          </table:table-cell>
          <table:table-cell office:value-type="float" office:value="0.0535862713399958" calcext:value-type="float">
            <text:p>0.053586271339995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74651507418191" calcext:value-type="float">
            <text:p>0.0474651507418191</text:p>
          </table:table-cell>
          <table:table-cell office:value-type="float" office:value="0.0535348492581809" calcext:value-type="float">
            <text:p>0.0535348492581809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891709035601011" calcext:value-type="float">
            <text:p>0.0891709035601011</text:p>
          </table:table-cell>
          <table:table-cell office:value-type="float" office:value="0.0972290964398989" calcext:value-type="float">
            <text:p>0.0972290964398989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67851470427628" calcext:value-type="float">
            <text:p>0.0467851470427628</text:p>
          </table:table-cell>
          <table:table-cell office:value-type="float" office:value="0.0528148529572372" calcext:value-type="float">
            <text:p>0.052814852957237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224052720793651" calcext:value-type="float">
            <text:p>0.0224052720793651</text:p>
          </table:table-cell>
          <table:table-cell office:value-type="float" office:value="0.0266947279206349" calcext:value-type="float">
            <text:p>0.0266947279206349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223574023222418" calcext:value-type="float">
            <text:p>0.0223574023222418</text:p>
          </table:table-cell>
          <table:table-cell office:value-type="float" office:value="0.0266425976777582" calcext:value-type="float">
            <text:p>0.0266425976777582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29511753334532" calcext:value-type="float">
            <text:p>0.0429511753334532</text:p>
          </table:table-cell>
          <table:table-cell office:value-type="float" office:value="0.0487488246665468" calcext:value-type="float">
            <text:p>0.0487488246665468</text:p>
          </table:table-cell>
          <table:table-cell office:value-type="float" office:value="0.05325" calcext:value-type="float">
            <text:p>0.05325</text:p>
          </table:table-cell>
          <table:table-cell office:value-type="float" office:value="0.0501381302296034" calcext:value-type="float">
            <text:p>0.0501381302296034</text:p>
          </table:table-cell>
          <table:table-cell office:value-type="float" office:value="0.0563618697703966" calcext:value-type="float">
            <text:p>0.0563618697703966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6175486782761" calcext:value-type="float">
            <text:p>0.0256175486782761</text:p>
          </table:table-cell>
          <table:table-cell office:value-type="float" office:value="0.0301824513217239" calcext:value-type="float">
            <text:p>0.0301824513217239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6175486782761" calcext:value-type="float">
            <text:p>0.0256175486782761</text:p>
          </table:table-cell>
          <table:table-cell office:value-type="float" office:value="0.0301824513217239" calcext:value-type="float">
            <text:p>0.0301824513217239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62995309081256" calcext:value-type="float">
            <text:p>0.0462995309081256</text:p>
          </table:table-cell>
          <table:table-cell office:value-type="float" office:value="0.0523004690918744" calcext:value-type="float">
            <text:p>0.0523004690918744</text:p>
          </table:table-cell>
          <table:table-cell office:value-type="float" office:value="5.560106042" calcext:value-type="float">
            <text:p>5.560106042</text:p>
          </table:table-cell>
        </table:table-row>
        <table:table-row table:style-name="ro1">
          <table:table-cell office:value-type="string" calcext:value-type="string">
            <text:p>bky_pos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61052615440111" calcext:value-type="float">
            <text:p>0.0561052615440111</text:p>
          </table:table-cell>
          <table:table-cell office:value-type="float" office:value="0.0545757051685848" calcext:value-type="float">
            <text:p>0.0545757051685848</text:p>
          </table:table-cell>
          <table:table-cell office:value-type="float" office:value="0.0576348179194373" calcext:value-type="float">
            <text:p>0.0576348179194373</text:p>
          </table:table-cell>
          <table:table-cell office:value-type="float" office:value="0.0413955555555553" calcext:value-type="float">
            <text:p>0.0413955555555553</text:p>
          </table:table-cell>
          <table:table-cell office:value-type="float" office:value="0.0400026269078657" calcext:value-type="float">
            <text:p>0.0400026269078657</text:p>
          </table:table-cell>
          <table:table-cell office:value-type="float" office:value="0.0427884842032449" calcext:value-type="float">
            <text:p>0.0427884842032449</text:p>
          </table:table-cell>
          <table:table-cell office:value-type="float" office:value="0.0457774007936505" calcext:value-type="float">
            <text:p>0.0457774007936505</text:p>
          </table:table-cell>
          <table:table-cell office:value-type="float" office:value="0.0443317383014304" calcext:value-type="float">
            <text:p>0.0443317383014304</text:p>
          </table:table-cell>
          <table:table-cell office:value-type="float" office:value="0.0472230632858706" calcext:value-type="float">
            <text:p>0.0472230632858706</text:p>
          </table:table-cell>
          <table:table-cell office:value-type="float" office:value="0.0526079383116878" calcext:value-type="float">
            <text:p>0.0526079383116878</text:p>
          </table:table-cell>
          <table:table-cell office:value-type="float" office:value="0.0511052956023195" calcext:value-type="float">
            <text:p>0.0511052956023195</text:p>
          </table:table-cell>
          <table:table-cell office:value-type="float" office:value="0.0541105810210561" calcext:value-type="float">
            <text:p>0.0541105810210561</text:p>
          </table:table-cell>
          <table:table-cell office:value-type="float" office:value="0.0464740909090904" calcext:value-type="float">
            <text:p>0.0464740909090904</text:p>
          </table:table-cell>
          <table:table-cell office:value-type="float" office:value="0.0451289050346666" calcext:value-type="float">
            <text:p>0.0451289050346666</text:p>
          </table:table-cell>
          <table:table-cell office:value-type="float" office:value="0.0478192767835142" calcext:value-type="float">
            <text:p>0.0478192767835142</text:p>
          </table:table-cell>
          <table:table-cell office:value-type="float" office:value="0.0207903174603176" calcext:value-type="float">
            <text:p>0.0207903174603176</text:p>
          </table:table-cell>
          <table:table-cell office:value-type="float" office:value="0.0198351285422798" calcext:value-type="float">
            <text:p>0.0198351285422798</text:p>
          </table:table-cell>
          <table:table-cell office:value-type="float" office:value="0.0217455063783553" calcext:value-type="float">
            <text:p>0.0217455063783553</text:p>
          </table:table-cell>
          <table:table-cell office:value-type="float" office:value="0.0232099603174604" calcext:value-type="float">
            <text:p>0.0232099603174604</text:p>
          </table:table-cell>
          <table:table-cell office:value-type="float" office:value="0.0222128273680536" calcext:value-type="float">
            <text:p>0.0222128273680536</text:p>
          </table:table-cell>
          <table:table-cell office:value-type="float" office:value="0.0242070932668673" calcext:value-type="float">
            <text:p>0.0242070932668673</text:p>
          </table:table-cell>
          <table:table-cell office:value-type="float" office:value="0.0406108351370848" calcext:value-type="float">
            <text:p>0.0406108351370848</text:p>
          </table:table-cell>
          <table:table-cell office:value-type="float" office:value="0.0393549363606349" calcext:value-type="float">
            <text:p>0.0393549363606349</text:p>
          </table:table-cell>
          <table:table-cell office:value-type="float" office:value="0.0418667339135347" calcext:value-type="float">
            <text:p>0.0418667339135347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39009403762862" calcext:value-type="float">
            <text:p>0.0339009403762862</text:p>
          </table:table-cell>
          <table:table-cell office:value-type="float" office:value="0.0390990596237138" calcext:value-type="float">
            <text:p>0.0390990596237138</text:p>
          </table:table-cell>
          <table:table-cell office:value-type="float" office:value="0.08485" calcext:value-type="float">
            <text:p>0.08485</text:p>
          </table:table-cell>
          <table:table-cell office:value-type="float" office:value="0.080987966681754" calcext:value-type="float">
            <text:p>0.080987966681754</text:p>
          </table:table-cell>
          <table:table-cell office:value-type="float" office:value="0.088712033318246" calcext:value-type="float">
            <text:p>0.088712033318246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906419704936514" calcext:value-type="float">
            <text:p>0.0906419704936514</text:p>
          </table:table-cell>
          <table:table-cell office:value-type="float" office:value="0.0987580295063486" calcext:value-type="float">
            <text:p>0.0987580295063486</text:p>
          </table:table-cell>
          <table:table-cell office:value-type="float" office:value="0.04615" calcext:value-type="float">
            <text:p>0.04615</text:p>
          </table:table-cell>
          <table:table-cell office:value-type="float" office:value="0.0432421644247515" calcext:value-type="float">
            <text:p>0.0432421644247515</text:p>
          </table:table-cell>
          <table:table-cell office:value-type="float" office:value="0.0490578355752485" calcext:value-type="float">
            <text:p>0.0490578355752485</text:p>
          </table:table-cell>
          <table:table-cell office:value-type="float" office:value="5.496287333" calcext:value-type="float">
            <text:p>5.496287333</text:p>
          </table:table-cell>
        </table:table-row>
        <table:table-row table:style-name="ro1">
          <table:table-cell office:value-type="string" calcext:value-type="string">
            <text:p>bky_pos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209849887163494" calcext:value-type="float">
            <text:p>0.209849887163494</text:p>
          </table:table-cell>
          <table:table-cell office:value-type="float" office:value="0.208033872263098" calcext:value-type="float">
            <text:p>0.208033872263098</text:p>
          </table:table-cell>
          <table:table-cell office:value-type="float" office:value="0.211665902063891" calcext:value-type="float">
            <text:p>0.211665902063891</text:p>
          </table:table-cell>
          <table:table-cell office:value-type="float" office:value="0.194831132756136" calcext:value-type="float">
            <text:p>0.194831132756136</text:p>
          </table:table-cell>
          <table:table-cell office:value-type="float" office:value="0.192664532965352" calcext:value-type="float">
            <text:p>0.192664532965352</text:p>
          </table:table-cell>
          <table:table-cell office:value-type="float" office:value="0.196997732546921" calcext:value-type="float">
            <text:p>0.196997732546921</text:p>
          </table:table-cell>
          <table:table-cell office:value-type="float" office:value="0.199306562049066" calcext:value-type="float">
            <text:p>0.199306562049066</text:p>
          </table:table-cell>
          <table:table-cell office:value-type="float" office:value="0.197156590585794" calcext:value-type="float">
            <text:p>0.197156590585794</text:p>
          </table:table-cell>
          <table:table-cell office:value-type="float" office:value="0.201456533512337" calcext:value-type="float">
            <text:p>0.201456533512337</text:p>
          </table:table-cell>
          <table:table-cell office:value-type="float" office:value="0.20708813575314" calcext:value-type="float">
            <text:p>0.20708813575314</text:p>
          </table:table-cell>
          <table:table-cell office:value-type="float" office:value="0.205225618461621" calcext:value-type="float">
            <text:p>0.205225618461621</text:p>
          </table:table-cell>
          <table:table-cell office:value-type="float" office:value="0.208950653044658" calcext:value-type="float">
            <text:p>0.208950653044658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11025773270718" calcext:value-type="float">
            <text:p>0.0311025773270718</text:p>
          </table:table-cell>
          <table:table-cell office:value-type="float" office:value="0.0360974226729282" calcext:value-type="float">
            <text:p>0.0360974226729282</text:p>
          </table:table-cell>
          <table:table-cell office:value-type="float" office:value="0.09265" calcext:value-type="float">
            <text:p>0.09265</text:p>
          </table:table-cell>
          <table:table-cell office:value-type="float" office:value="0.08863159149417" calcext:value-type="float">
            <text:p>0.08863159149417</text:p>
          </table:table-cell>
          <table:table-cell office:value-type="float" office:value="0.09666840850583" calcext:value-type="float">
            <text:p>0.09666840850583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102372054951909" calcext:value-type="float">
            <text:p>0.102372054951909</text:p>
          </table:table-cell>
          <table:table-cell office:value-type="float" office:value="0.110927945048091" calcext:value-type="float">
            <text:p>0.110927945048091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29996711572719" calcext:value-type="float">
            <text:p>0.0429996711572719</text:p>
          </table:table-cell>
          <table:table-cell office:value-type="float" office:value="0.0488003288427281" calcext:value-type="float">
            <text:p>0.0488003288427281</text:p>
          </table:table-cell>
          <table:table-cell office:value-type="float" office:value="0.203789192719049" calcext:value-type="float">
            <text:p>0.203789192719049</text:p>
          </table:table-cell>
          <table:table-cell office:value-type="float" office:value="0.202015185179681" calcext:value-type="float">
            <text:p>0.202015185179681</text:p>
          </table:table-cell>
          <table:table-cell office:value-type="float" office:value="0.205563200258417" calcext:value-type="float">
            <text:p>0.205563200258417</text:p>
          </table:table-cell>
          <table:table-cell office:value-type="float" office:value="0.179083939393942" calcext:value-type="float">
            <text:p>0.179083939393942</text:p>
          </table:table-cell>
          <table:table-cell office:value-type="float" office:value="0.177012914348133" calcext:value-type="float">
            <text:p>0.177012914348133</text:p>
          </table:table-cell>
          <table:table-cell office:value-type="float" office:value="0.181154964439751" calcext:value-type="float">
            <text:p>0.181154964439751</text:p>
          </table:table-cell>
          <table:table-cell office:value-type="float" office:value="0.181755995670998" calcext:value-type="float">
            <text:p>0.181755995670998</text:p>
          </table:table-cell>
          <table:table-cell office:value-type="float" office:value="0.179714273641029" calcext:value-type="float">
            <text:p>0.179714273641029</text:p>
          </table:table-cell>
          <table:table-cell office:value-type="float" office:value="0.183797717700968" calcext:value-type="float">
            <text:p>0.183797717700968</text:p>
          </table:table-cell>
          <table:table-cell office:value-type="float" office:value="0.199062461149965" calcext:value-type="float">
            <text:p>0.199062461149965</text:p>
          </table:table-cell>
          <table:table-cell office:value-type="float" office:value="0.197259629323918" calcext:value-type="float">
            <text:p>0.197259629323918</text:p>
          </table:table-cell>
          <table:table-cell office:value-type="float" office:value="0.200865292976011" calcext:value-type="float">
            <text:p>0.200865292976011</text:p>
          </table:table-cell>
          <table:table-cell office:value-type="float" office:value="5.541167667" calcext:value-type="float">
            <text:p>5.541167667</text:p>
          </table:table-cell>
        </table:table-row>
        <table:table-row table:style-name="ro1">
          <table:table-cell office:value-type="string" calcext:value-type="string">
            <text:p>bky_pos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24354217587967" calcext:value-type="float">
            <text:p>0.124354217587967</text:p>
          </table:table-cell>
          <table:table-cell office:value-type="float" office:value="0.123323440762152" calcext:value-type="float">
            <text:p>0.123323440762152</text:p>
          </table:table-cell>
          <table:table-cell office:value-type="float" office:value="0.125384994413782" calcext:value-type="float">
            <text:p>0.125384994413782</text:p>
          </table:table-cell>
          <table:table-cell office:value-type="float" office:value="0.116794434870684" calcext:value-type="float">
            <text:p>0.116794434870684</text:p>
          </table:table-cell>
          <table:table-cell office:value-type="float" office:value="0.115823674559346" calcext:value-type="float">
            <text:p>0.115823674559346</text:p>
          </table:table-cell>
          <table:table-cell office:value-type="float" office:value="0.117765195182023" calcext:value-type="float">
            <text:p>0.117765195182023</text:p>
          </table:table-cell>
          <table:table-cell office:value-type="float" office:value="0.128554303325887" calcext:value-type="float">
            <text:p>0.128554303325887</text:p>
          </table:table-cell>
          <table:table-cell office:value-type="float" office:value="0.12753517869182" calcext:value-type="float">
            <text:p>0.12753517869182</text:p>
          </table:table-cell>
          <table:table-cell office:value-type="float" office:value="0.129573427959955" calcext:value-type="float">
            <text:p>0.129573427959955</text:p>
          </table:table-cell>
          <table:table-cell office:value-type="float" office:value="0.133909953963519" calcext:value-type="float">
            <text:p>0.133909953963519</text:p>
          </table:table-cell>
          <table:table-cell office:value-type="float" office:value="0.132845773508109" calcext:value-type="float">
            <text:p>0.132845773508109</text:p>
          </table:table-cell>
          <table:table-cell office:value-type="float" office:value="0.134974134418929" calcext:value-type="float">
            <text:p>0.134974134418929</text:p>
          </table:table-cell>
          <table:table-cell office:value-type="float" office:value="0.0277194246031747" calcext:value-type="float">
            <text:p>0.0277194246031747</text:p>
          </table:table-cell>
          <table:table-cell office:value-type="float" office:value="0.0266888620243723" calcext:value-type="float">
            <text:p>0.0266888620243723</text:p>
          </table:table-cell>
          <table:table-cell office:value-type="float" office:value="0.0287499871819772" calcext:value-type="float">
            <text:p>0.0287499871819772</text:p>
          </table:table-cell>
          <table:table-cell office:value-type="float" office:value="0.0273392261904763" calcext:value-type="float">
            <text:p>0.0273392261904763</text:p>
          </table:table-cell>
          <table:table-cell office:value-type="float" office:value="0.0263151401810106" calcext:value-type="float">
            <text:p>0.0263151401810106</text:p>
          </table:table-cell>
          <table:table-cell office:value-type="float" office:value="0.028363312199942" calcext:value-type="float">
            <text:p>0.028363312199942</text:p>
          </table:table-cell>
          <table:table-cell office:value-type="float" office:value="0.0397429094516592" calcext:value-type="float">
            <text:p>0.0397429094516592</text:p>
          </table:table-cell>
          <table:table-cell office:value-type="float" office:value="0.0385338206997802" calcext:value-type="float">
            <text:p>0.0385338206997802</text:p>
          </table:table-cell>
          <table:table-cell office:value-type="float" office:value="0.0409519982035381" calcext:value-type="float">
            <text:p>0.0409519982035381</text:p>
          </table:table-cell>
          <table:table-cell office:value-type="float" office:value="0.0391450324675322" calcext:value-type="float">
            <text:p>0.0391450324675322</text:p>
          </table:table-cell>
          <table:table-cell office:value-type="float" office:value="0.0379424238825738" calcext:value-type="float">
            <text:p>0.0379424238825738</text:p>
          </table:table-cell>
          <table:table-cell office:value-type="float" office:value="0.0403476410524905" calcext:value-type="float">
            <text:p>0.0403476410524905</text:p>
          </table:table-cell>
          <table:table-cell office:value-type="float" office:value="0.19072310786436" calcext:value-type="float">
            <text:p>0.19072310786436</text:p>
          </table:table-cell>
          <table:table-cell office:value-type="float" office:value="0.189056409418457" calcext:value-type="float">
            <text:p>0.189056409418457</text:p>
          </table:table-cell>
          <table:table-cell office:value-type="float" office:value="0.192389806310264" calcext:value-type="float">
            <text:p>0.192389806310264</text:p>
          </table:table-cell>
          <table:table-cell office:value-type="float" office:value="0.186291668470421" calcext:value-type="float">
            <text:p>0.186291668470421</text:p>
          </table:table-cell>
          <table:table-cell office:value-type="float" office:value="0.184677166325938" calcext:value-type="float">
            <text:p>0.184677166325938</text:p>
          </table:table-cell>
          <table:table-cell office:value-type="float" office:value="0.187906170614904" calcext:value-type="float">
            <text:p>0.187906170614904</text:p>
          </table:table-cell>
          <table:table-cell office:value-type="float" office:value="0.196019465118218" calcext:value-type="float">
            <text:p>0.196019465118218</text:p>
          </table:table-cell>
          <table:table-cell office:value-type="float" office:value="0.194457771777396" calcext:value-type="float">
            <text:p>0.194457771777396</text:p>
          </table:table-cell>
          <table:table-cell office:value-type="float" office:value="0.19758115845904" calcext:value-type="float">
            <text:p>0.19758115845904</text:p>
          </table:table-cell>
          <table:table-cell office:value-type="float" office:value="0.198476920995673" calcext:value-type="float">
            <text:p>0.198476920995673</text:p>
          </table:table-cell>
          <table:table-cell office:value-type="float" office:value="0.19684023430787" calcext:value-type="float">
            <text:p>0.19684023430787</text:p>
          </table:table-cell>
          <table:table-cell office:value-type="float" office:value="0.200113607683477" calcext:value-type="float">
            <text:p>0.200113607683477</text:p>
          </table:table-cell>
          <table:table-cell office:value-type="float" office:value="5.716077875" calcext:value-type="float">
            <text:p>5.716077875</text:p>
          </table:table-cell>
        </table:table-row>
        <table:table-row table:style-name="ro1">
          <table:table-cell office:value-type="string" calcext:value-type="string">
            <text:p>bky_pos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30813178443288" calcext:value-type="float">
            <text:p>0.130813178443288</text:p>
          </table:table-cell>
          <table:table-cell office:value-type="float" office:value="0.129827662216651" calcext:value-type="float">
            <text:p>0.129827662216651</text:p>
          </table:table-cell>
          <table:table-cell office:value-type="float" office:value="0.131798694669925" calcext:value-type="float">
            <text:p>0.131798694669925</text:p>
          </table:table-cell>
          <table:table-cell office:value-type="float" office:value="0.116209635780885" calcext:value-type="float">
            <text:p>0.116209635780885</text:p>
          </table:table-cell>
          <table:table-cell office:value-type="float" office:value="0.115206129426381" calcext:value-type="float">
            <text:p>0.115206129426381</text:p>
          </table:table-cell>
          <table:table-cell office:value-type="float" office:value="0.117213142135389" calcext:value-type="float">
            <text:p>0.117213142135389</text:p>
          </table:table-cell>
          <table:table-cell office:value-type="float" office:value="0.12761854711465" calcext:value-type="float">
            <text:p>0.12761854711465</text:p>
          </table:table-cell>
          <table:table-cell office:value-type="float" office:value="0.126574476301318" calcext:value-type="float">
            <text:p>0.126574476301318</text:p>
          </table:table-cell>
          <table:table-cell office:value-type="float" office:value="0.128662617927981" calcext:value-type="float">
            <text:p>0.128662617927981</text:p>
          </table:table-cell>
          <table:table-cell office:value-type="float" office:value="0.134531446425306" calcext:value-type="float">
            <text:p>0.134531446425306</text:p>
          </table:table-cell>
          <table:table-cell office:value-type="float" office:value="0.133515180058059" calcext:value-type="float">
            <text:p>0.133515180058059</text:p>
          </table:table-cell>
          <table:table-cell office:value-type="float" office:value="0.135547712792554" calcext:value-type="float">
            <text:p>0.135547712792554</text:p>
          </table:table-cell>
          <table:table-cell office:value-type="float" office:value="0.0236249999999999" calcext:value-type="float">
            <text:p>0.0236249999999999</text:p>
          </table:table-cell>
          <table:table-cell office:value-type="float" office:value="0.0222157033042614" calcext:value-type="float">
            <text:p>0.0222157033042614</text:p>
          </table:table-cell>
          <table:table-cell office:value-type="float" office:value="0.0250342966957384" calcext:value-type="float">
            <text:p>0.0250342966957384</text:p>
          </table:table-cell>
          <table:table-cell office:value-type="float" office:value="0.0509325000000003" calcext:value-type="float">
            <text:p>0.0509325000000003</text:p>
          </table:table-cell>
          <table:table-cell office:value-type="float" office:value="0.0489695135945759" calcext:value-type="float">
            <text:p>0.0489695135945759</text:p>
          </table:table-cell>
          <table:table-cell office:value-type="float" office:value="0.0528954864054247" calcext:value-type="float">
            <text:p>0.0528954864054247</text:p>
          </table:table-cell>
          <table:table-cell office:value-type="float" office:value="0.0731714285714283" calcext:value-type="float">
            <text:p>0.0731714285714283</text:p>
          </table:table-cell>
          <table:table-cell office:value-type="float" office:value="0.0709159457063978" calcext:value-type="float">
            <text:p>0.0709159457063978</text:p>
          </table:table-cell>
          <table:table-cell office:value-type="float" office:value="0.0754269114364588" calcext:value-type="float">
            <text:p>0.0754269114364588</text:p>
          </table:table-cell>
          <table:table-cell office:value-type="float" office:value="0.0416297619047621" calcext:value-type="float">
            <text:p>0.0416297619047621</text:p>
          </table:table-cell>
          <table:table-cell office:value-type="float" office:value="0.0398685693843685" calcext:value-type="float">
            <text:p>0.0398685693843685</text:p>
          </table:table-cell>
          <table:table-cell office:value-type="float" office:value="0.0433909544251556" calcext:value-type="float">
            <text:p>0.0433909544251556</text:p>
          </table:table-cell>
          <table:table-cell office:value-type="float" office:value="0.143914889693636" calcext:value-type="float">
            <text:p>0.143914889693636</text:p>
          </table:table-cell>
          <table:table-cell office:value-type="float" office:value="0.142837459306627" calcext:value-type="float">
            <text:p>0.142837459306627</text:p>
          </table:table-cell>
          <table:table-cell office:value-type="float" office:value="0.144992320080645" calcext:value-type="float">
            <text:p>0.144992320080645</text:p>
          </table:table-cell>
          <table:table-cell office:value-type="float" office:value="0.126260743423242" calcext:value-type="float">
            <text:p>0.126260743423242</text:p>
          </table:table-cell>
          <table:table-cell office:value-type="float" office:value="0.125147253306586" calcext:value-type="float">
            <text:p>0.125147253306586</text:p>
          </table:table-cell>
          <table:table-cell office:value-type="float" office:value="0.127374233539897" calcext:value-type="float">
            <text:p>0.127374233539897</text:p>
          </table:table-cell>
          <table:table-cell office:value-type="float" office:value="0.133532657203904" calcext:value-type="float">
            <text:p>0.133532657203904</text:p>
          </table:table-cell>
          <table:table-cell office:value-type="float" office:value="0.132436040533479" calcext:value-type="float">
            <text:p>0.132436040533479</text:p>
          </table:table-cell>
          <table:table-cell office:value-type="float" office:value="0.13462927387433" calcext:value-type="float">
            <text:p>0.13462927387433</text:p>
          </table:table-cell>
          <table:table-cell office:value-type="float" office:value="0.145300662948159" calcext:value-type="float">
            <text:p>0.145300662948159</text:p>
          </table:table-cell>
          <table:table-cell office:value-type="float" office:value="0.144196727649324" calcext:value-type="float">
            <text:p>0.144196727649324</text:p>
          </table:table-cell>
          <table:table-cell office:value-type="float" office:value="0.146404598246993" calcext:value-type="float">
            <text:p>0.146404598246993</text:p>
          </table:table-cell>
          <table:table-cell office:value-type="float" office:value="5.758488625" calcext:value-type="float">
            <text:p>5.758488625</text:p>
          </table:table-cell>
        </table:table-row>
        <table:table-row table:style-name="ro1">
          <table:table-cell office:value-type="string" calcext:value-type="string">
            <text:p>bky_negdep_nul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715" calcext:value-type="float">
            <text:p>0.09715</text:p>
          </table:table-cell>
          <table:table-cell office:value-type="float" office:value="0.0930453781329903" calcext:value-type="float">
            <text:p>0.0930453781329903</text:p>
          </table:table-cell>
          <table:table-cell office:value-type="float" office:value="0.10125462186701" calcext:value-type="float">
            <text:p>0.1012546218670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67851470427628" calcext:value-type="float">
            <text:p>0.0467851470427628</text:p>
          </table:table-cell>
          <table:table-cell office:value-type="float" office:value="0.0528148529572372" calcext:value-type="float">
            <text:p>0.0528148529572372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66880170451062" calcext:value-type="float">
            <text:p>0.0466880170451062</text:p>
          </table:table-cell>
          <table:table-cell office:value-type="float" office:value="0.0527119829548938" calcext:value-type="float">
            <text:p>0.0527119829548938</text:p>
          </table:table-cell>
          <table:table-cell office:value-type="float" office:value="0.10555" calcext:value-type="float">
            <text:p>0.10555</text:p>
          </table:table-cell>
          <table:table-cell office:value-type="float" office:value="0.101291554398316" calcext:value-type="float">
            <text:p>0.101291554398316</text:p>
          </table:table-cell>
          <table:table-cell office:value-type="float" office:value="0.109808445601684" calcext:value-type="float">
            <text:p>0.109808445601684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65908904231106" calcext:value-type="float">
            <text:p>0.0465908904231106</text:p>
          </table:table-cell>
          <table:table-cell office:value-type="float" office:value="0.0526091095768894" calcext:value-type="float">
            <text:p>0.0526091095768894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37465497099244" calcext:value-type="float">
            <text:p>0.0237465497099244</text:p>
          </table:table-cell>
          <table:table-cell office:value-type="float" office:value="0.0281534502900756" calcext:value-type="float">
            <text:p>0.0281534502900756</text:p>
          </table:table-cell>
          <table:table-cell office:value-type="float" office:value="0.02605" calcext:value-type="float">
            <text:p>0.02605</text:p>
          </table:table-cell>
          <table:table-cell office:value-type="float" office:value="0.0238424215515375" calcext:value-type="float">
            <text:p>0.0238424215515375</text:p>
          </table:table-cell>
          <table:table-cell office:value-type="float" office:value="0.0282575784484625" calcext:value-type="float">
            <text:p>0.0282575784484625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497005705393013" calcext:value-type="float">
            <text:p>0.0497005705393013</text:p>
          </table:table-cell>
          <table:table-cell office:value-type="float" office:value="0.0558994294606987" calcext:value-type="float">
            <text:p>0.0558994294606987</text:p>
          </table:table-cell>
          <table:table-cell office:value-type="float" office:value="0.05105" calcext:value-type="float">
            <text:p>0.05105</text:p>
          </table:table-cell>
          <table:table-cell office:value-type="float" office:value="0.0479995529623732" calcext:value-type="float">
            <text:p>0.0479995529623732</text:p>
          </table:table-cell>
          <table:table-cell office:value-type="float" office:value="0.0541004470376268" calcext:value-type="float">
            <text:p>0.054100447037626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51375115810612" calcext:value-type="float">
            <text:p>0.0251375115810612</text:p>
          </table:table-cell>
          <table:table-cell office:value-type="float" office:value="0.0296624884189388" calcext:value-type="float">
            <text:p>0.0296624884189388</text:p>
          </table:table-cell>
          <table:table-cell office:value-type="float" office:value="0.02735" calcext:value-type="float">
            <text:p>0.02735</text:p>
          </table:table-cell>
          <table:table-cell office:value-type="float" office:value="0.0250895187360781" calcext:value-type="float">
            <text:p>0.0250895187360781</text:p>
          </table:table-cell>
          <table:table-cell office:value-type="float" office:value="0.0296104812639219" calcext:value-type="float">
            <text:p>0.0296104812639219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531540764414075" calcext:value-type="float">
            <text:p>0.0531540764414075</text:p>
          </table:table-cell>
          <table:table-cell office:value-type="float" office:value="0.0595459235585925" calcext:value-type="float">
            <text:p>0.0595459235585925</text:p>
          </table:table-cell>
          <table:table-cell office:value-type="float" office:value="5.704535666" calcext:value-type="float">
            <text:p>5.704535666</text:p>
          </table:table-cell>
        </table:table-row>
        <table:table-row table:style-name="ro1">
          <table:table-cell office:value-type="string" calcext:value-type="string">
            <text:p>bky_negdep_posonly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318369047619" calcext:value-type="float">
            <text:p>0.05318369047619</text:p>
          </table:table-cell>
          <table:table-cell office:value-type="float" office:value="0.0517597177368598" calcext:value-type="float">
            <text:p>0.0517597177368598</text:p>
          </table:table-cell>
          <table:table-cell office:value-type="float" office:value="0.0546076632155202" calcext:value-type="float">
            <text:p>0.0546076632155202</text:p>
          </table:table-cell>
          <table:table-cell office:value-type="float" office:value="0.0409482936507935" calcext:value-type="float">
            <text:p>0.0409482936507935</text:p>
          </table:table-cell>
          <table:table-cell office:value-type="float" office:value="0.0395877355138002" calcext:value-type="float">
            <text:p>0.0395877355138002</text:p>
          </table:table-cell>
          <table:table-cell office:value-type="float" office:value="0.0423088517877868" calcext:value-type="float">
            <text:p>0.0423088517877868</text:p>
          </table:table-cell>
          <table:table-cell office:value-type="float" office:value="0.0449061904761902" calcext:value-type="float">
            <text:p>0.0449061904761902</text:p>
          </table:table-cell>
          <table:table-cell office:value-type="float" office:value="0.0434981029168904" calcext:value-type="float">
            <text:p>0.0434981029168904</text:p>
          </table:table-cell>
          <table:table-cell office:value-type="float" office:value="0.04631427803549" calcext:value-type="float">
            <text:p>0.04631427803549</text:p>
          </table:table-cell>
          <table:table-cell office:value-type="float" office:value="0.0564789484126979" calcext:value-type="float">
            <text:p>0.0564789484126979</text:p>
          </table:table-cell>
          <table:table-cell office:value-type="float" office:value="0.0549786758122146" calcext:value-type="float">
            <text:p>0.0549786758122146</text:p>
          </table:table-cell>
          <table:table-cell office:value-type="float" office:value="0.0579792210131812" calcext:value-type="float">
            <text:p>0.0579792210131812</text:p>
          </table:table-cell>
          <table:table-cell office:value-type="float" office:value="0.0461417261904758" calcext:value-type="float">
            <text:p>0.0461417261904758</text:p>
          </table:table-cell>
          <table:table-cell office:value-type="float" office:value="0.0448161621537728" calcext:value-type="float">
            <text:p>0.0448161621537728</text:p>
          </table:table-cell>
          <table:table-cell office:value-type="float" office:value="0.0474672902271787" calcext:value-type="float">
            <text:p>0.0474672902271787</text:p>
          </table:table-cell>
          <table:table-cell office:value-type="float" office:value="0.0213485714285715" calcext:value-type="float">
            <text:p>0.0213485714285715</text:p>
          </table:table-cell>
          <table:table-cell office:value-type="float" office:value="0.0203214145556436" calcext:value-type="float">
            <text:p>0.0203214145556436</text:p>
          </table:table-cell>
          <table:table-cell office:value-type="float" office:value="0.0223757283014994" calcext:value-type="float">
            <text:p>0.0223757283014994</text:p>
          </table:table-cell>
          <table:table-cell office:value-type="float" office:value="0.0233143650793652" calcext:value-type="float">
            <text:p>0.0233143650793652</text:p>
          </table:table-cell>
          <table:table-cell office:value-type="float" office:value="0.0222614936286878" calcext:value-type="float">
            <text:p>0.0222614936286878</text:p>
          </table:table-cell>
          <table:table-cell office:value-type="float" office:value="0.0243672365300425" calcext:value-type="float">
            <text:p>0.0243672365300425</text:p>
          </table:table-cell>
          <table:table-cell office:value-type="float" office:value="0.0450467063492059" calcext:value-type="float">
            <text:p>0.0450467063492059</text:p>
          </table:table-cell>
          <table:table-cell office:value-type="float" office:value="0.0437163217272769" calcext:value-type="float">
            <text:p>0.0437163217272769</text:p>
          </table:table-cell>
          <table:table-cell office:value-type="float" office:value="0.046377090971135" calcext:value-type="float">
            <text:p>0.046377090971135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356884467907002" calcext:value-type="float">
            <text:p>0.0356884467907002</text:p>
          </table:table-cell>
          <table:table-cell office:value-type="float" office:value="0.0410115532092998" calcext:value-type="float">
            <text:p>0.0410115532092998</text:p>
          </table:table-cell>
          <table:table-cell office:value-type="float" office:value="0.09685" calcext:value-type="float">
            <text:p>0.09685</text:p>
          </table:table-cell>
          <table:table-cell office:value-type="float" office:value="0.0927510397523624" calcext:value-type="float">
            <text:p>0.0927510397523624</text:p>
          </table:table-cell>
          <table:table-cell office:value-type="float" office:value="0.100948960247638" calcext:value-type="float">
            <text:p>0.100948960247638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04582611677446" calcext:value-type="float">
            <text:p>0.104582611677446</text:p>
          </table:table-cell>
          <table:table-cell office:value-type="float" office:value="0.113217388322554" calcext:value-type="float">
            <text:p>0.113217388322554</text:p>
          </table:table-cell>
          <table:table-cell office:value-type="float" office:value="0.05505" calcext:value-type="float">
            <text:p>0.05505</text:p>
          </table:table-cell>
          <table:table-cell office:value-type="float" office:value="0.0518889815758452" calcext:value-type="float">
            <text:p>0.0518889815758452</text:p>
          </table:table-cell>
          <table:table-cell office:value-type="float" office:value="0.0582110184241548" calcext:value-type="float">
            <text:p>0.0582110184241548</text:p>
          </table:table-cell>
          <table:table-cell office:value-type="float" office:value="5.510022167" calcext:value-type="float">
            <text:p>5.510022167</text:p>
          </table:table-cell>
        </table:table-row>
        <table:table-row table:style-name="ro1">
          <table:table-cell office:value-type="string" calcext:value-type="string">
            <text:p>bky_negdep_negonl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210656320346325" calcext:value-type="float">
            <text:p>0.210656320346325</text:p>
          </table:table-cell>
          <table:table-cell office:value-type="float" office:value="0.20901013653021" calcext:value-type="float">
            <text:p>0.20901013653021</text:p>
          </table:table-cell>
          <table:table-cell office:value-type="float" office:value="0.212302504162439" calcext:value-type="float">
            <text:p>0.212302504162439</text:p>
          </table:table-cell>
          <table:table-cell office:value-type="float" office:value="0.199422579365084" calcext:value-type="float">
            <text:p>0.199422579365084</text:p>
          </table:table-cell>
          <table:table-cell office:value-type="float" office:value="0.197361820305816" calcext:value-type="float">
            <text:p>0.197361820305816</text:p>
          </table:table-cell>
          <table:table-cell office:value-type="float" office:value="0.201483338424351" calcext:value-type="float">
            <text:p>0.201483338424351</text:p>
          </table:table-cell>
          <table:table-cell office:value-type="float" office:value="0.204266599927854" calcext:value-type="float">
            <text:p>0.204266599927854</text:p>
          </table:table-cell>
          <table:table-cell office:value-type="float" office:value="0.202217761066344" calcext:value-type="float">
            <text:p>0.202217761066344</text:p>
          </table:table-cell>
          <table:table-cell office:value-type="float" office:value="0.206315438789365" calcext:value-type="float">
            <text:p>0.206315438789365</text:p>
          </table:table-cell>
          <table:table-cell office:value-type="float" office:value="0.211199657287161" calcext:value-type="float">
            <text:p>0.211199657287161</text:p>
          </table:table-cell>
          <table:table-cell office:value-type="float" office:value="0.209413166095374" calcext:value-type="float">
            <text:p>0.209413166095374</text:p>
          </table:table-cell>
          <table:table-cell office:value-type="float" office:value="0.212986148478948" calcext:value-type="float">
            <text:p>0.212986148478948</text:p>
          </table:table-cell>
          <table:table-cell office:value-type="float" office:value="0.03585" calcext:value-type="float">
            <text:p>0.03585</text:p>
          </table:table-cell>
          <table:table-cell office:value-type="float" office:value="0.0332733179406149" calcext:value-type="float">
            <text:p>0.0332733179406149</text:p>
          </table:table-cell>
          <table:table-cell office:value-type="float" office:value="0.0384266820593851" calcext:value-type="float">
            <text:p>0.0384266820593851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08710524991266" calcext:value-type="float">
            <text:p>0.108710524991266</text:p>
          </table:table-cell>
          <table:table-cell office:value-type="float" office:value="0.117489475008734" calcext:value-type="float">
            <text:p>0.117489475008734</text:p>
          </table:table-cell>
          <table:table-cell office:value-type="float" office:value="0.13215" calcext:value-type="float">
            <text:p>0.13215</text:p>
          </table:table-cell>
          <table:table-cell office:value-type="float" office:value="0.127456467078457" calcext:value-type="float">
            <text:p>0.127456467078457</text:p>
          </table:table-cell>
          <table:table-cell office:value-type="float" office:value="0.136843532921543" calcext:value-type="float">
            <text:p>0.136843532921543</text:p>
          </table:table-cell>
          <table:table-cell office:value-type="float" office:value="0.05425" calcext:value-type="float">
            <text:p>0.05425</text:p>
          </table:table-cell>
          <table:table-cell office:value-type="float" office:value="0.051110705948869" calcext:value-type="float">
            <text:p>0.051110705948869</text:p>
          </table:table-cell>
          <table:table-cell office:value-type="float" office:value="0.057389294051131" calcext:value-type="float">
            <text:p>0.057389294051131</text:p>
          </table:table-cell>
          <table:table-cell office:value-type="float" office:value="0.206027133838388" calcext:value-type="float">
            <text:p>0.206027133838388</text:p>
          </table:table-cell>
          <table:table-cell office:value-type="float" office:value="0.204412360725447" calcext:value-type="float">
            <text:p>0.204412360725447</text:p>
          </table:table-cell>
          <table:table-cell office:value-type="float" office:value="0.207641906951328" calcext:value-type="float">
            <text:p>0.207641906951328</text:p>
          </table:table-cell>
          <table:table-cell office:value-type="float" office:value="0.183252083333337" calcext:value-type="float">
            <text:p>0.183252083333337</text:p>
          </table:table-cell>
          <table:table-cell office:value-type="float" office:value="0.181294521584936" calcext:value-type="float">
            <text:p>0.181294521584936</text:p>
          </table:table-cell>
          <table:table-cell office:value-type="float" office:value="0.185209645081738" calcext:value-type="float">
            <text:p>0.185209645081738</text:p>
          </table:table-cell>
          <table:table-cell office:value-type="float" office:value="0.185726369047622" calcext:value-type="float">
            <text:p>0.185726369047622</text:p>
          </table:table-cell>
          <table:table-cell office:value-type="float" office:value="0.183799954543294" calcext:value-type="float">
            <text:p>0.183799954543294</text:p>
          </table:table-cell>
          <table:table-cell office:value-type="float" office:value="0.187652783551951" calcext:value-type="float">
            <text:p>0.187652783551951</text:p>
          </table:table-cell>
          <table:table-cell office:value-type="float" office:value="0.203374417388171" calcext:value-type="float">
            <text:p>0.203374417388171</text:p>
          </table:table-cell>
          <table:table-cell office:value-type="float" office:value="0.201641235140424" calcext:value-type="float">
            <text:p>0.201641235140424</text:p>
          </table:table-cell>
          <table:table-cell office:value-type="float" office:value="0.205107599635918" calcext:value-type="float">
            <text:p>0.205107599635918</text:p>
          </table:table-cell>
          <table:table-cell office:value-type="float" office:value="5.5865905" calcext:value-type="float">
            <text:p>5.5865905</text:p>
          </table:table-cell>
        </table:table-row>
        <table:table-row table:style-name="ro1">
          <table:table-cell office:value-type="string" calcext:value-type="string">
            <text:p>bky_negdep_balance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21364143495393" calcext:value-type="float">
            <text:p>0.121364143495393</text:p>
          </table:table-cell>
          <table:table-cell office:value-type="float" office:value="0.120388444272061" calcext:value-type="float">
            <text:p>0.120388444272061</text:p>
          </table:table-cell>
          <table:table-cell office:value-type="float" office:value="0.122339842718725" calcext:value-type="float">
            <text:p>0.122339842718725</text:p>
          </table:table-cell>
          <table:table-cell office:value-type="float" office:value="0.117832131340881" calcext:value-type="float">
            <text:p>0.117832131340881</text:p>
          </table:table-cell>
          <table:table-cell office:value-type="float" office:value="0.116844362011682" calcext:value-type="float">
            <text:p>0.116844362011682</text:p>
          </table:table-cell>
          <table:table-cell office:value-type="float" office:value="0.11881990067008" calcext:value-type="float">
            <text:p>0.11881990067008</text:p>
          </table:table-cell>
          <table:table-cell office:value-type="float" office:value="0.12921411407886" calcext:value-type="float">
            <text:p>0.12921411407886</text:p>
          </table:table-cell>
          <table:table-cell office:value-type="float" office:value="0.128182506963387" calcext:value-type="float">
            <text:p>0.128182506963387</text:p>
          </table:table-cell>
          <table:table-cell office:value-type="float" office:value="0.130245721194333" calcext:value-type="float">
            <text:p>0.130245721194333</text:p>
          </table:table-cell>
          <table:table-cell office:value-type="float" office:value="0.13435390215585" calcext:value-type="float">
            <text:p>0.13435390215585</text:p>
          </table:table-cell>
          <table:table-cell office:value-type="float" office:value="0.133309052250262" calcext:value-type="float">
            <text:p>0.133309052250262</text:p>
          </table:table-cell>
          <table:table-cell office:value-type="float" office:value="0.135398752061438" calcext:value-type="float">
            <text:p>0.135398752061438</text:p>
          </table:table-cell>
          <table:table-cell office:value-type="float" office:value="0.0274448809523811" calcext:value-type="float">
            <text:p>0.0274448809523811</text:p>
          </table:table-cell>
          <table:table-cell office:value-type="float" office:value="0.0264024813965961" calcext:value-type="float">
            <text:p>0.0264024813965961</text:p>
          </table:table-cell>
          <table:table-cell office:value-type="float" office:value="0.028487280508166" calcext:value-type="float">
            <text:p>0.028487280508166</text:p>
          </table:table-cell>
          <table:table-cell office:value-type="float" office:value="0.0303735119047619" calcext:value-type="float">
            <text:p>0.0303735119047619</text:p>
          </table:table-cell>
          <table:table-cell office:value-type="float" office:value="0.0292709201696554" calcext:value-type="float">
            <text:p>0.0292709201696554</text:p>
          </table:table-cell>
          <table:table-cell office:value-type="float" office:value="0.0314761036398684" calcext:value-type="float">
            <text:p>0.0314761036398684</text:p>
          </table:table-cell>
          <table:table-cell office:value-type="float" office:value="0.0433118362193358" calcext:value-type="float">
            <text:p>0.0433118362193358</text:p>
          </table:table-cell>
          <table:table-cell office:value-type="float" office:value="0.0420625549161385" calcext:value-type="float">
            <text:p>0.0420625549161385</text:p>
          </table:table-cell>
          <table:table-cell office:value-type="float" office:value="0.0445611175225331" calcext:value-type="float">
            <text:p>0.0445611175225331</text:p>
          </table:table-cell>
          <table:table-cell office:value-type="float" office:value="0.0418215079365075" calcext:value-type="float">
            <text:p>0.0418215079365075</text:p>
          </table:table-cell>
          <table:table-cell office:value-type="float" office:value="0.0405949218185296" calcext:value-type="float">
            <text:p>0.0405949218185296</text:p>
          </table:table-cell>
          <table:table-cell office:value-type="float" office:value="0.0430480940544855" calcext:value-type="float">
            <text:p>0.0430480940544855</text:p>
          </table:table-cell>
          <table:table-cell office:value-type="float" office:value="0.192004880952384" calcext:value-type="float">
            <text:p>0.192004880952384</text:p>
          </table:table-cell>
          <table:table-cell office:value-type="float" office:value="0.190457405101724" calcext:value-type="float">
            <text:p>0.190457405101724</text:p>
          </table:table-cell>
          <table:table-cell office:value-type="float" office:value="0.193552356803044" calcext:value-type="float">
            <text:p>0.193552356803044</text:p>
          </table:table-cell>
          <table:table-cell office:value-type="float" office:value="0.1886291468254" calcext:value-type="float">
            <text:p>0.1886291468254</text:p>
          </table:table-cell>
          <table:table-cell office:value-type="float" office:value="0.187065921708293" calcext:value-type="float">
            <text:p>0.187065921708293</text:p>
          </table:table-cell>
          <table:table-cell office:value-type="float" office:value="0.190192371942507" calcext:value-type="float">
            <text:p>0.190192371942507</text:p>
          </table:table-cell>
          <table:table-cell office:value-type="float" office:value="0.197909503968257" calcext:value-type="float">
            <text:p>0.197909503968257</text:p>
          </table:table-cell>
          <table:table-cell office:value-type="float" office:value="0.196405053265816" calcext:value-type="float">
            <text:p>0.196405053265816</text:p>
          </table:table-cell>
          <table:table-cell office:value-type="float" office:value="0.199413954670698" calcext:value-type="float">
            <text:p>0.199413954670698</text:p>
          </table:table-cell>
          <table:table-cell office:value-type="float" office:value="0.201575835137088" calcext:value-type="float">
            <text:p>0.201575835137088</text:p>
          </table:table-cell>
          <table:table-cell office:value-type="float" office:value="0.200010796760136" calcext:value-type="float">
            <text:p>0.200010796760136</text:p>
          </table:table-cell>
          <table:table-cell office:value-type="float" office:value="0.203140873514041" calcext:value-type="float">
            <text:p>0.203140873514041</text:p>
          </table:table-cell>
          <table:table-cell office:value-type="float" office:value="5.736871708" calcext:value-type="float">
            <text:p>5.736871708</text:p>
          </table:table-cell>
        </table:table-row>
        <table:table-row table:style-name="ro1">
          <table:table-cell office:value-type="string" calcext:value-type="string">
            <text:p>bky_negdep_unbalanced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28633752081251" calcext:value-type="float">
            <text:p>0.128633752081251</text:p>
          </table:table-cell>
          <table:table-cell office:value-type="float" office:value="0.127732472481627" calcext:value-type="float">
            <text:p>0.127732472481627</text:p>
          </table:table-cell>
          <table:table-cell office:value-type="float" office:value="0.129535031680875" calcext:value-type="float">
            <text:p>0.129535031680875</text:p>
          </table:table-cell>
          <table:table-cell office:value-type="float" office:value="0.117428446275946" calcext:value-type="float">
            <text:p>0.117428446275946</text:p>
          </table:table-cell>
          <table:table-cell office:value-type="float" office:value="0.116440815176936" calcext:value-type="float">
            <text:p>0.116440815176936</text:p>
          </table:table-cell>
          <table:table-cell office:value-type="float" office:value="0.118416077374956" calcext:value-type="float">
            <text:p>0.118416077374956</text:p>
          </table:table-cell>
          <table:table-cell office:value-type="float" office:value="0.128873641872832" calcext:value-type="float">
            <text:p>0.128873641872832</text:p>
          </table:table-cell>
          <table:table-cell office:value-type="float" office:value="0.127846607121579" calcext:value-type="float">
            <text:p>0.127846607121579</text:p>
          </table:table-cell>
          <table:table-cell office:value-type="float" office:value="0.129900676624085" calcext:value-type="float">
            <text:p>0.129900676624085</text:p>
          </table:table-cell>
          <table:table-cell office:value-type="float" office:value="0.134907077995533" calcext:value-type="float">
            <text:p>0.134907077995533</text:p>
          </table:table-cell>
          <table:table-cell office:value-type="float" office:value="0.1339219079971" calcext:value-type="float">
            <text:p>0.1339219079971</text:p>
          </table:table-cell>
          <table:table-cell office:value-type="float" office:value="0.135892247993966" calcext:value-type="float">
            <text:p>0.135892247993966</text:p>
          </table:table-cell>
          <table:table-cell office:value-type="float" office:value="0.0235216666666666" calcext:value-type="float">
            <text:p>0.0235216666666666</text:p>
          </table:table-cell>
          <table:table-cell office:value-type="float" office:value="0.0220856602047106" calcext:value-type="float">
            <text:p>0.0220856602047106</text:p>
          </table:table-cell>
          <table:table-cell office:value-type="float" office:value="0.0249576731286227" calcext:value-type="float">
            <text:p>0.0249576731286227</text:p>
          </table:table-cell>
          <table:table-cell office:value-type="float" office:value="0.0600641666666667" calcext:value-type="float">
            <text:p>0.0600641666666667</text:p>
          </table:table-cell>
          <table:table-cell office:value-type="float" office:value="0.057893789486061" calcext:value-type="float">
            <text:p>0.057893789486061</text:p>
          </table:table-cell>
          <table:table-cell office:value-type="float" office:value="0.0622345438472724" calcext:value-type="float">
            <text:p>0.0622345438472724</text:p>
          </table:table-cell>
          <table:table-cell office:value-type="float" office:value="0.0854797619047613" calcext:value-type="float">
            <text:p>0.0854797619047613</text:p>
          </table:table-cell>
          <table:table-cell office:value-type="float" office:value="0.0830446793292747" calcext:value-type="float">
            <text:p>0.0830446793292747</text:p>
          </table:table-cell>
          <table:table-cell office:value-type="float" office:value="0.0879148444802478" calcext:value-type="float">
            <text:p>0.0879148444802478</text:p>
          </table:table-cell>
          <table:table-cell office:value-type="float" office:value="0.0461291666666669" calcext:value-type="float">
            <text:p>0.0461291666666669</text:p>
          </table:table-cell>
          <table:table-cell office:value-type="float" office:value="0.0442623849138347" calcext:value-type="float">
            <text:p>0.0442623849138347</text:p>
          </table:table-cell>
          <table:table-cell office:value-type="float" office:value="0.0479959484194992" calcext:value-type="float">
            <text:p>0.0479959484194992</text:p>
          </table:table-cell>
          <table:table-cell office:value-type="float" office:value="0.142851181596177" calcext:value-type="float">
            <text:p>0.142851181596177</text:p>
          </table:table-cell>
          <table:table-cell office:value-type="float" office:value="0.141873437394405" calcext:value-type="float">
            <text:p>0.141873437394405</text:p>
          </table:table-cell>
          <table:table-cell office:value-type="float" office:value="0.14382892579795" calcext:value-type="float">
            <text:p>0.14382892579795</text:p>
          </table:table-cell>
          <table:table-cell office:value-type="float" office:value="0.126770770202019" calcext:value-type="float">
            <text:p>0.126770770202019</text:p>
          </table:table-cell>
          <table:table-cell office:value-type="float" office:value="0.12572948902453" calcext:value-type="float">
            <text:p>0.12572948902453</text:p>
          </table:table-cell>
          <table:table-cell office:value-type="float" office:value="0.127812051379508" calcext:value-type="float">
            <text:p>0.127812051379508</text:p>
          </table:table-cell>
          <table:table-cell office:value-type="float" office:value="0.133596320485068" calcext:value-type="float">
            <text:p>0.133596320485068</text:p>
          </table:table-cell>
          <table:table-cell office:value-type="float" office:value="0.132578484616848" calcext:value-type="float">
            <text:p>0.132578484616848</text:p>
          </table:table-cell>
          <table:table-cell office:value-type="float" office:value="0.134614156353287" calcext:value-type="float">
            <text:p>0.134614156353287</text:p>
          </table:table-cell>
          <table:table-cell office:value-type="float" office:value="0.145933778860025" calcext:value-type="float">
            <text:p>0.145933778860025</text:p>
          </table:table-cell>
          <table:table-cell office:value-type="float" office:value="0.144891541764087" calcext:value-type="float">
            <text:p>0.144891541764087</text:p>
          </table:table-cell>
          <table:table-cell office:value-type="float" office:value="0.146976015955962" calcext:value-type="float">
            <text:p>0.146976015955962</text:p>
          </table:table-cell>
          <table:table-cell office:value-type="float" office:value="5.704810334" calcext:value-type="float">
            <text:p>5.704810334</text:p>
          </table:table-cell>
        </table:table-row>
      </table:table>
      <table:named-expressions/>
      <table:database-ranges>
        <table:database-range table:name="__Anonymous_Sheet_DB__0" table:target-range-address="formatted.A2:formatted.R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raw.A1:raw.AX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8:59:28.171229560</dc:date>
    <meta:editing-duration>PT16H30M31S</meta:editing-duration>
    <meta:editing-cycles>23</meta:editing-cycles>
    <meta:generator>LibreOffice/7.4.1.2$MacOSX_AARCH64 LibreOffice_project/3c58a8f3a960df8bc8fd77b461821e42c061c5f0</meta:generator>
    <meta:document-statistic meta:table-count="2" meta:cell-count="2111" meta:object-count="0"/>
  </office:meta>
</office:document-meta>
</file>